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0063in" svg:height="2.9209in" svg:x="0.1425in" svg:y="2.5591in">
            <draw:object draw:notify-on-update-of-ranges="Sheet1.A2:Sheet1.A10 Sheet1.B1:Sheet1.B1 Sheet1.B2:Sheet1.B10 Sheet1.A2:Sheet1.A10 Sheet1.C1:Sheet1.C1 Sheet1.C2:Sheet1.C10 Sheet1.A2:Sheet1.A10 Sheet1.D1:Sheet1.D1 Sheet1.D2:Sheet1.D10 Sheet1.A2:Sheet1.A10 Sheet1.E1:Sheet1.E1 Sheet1.E2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5.2472in" svg:y="7.0331in">
            <draw:object draw:notify-on-update-of-ranges="Sheet1.A37:Sheet1.A71 Sheet1.B36:Sheet1.B36 Sheet1.B37:Sheet1.B71 Sheet1.A37:Sheet1.A71 Sheet1.C36:Sheet1.C36 Sheet1.C37:Sheet1.C71 Sheet1.A37:Sheet1.A71 Sheet1.D36:Sheet1.D36 Sheet1.D37:Sheet1.D71 Sheet1.A37:Sheet1.A71 Sheet1.E36:Sheet1.E36 Sheet1.E37:Sheet1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.4949in" svg:height="2.1587in" svg:x="6.0213in" svg:y="12.7976in">
            <draw:object draw:notify-on-update-of-ranges="Sheet1.A75:Sheet1.A83 Sheet1.B74:Sheet1.B74 Sheet1.B75:Sheet1.B83 Sheet1.A75:Sheet1.A83 Sheet1.C74:Sheet1.C74 Sheet1.C75:Sheet1.C83 Sheet1.A75:Sheet1.A83 Sheet1.D74:Sheet1.D74 Sheet1.D75:Sheet1.D83 Sheet1.A75:Sheet1.A83 Sheet1.E74:Sheet1.E74 Sheet1.E75:Sheet1.E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2685in" svg:height="2.2012in" svg:x="6.5772in" svg:y="15.0091in">
            <draw:object draw:notify-on-update-of-ranges="Sheet1.A86:Sheet1.A94 Sheet1.B85:Sheet1.B85 Sheet1.B86:Sheet1.B94 Sheet1.A86:Sheet1.A94 Sheet1.C85:Sheet1.C85 Sheet1.C86:Sheet1.C94 Sheet1.A86:Sheet1.A94 Sheet1.D85:Sheet1.D85 Sheet1.D86:Sheet1.D94 Sheet1.A86:Sheet1.A94 Sheet1.E85:Sheet1.E85 Sheet1.E86:Sheet1.E9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5638in" svg:y="30.7862in">
            <draw:object draw:notify-on-update-of-ranges="Sheet1.A98:Sheet1.A196 Sheet1.B97:Sheet1.B97 Sheet1.B98:Sheet1.B196 Sheet1.A98:Sheet1.A196 Sheet1.C97:Sheet1.C97 Sheet1.C98:Sheet1.C196 Sheet1.A98:Sheet1.A196 Sheet1.D97:Sheet1.D97 Sheet1.D98:Sheet1.D196 Sheet1.A98:Sheet1.A196 Sheet1.E97:Sheet1.E97 Sheet1.E98:Sheet1.E19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4.7559in" svg:height="1.4689in" svg:x="6.3665in" svg:y="38.9795in">
            <draw:object draw:notify-on-update-of-ranges="Sheet1.A211:Sheet1.A229 Sheet1.B210:Sheet1.B210 Sheet1.B211:Sheet1.B229 Sheet1.A211:Sheet1.A229 Sheet1.C210:Sheet1.C210 Sheet1.C211:Sheet1.C229 Sheet1.A211:Sheet1.A229 Sheet1.D210:Sheet1.D210 Sheet1.D211:Sheet1.D229 Sheet1.A211:Sheet1.A229 Sheet1.E210:Sheet1.E210 Sheet1.E211:Sheet1.E229 Sheet1.A211:Sheet1.A229 Sheet1.F210:Sheet1.F210 Sheet1.F211:Sheet1.F2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5.7358in" svg:height="2.4965in" svg:x="7.0201in" svg:y="53.1555in">
            <draw:object draw:notify-on-update-of-ranges="Sheet1.A246:Sheet1.A331 Sheet1.B245:Sheet1.B245 Sheet1.B246:Sheet1.B331 Sheet1.A246:Sheet1.A331 Sheet1.C245:Sheet1.C245 Sheet1.C246:Sheet1.C331 Sheet1.A246:Sheet1.A331 Sheet1.D245:Sheet1.D245 Sheet1.D246:Sheet1.D331 Sheet1.A246:Sheet1.A331 Sheet1.E245:Sheet1.E245 Sheet1.E246:Sheet1.E331 Sheet1.A246:Sheet1.A331 Sheet1.F245:Sheet1.F245 Sheet1.F246:Sheet1.F3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5.3732in" svg:y="35.0614in">
            <draw:object draw:notify-on-update-of-ranges="Sheet1.A198:Sheet1.A198 Sheet1.A199:Sheet1.A207 Sheet1.B198:Sheet1.B198 Sheet1.B199:Sheet1.B207 Sheet1.A198:Sheet1.A198 Sheet1.A199:Sheet1.A207 Sheet1.C198:Sheet1.C198 Sheet1.C199:Sheet1.C207 Sheet1.A198:Sheet1.A198 Sheet1.A199:Sheet1.A207 Sheet1.D198:Sheet1.D198 Sheet1.D199:Sheet1.D207 Sheet1.A198:Sheet1.A198 Sheet1.A199:Sheet1.A207 Sheet1.E198:Sheet1.E198 Sheet1.E199:Sheet1.E207 Sheet1.A198:Sheet1.A198 Sheet1.A199:Sheet1.A207 Sheet1.F198:Sheet1.F198 Sheet1.F199:Sheet1.F20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size </text:p>
          </table:table-cell>
          <table:table-cell table:style-name="ce1" office:value-type="string" calcext:value-type="string">
            <text:p>inser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1780" calcext:value-type="float">
            <text:p>1780</text:p>
          </table:table-cell>
          <table:table-cell office:value-type="float" office:value="2430" calcext:value-type="float">
            <text:p>2430</text:p>
          </table:table-cell>
          <table:table-cell office:value-type="float" office:value="10600" calcext:value-type="float">
            <text:p>106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60" calcext:value-type="float">
            <text:p>1160</text:p>
          </table:table-cell>
          <table:table-cell office:value-type="float" office:value="4160" calcext:value-type="float">
            <text:p>4160</text:p>
          </table:table-cell>
          <table:table-cell office:value-type="float" office:value="6230" calcext:value-type="float">
            <text:p>6230</text:p>
          </table:table-cell>
          <table:table-cell office:value-type="float" office:value="21540" calcext:value-type="float">
            <text:p>2154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70" calcext:value-type="float">
            <text:p>2070</text:p>
          </table:table-cell>
          <table:table-cell office:value-type="float" office:value="7000" calcext:value-type="float">
            <text:p>7000</text:p>
          </table:table-cell>
          <table:table-cell office:value-type="float" office:value="10840" calcext:value-type="float">
            <text:p>10840</text:p>
          </table:table-cell>
          <table:table-cell office:value-type="float" office:value="33310" calcext:value-type="float">
            <text:p>3331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40" calcext:value-type="float">
            <text:p>3240</text:p>
          </table:table-cell>
          <table:table-cell office:value-type="float" office:value="10090" calcext:value-type="float">
            <text:p>10090</text:p>
          </table:table-cell>
          <table:table-cell office:value-type="float" office:value="14900" calcext:value-type="float">
            <text:p>14900</text:p>
          </table:table-cell>
          <table:table-cell office:value-type="float" office:value="45380" calcext:value-type="float">
            <text:p>4538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50" calcext:value-type="float">
            <text:p>4650</text:p>
          </table:table-cell>
          <table:table-cell office:value-type="float" office:value="12910" calcext:value-type="float">
            <text:p>12910</text:p>
          </table:table-cell>
          <table:table-cell office:value-type="float" office:value="20690" calcext:value-type="float">
            <text:p>20690</text:p>
          </table:table-cell>
          <table:table-cell office:value-type="float" office:value="57400" calcext:value-type="float">
            <text:p>574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20" calcext:value-type="float">
            <text:p>6120</text:p>
          </table:table-cell>
          <table:table-cell office:value-type="float" office:value="15580" calcext:value-type="float">
            <text:p>15580</text:p>
          </table:table-cell>
          <table:table-cell office:value-type="float" office:value="25490" calcext:value-type="float">
            <text:p>25490</text:p>
          </table:table-cell>
          <table:table-cell office:value-type="float" office:value="71370" calcext:value-type="float">
            <text:p>7137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80" calcext:value-type="float">
            <text:p>8180</text:p>
          </table:table-cell>
          <table:table-cell office:value-type="float" office:value="19250" calcext:value-type="float">
            <text:p>19250</text:p>
          </table:table-cell>
          <table:table-cell office:value-type="float" office:value="31030" calcext:value-type="float">
            <text:p>31030</text:p>
          </table:table-cell>
          <table:table-cell office:value-type="float" office:value="81950" calcext:value-type="float">
            <text:p>8195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60" calcext:value-type="float">
            <text:p>10260</text:p>
          </table:table-cell>
          <table:table-cell office:value-type="float" office:value="24320" calcext:value-type="float">
            <text:p>24320</text:p>
          </table:table-cell>
          <table:table-cell office:value-type="float" office:value="36650" calcext:value-type="float">
            <text:p>36650</text:p>
          </table:table-cell>
          <table:table-cell office:value-type="float" office:value="98520" calcext:value-type="float">
            <text:p>9852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900" calcext:value-type="float">
            <text:p>12900</text:p>
          </table:table-cell>
          <table:table-cell office:value-type="float" office:value="27350" calcext:value-type="float">
            <text:p>27350</text:p>
          </table:table-cell>
          <table:table-cell office:value-type="float" office:value="41950" calcext:value-type="float">
            <text:p>41950</text:p>
          </table:table-cell>
          <table:table-cell office:value-type="float" office:value="104420" calcext:value-type="float">
            <text:p>104420</text:p>
          </table:table-cell>
          <table:table-cell table:number-columns-repeated="6"/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style-name="ce1" office:value-type="string" calcext:value-type="string">
            <text:p>size </text:p>
          </table:table-cell>
          <table:table-cell table:style-name="ce1" office:value-type="string" calcext:value-type="string">
            <text:p>inser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48" calcext:value-type="float">
            <text:p>8048</text:p>
          </table:table-cell>
          <table:table-cell office:value-type="float" office:value="17182" calcext:value-type="float">
            <text:p>17182</text:p>
          </table:table-cell>
          <table:table-cell office:value-type="float" office:value="36229" calcext:value-type="float">
            <text:p>36229</text:p>
          </table:table-cell>
          <table:table-cell office:value-type="float" office:value="74689" calcext:value-type="float">
            <text:p>7468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962" calcext:value-type="float">
            <text:p>38962</text:p>
          </table:table-cell>
          <table:table-cell office:value-type="float" office:value="53951" calcext:value-type="float">
            <text:p>53951</text:p>
          </table:table-cell>
          <table:table-cell office:value-type="float" office:value="73916" calcext:value-type="float">
            <text:p>73916</text:p>
          </table:table-cell>
          <table:table-cell office:value-type="float" office:value="240081" calcext:value-type="float">
            <text:p>240081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631" calcext:value-type="float">
            <text:p>83631</text:p>
          </table:table-cell>
          <table:table-cell office:value-type="float" office:value="81583" calcext:value-type="float">
            <text:p>81583</text:p>
          </table:table-cell>
          <table:table-cell office:value-type="float" office:value="146216" calcext:value-type="float">
            <text:p>146216</text:p>
          </table:table-cell>
          <table:table-cell office:value-type="float" office:value="295958" calcext:value-type="float">
            <text:p>295958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4858" calcext:value-type="float">
            <text:p>164858</text:p>
          </table:table-cell>
          <table:table-cell office:value-type="float" office:value="184813" calcext:value-type="float">
            <text:p>184813</text:p>
          </table:table-cell>
          <table:table-cell office:value-type="float" office:value="242192" calcext:value-type="float">
            <text:p>242192</text:p>
          </table:table-cell>
          <table:table-cell office:value-type="float" office:value="555773" calcext:value-type="float">
            <text:p>555773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1916" calcext:value-type="float">
            <text:p>221916</text:p>
          </table:table-cell>
          <table:table-cell office:value-type="float" office:value="143703" calcext:value-type="float">
            <text:p>143703</text:p>
          </table:table-cell>
          <table:table-cell office:value-type="float" office:value="236958" calcext:value-type="float">
            <text:p>236958</text:p>
          </table:table-cell>
          <table:table-cell office:value-type="float" office:value="510123" calcext:value-type="float">
            <text:p>510123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1815" calcext:value-type="float">
            <text:p>311815</text:p>
          </table:table-cell>
          <table:table-cell office:value-type="float" office:value="175433" calcext:value-type="float">
            <text:p>175433</text:p>
          </table:table-cell>
          <table:table-cell office:value-type="float" office:value="273420" calcext:value-type="float">
            <text:p>273420</text:p>
          </table:table-cell>
          <table:table-cell office:value-type="float" office:value="520389" calcext:value-type="float">
            <text:p>520389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7818" calcext:value-type="float">
            <text:p>467818</text:p>
          </table:table-cell>
          <table:table-cell office:value-type="float" office:value="223354" calcext:value-type="float">
            <text:p>223354</text:p>
          </table:table-cell>
          <table:table-cell office:value-type="float" office:value="350347" calcext:value-type="float">
            <text:p>350347</text:p>
          </table:table-cell>
          <table:table-cell office:value-type="float" office:value="656077" calcext:value-type="float">
            <text:p>656077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60638" calcext:value-type="float">
            <text:p>560638</text:p>
          </table:table-cell>
          <table:table-cell office:value-type="float" office:value="245428" calcext:value-type="float">
            <text:p>245428</text:p>
          </table:table-cell>
          <table:table-cell office:value-type="float" office:value="381742" calcext:value-type="float">
            <text:p>381742</text:p>
          </table:table-cell>
          <table:table-cell office:value-type="float" office:value="745200" calcext:value-type="float">
            <text:p>745200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30351" calcext:value-type="float">
            <text:p>730351</text:p>
          </table:table-cell>
          <table:table-cell office:value-type="float" office:value="293658" calcext:value-type="float">
            <text:p>293658</text:p>
          </table:table-cell>
          <table:table-cell office:value-type="float" office:value="436588" calcext:value-type="float">
            <text:p>436588</text:p>
          </table:table-cell>
          <table:table-cell office:value-type="float" office:value="774343" calcext:value-type="float">
            <text:p>77434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0636" calcext:value-type="float">
            <text:p>870636</text:p>
          </table:table-cell>
          <table:table-cell office:value-type="float" office:value="308470" calcext:value-type="float">
            <text:p>308470</text:p>
          </table:table-cell>
          <table:table-cell office:value-type="float" office:value="483514" calcext:value-type="float">
            <text:p>483514</text:p>
          </table:table-cell>
          <table:table-cell office:value-type="float" office:value="825378" calcext:value-type="float">
            <text:p>825378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37021" calcext:value-type="float">
            <text:p>1037021</text:p>
          </table:table-cell>
          <table:table-cell office:value-type="float" office:value="350319" calcext:value-type="float">
            <text:p>350319</text:p>
          </table:table-cell>
          <table:table-cell office:value-type="float" office:value="545724" calcext:value-type="float">
            <text:p>545724</text:p>
          </table:table-cell>
          <table:table-cell office:value-type="float" office:value="931545" calcext:value-type="float">
            <text:p>931545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68486" calcext:value-type="float">
            <text:p>1268486</text:p>
          </table:table-cell>
          <table:table-cell office:value-type="float" office:value="395110" calcext:value-type="float">
            <text:p>395110</text:p>
          </table:table-cell>
          <table:table-cell office:value-type="float" office:value="616843" calcext:value-type="float">
            <text:p>616843</text:p>
          </table:table-cell>
          <table:table-cell office:value-type="float" office:value="1136502" calcext:value-type="float">
            <text:p>1136502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28288" calcext:value-type="float">
            <text:p>1228288</text:p>
          </table:table-cell>
          <table:table-cell office:value-type="float" office:value="357676" calcext:value-type="float">
            <text:p>357676</text:p>
          </table:table-cell>
          <table:table-cell office:value-type="float" office:value="562804" calcext:value-type="float">
            <text:p>562804</text:p>
          </table:table-cell>
          <table:table-cell office:value-type="float" office:value="939611" calcext:value-type="float">
            <text:p>939611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92102" calcext:value-type="float">
            <text:p>1292102</text:p>
          </table:table-cell>
          <table:table-cell office:value-type="float" office:value="349718" calcext:value-type="float">
            <text:p>349718</text:p>
          </table:table-cell>
          <table:table-cell office:value-type="float" office:value="535556" calcext:value-type="float">
            <text:p>535556</text:p>
          </table:table-cell>
          <table:table-cell office:value-type="float" office:value="896460" calcext:value-type="float">
            <text:p>896460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60310" calcext:value-type="float">
            <text:p>1760310</text:p>
          </table:table-cell>
          <table:table-cell office:value-type="float" office:value="458730" calcext:value-type="float">
            <text:p>458730</text:p>
          </table:table-cell>
          <table:table-cell office:value-type="float" office:value="688674" calcext:value-type="float">
            <text:p>688674</text:p>
          </table:table-cell>
          <table:table-cell office:value-type="float" office:value="1140874" calcext:value-type="float">
            <text:p>1140874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40717" calcext:value-type="float">
            <text:p>2040717</text:p>
          </table:table-cell>
          <table:table-cell office:value-type="float" office:value="484724" calcext:value-type="float">
            <text:p>484724</text:p>
          </table:table-cell>
          <table:table-cell office:value-type="float" office:value="754314" calcext:value-type="float">
            <text:p>754314</text:p>
          </table:table-cell>
          <table:table-cell office:value-type="float" office:value="1223920" calcext:value-type="float">
            <text:p>1223920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97450" calcext:value-type="float">
            <text:p>2097450</text:p>
          </table:table-cell>
          <table:table-cell office:value-type="float" office:value="485257" calcext:value-type="float">
            <text:p>485257</text:p>
          </table:table-cell>
          <table:table-cell office:value-type="float" office:value="742549" calcext:value-type="float">
            <text:p>742549</text:p>
          </table:table-cell>
          <table:table-cell office:value-type="float" office:value="1222145" calcext:value-type="float">
            <text:p>1222145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9068" calcext:value-type="float">
            <text:p>2759068</text:p>
          </table:table-cell>
          <table:table-cell office:value-type="float" office:value="609029" calcext:value-type="float">
            <text:p>609029</text:p>
          </table:table-cell>
          <table:table-cell office:value-type="float" office:value="961015" calcext:value-type="float">
            <text:p>961015</text:p>
          </table:table-cell>
          <table:table-cell office:value-type="float" office:value="1506395" calcext:value-type="float">
            <text:p>1506395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191833" calcext:value-type="float">
            <text:p>3191833</text:p>
          </table:table-cell>
          <table:table-cell office:value-type="float" office:value="668972" calcext:value-type="float">
            <text:p>668972</text:p>
          </table:table-cell>
          <table:table-cell office:value-type="float" office:value="1041830" calcext:value-type="float">
            <text:p>1041830</text:p>
          </table:table-cell>
          <table:table-cell office:value-type="float" office:value="1690497" calcext:value-type="float">
            <text:p>1690497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25812" calcext:value-type="float">
            <text:p>3425812</text:p>
          </table:table-cell>
          <table:table-cell office:value-type="float" office:value="685626" calcext:value-type="float">
            <text:p>685626</text:p>
          </table:table-cell>
          <table:table-cell office:value-type="float" office:value="1054479" calcext:value-type="float">
            <text:p>1054479</text:p>
          </table:table-cell>
          <table:table-cell office:value-type="float" office:value="1693577" calcext:value-type="float">
            <text:p>1693577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660898" calcext:value-type="float">
            <text:p>3660898</text:p>
          </table:table-cell>
          <table:table-cell office:value-type="float" office:value="709302" calcext:value-type="float">
            <text:p>709302</text:p>
          </table:table-cell>
          <table:table-cell office:value-type="float" office:value="1087502" calcext:value-type="float">
            <text:p>1087502</text:p>
          </table:table-cell>
          <table:table-cell office:value-type="float" office:value="1752448" calcext:value-type="float">
            <text:p>1752448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122037" calcext:value-type="float">
            <text:p>3122037</text:p>
          </table:table-cell>
          <table:table-cell office:value-type="float" office:value="566693" calcext:value-type="float">
            <text:p>566693</text:p>
          </table:table-cell>
          <table:table-cell office:value-type="float" office:value="906108" calcext:value-type="float">
            <text:p>906108</text:p>
          </table:table-cell>
          <table:table-cell office:value-type="float" office:value="1404515" calcext:value-type="float">
            <text:p>1404515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483361" calcext:value-type="float">
            <text:p>4483361</text:p>
          </table:table-cell>
          <table:table-cell office:value-type="float" office:value="809908" calcext:value-type="float">
            <text:p>809908</text:p>
          </table:table-cell>
          <table:table-cell office:value-type="float" office:value="1233335" calcext:value-type="float">
            <text:p>1233335</text:p>
          </table:table-cell>
          <table:table-cell office:value-type="float" office:value="1941222" calcext:value-type="float">
            <text:p>1941222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782626" calcext:value-type="float">
            <text:p>4782626</text:p>
          </table:table-cell>
          <table:table-cell office:value-type="float" office:value="819783" calcext:value-type="float">
            <text:p>819783</text:p>
          </table:table-cell>
          <table:table-cell office:value-type="float" office:value="1266347" calcext:value-type="float">
            <text:p>1266347</text:p>
          </table:table-cell>
          <table:table-cell office:value-type="float" office:value="1991712" calcext:value-type="float">
            <text:p>199171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186423" calcext:value-type="float">
            <text:p>5186423</text:p>
          </table:table-cell>
          <table:table-cell office:value-type="float" office:value="856805" calcext:value-type="float">
            <text:p>856805</text:p>
          </table:table-cell>
          <table:table-cell office:value-type="float" office:value="1353652" calcext:value-type="float">
            <text:p>1353652</text:p>
          </table:table-cell>
          <table:table-cell office:value-type="float" office:value="2074090" calcext:value-type="float">
            <text:p>2074090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569315" calcext:value-type="float">
            <text:p>5569315</text:p>
          </table:table-cell>
          <table:table-cell office:value-type="float" office:value="878492" calcext:value-type="float">
            <text:p>878492</text:p>
          </table:table-cell>
          <table:table-cell office:value-type="float" office:value="1372656" calcext:value-type="float">
            <text:p>1372656</text:p>
          </table:table-cell>
          <table:table-cell office:value-type="float" office:value="2104037" calcext:value-type="float">
            <text:p>2104037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662003" calcext:value-type="float">
            <text:p>5662003</text:p>
          </table:table-cell>
          <table:table-cell office:value-type="float" office:value="882362" calcext:value-type="float">
            <text:p>882362</text:p>
          </table:table-cell>
          <table:table-cell office:value-type="float" office:value="1356598" calcext:value-type="float">
            <text:p>1356598</text:p>
          </table:table-cell>
          <table:table-cell office:value-type="float" office:value="2150669" calcext:value-type="float">
            <text:p>2150669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743881" calcext:value-type="float">
            <text:p>6743881</text:p>
          </table:table-cell>
          <table:table-cell office:value-type="float" office:value="1006094" calcext:value-type="float">
            <text:p>1006094</text:p>
          </table:table-cell>
          <table:table-cell office:value-type="float" office:value="1610536" calcext:value-type="float">
            <text:p>1610536</text:p>
          </table:table-cell>
          <table:table-cell office:value-type="float" office:value="2431149" calcext:value-type="float">
            <text:p>2431149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983695" calcext:value-type="float">
            <text:p>6983695</text:p>
          </table:table-cell>
          <table:table-cell office:value-type="float" office:value="1012959" calcext:value-type="float">
            <text:p>1012959</text:p>
          </table:table-cell>
          <table:table-cell office:value-type="float" office:value="1547150" calcext:value-type="float">
            <text:p>1547150</text:p>
          </table:table-cell>
          <table:table-cell office:value-type="float" office:value="2389960" calcext:value-type="float">
            <text:p>2389960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912755" calcext:value-type="float">
            <text:p>6912755</text:p>
          </table:table-cell>
          <table:table-cell office:value-type="float" office:value="984187" calcext:value-type="float">
            <text:p>984187</text:p>
          </table:table-cell>
          <table:table-cell office:value-type="float" office:value="1530653" calcext:value-type="float">
            <text:p>1530653</text:p>
          </table:table-cell>
          <table:table-cell office:value-type="float" office:value="2311239" calcext:value-type="float">
            <text:p>2311239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39597" calcext:value-type="float">
            <text:p>7839597</text:p>
          </table:table-cell>
          <table:table-cell office:value-type="float" office:value="1063683" calcext:value-type="float">
            <text:p>1063683</text:p>
          </table:table-cell>
          <table:table-cell office:value-type="float" office:value="1668279" calcext:value-type="float">
            <text:p>1668279</text:p>
          </table:table-cell>
          <table:table-cell office:value-type="float" office:value="2534964" calcext:value-type="float">
            <text:p>2534964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181319" calcext:value-type="float">
            <text:p>8181319</text:p>
          </table:table-cell>
          <table:table-cell office:value-type="float" office:value="1089743" calcext:value-type="float">
            <text:p>1089743</text:p>
          </table:table-cell>
          <table:table-cell office:value-type="float" office:value="1673963" calcext:value-type="float">
            <text:p>1673963</text:p>
          </table:table-cell>
          <table:table-cell office:value-type="float" office:value="2581908" calcext:value-type="float">
            <text:p>2581908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683980" calcext:value-type="float">
            <text:p>8683980</text:p>
          </table:table-cell>
          <table:table-cell office:value-type="float" office:value="1139258" calcext:value-type="float">
            <text:p>1139258</text:p>
          </table:table-cell>
          <table:table-cell office:value-type="float" office:value="1767829" calcext:value-type="float">
            <text:p>1767829</text:p>
          </table:table-cell>
          <table:table-cell office:value-type="float" office:value="2647108" calcext:value-type="float">
            <text:p>2647108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9401337" calcext:value-type="float">
            <text:p>9401337</text:p>
          </table:table-cell>
          <table:table-cell office:value-type="float" office:value="1189194" calcext:value-type="float">
            <text:p>1189194</text:p>
          </table:table-cell>
          <table:table-cell office:value-type="float" office:value="1840681" calcext:value-type="float">
            <text:p>1840681</text:p>
          </table:table-cell>
          <table:table-cell office:value-type="float" office:value="2788819" calcext:value-type="float">
            <text:p>2788819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26664" calcext:value-type="float">
            <text:p>10026664</text:p>
          </table:table-cell>
          <table:table-cell office:value-type="float" office:value="1246968" calcext:value-type="float">
            <text:p>1246968</text:p>
          </table:table-cell>
          <table:table-cell office:value-type="float" office:value="1938923" calcext:value-type="float">
            <text:p>1938923</text:p>
          </table:table-cell>
          <table:table-cell office:value-type="float" office:value="2866910" calcext:value-type="float">
            <text:p>286691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size </text:p>
          </table:table-cell>
          <table:table-cell table:style-name="ce1" office:value-type="string" calcext:value-type="string">
            <text:p>inser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16" calcext:value-type="float">
            <text:p>2516</text:p>
          </table:table-cell>
          <table:table-cell office:value-type="float" office:value="7756" calcext:value-type="float">
            <text:p>7756</text:p>
          </table:table-cell>
          <table:table-cell office:value-type="float" office:value="11734" calcext:value-type="float">
            <text:p>11734</text:p>
          </table:table-cell>
          <table:table-cell office:value-type="float" office:value="35730" calcext:value-type="float">
            <text:p>3573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82" calcext:value-type="float">
            <text:p>7782</text:p>
          </table:table-cell>
          <table:table-cell office:value-type="float" office:value="15544" calcext:value-type="float">
            <text:p>15544</text:p>
          </table:table-cell>
          <table:table-cell office:value-type="float" office:value="25450" calcext:value-type="float">
            <text:p>25450</text:p>
          </table:table-cell>
          <table:table-cell office:value-type="float" office:value="60518" calcext:value-type="float">
            <text:p>6051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524" calcext:value-type="float">
            <text:p>16524</text:p>
          </table:table-cell>
          <table:table-cell office:value-type="float" office:value="25754" calcext:value-type="float">
            <text:p>25754</text:p>
          </table:table-cell>
          <table:table-cell office:value-type="float" office:value="39514" calcext:value-type="float">
            <text:p>39514</text:p>
          </table:table-cell>
          <table:table-cell office:value-type="float" office:value="92414" calcext:value-type="float">
            <text:p>9241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232" calcext:value-type="float">
            <text:p>30232</text:p>
          </table:table-cell>
          <table:table-cell office:value-type="float" office:value="39574" calcext:value-type="float">
            <text:p>39574</text:p>
          </table:table-cell>
          <table:table-cell office:value-type="float" office:value="57878" calcext:value-type="float">
            <text:p>57878</text:p>
          </table:table-cell>
          <table:table-cell office:value-type="float" office:value="131236" calcext:value-type="float">
            <text:p>131236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8394" calcext:value-type="float">
            <text:p>78394</text:p>
          </table:table-cell>
          <table:table-cell office:value-type="float" office:value="52060" calcext:value-type="float">
            <text:p>52060</text:p>
          </table:table-cell>
          <table:table-cell office:value-type="float" office:value="82174" calcext:value-type="float">
            <text:p>82174</text:p>
          </table:table-cell>
          <table:table-cell office:value-type="float" office:value="184600" calcext:value-type="float">
            <text:p>184600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580" calcext:value-type="float">
            <text:p>68580</text:p>
          </table:table-cell>
          <table:table-cell office:value-type="float" office:value="67212" calcext:value-type="float">
            <text:p>67212</text:p>
          </table:table-cell>
          <table:table-cell office:value-type="float" office:value="106518" calcext:value-type="float">
            <text:p>106518</text:p>
          </table:table-cell>
          <table:table-cell office:value-type="float" office:value="231080" calcext:value-type="float">
            <text:p>231080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6472" calcext:value-type="float">
            <text:p>86472</text:p>
          </table:table-cell>
          <table:table-cell office:value-type="float" office:value="73448" calcext:value-type="float">
            <text:p>73448</text:p>
          </table:table-cell>
          <table:table-cell office:value-type="float" office:value="115546" calcext:value-type="float">
            <text:p>115546</text:p>
          </table:table-cell>
          <table:table-cell office:value-type="float" office:value="236938" calcext:value-type="float">
            <text:p>236938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8820" calcext:value-type="float">
            <text:p>108820</text:p>
          </table:table-cell>
          <table:table-cell office:value-type="float" office:value="81402" calcext:value-type="float">
            <text:p>81402</text:p>
          </table:table-cell>
          <table:table-cell office:value-type="float" office:value="125586" calcext:value-type="float">
            <text:p>125586</text:p>
          </table:table-cell>
          <table:table-cell office:value-type="float" office:value="272060" calcext:value-type="float">
            <text:p>272060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2256" calcext:value-type="float">
            <text:p>142256</text:p>
          </table:table-cell>
          <table:table-cell office:value-type="float" office:value="103570" calcext:value-type="float">
            <text:p>103570</text:p>
          </table:table-cell>
          <table:table-cell office:value-type="float" office:value="155740" calcext:value-type="float">
            <text:p>155740</text:p>
          </table:table-cell>
          <table:table-cell office:value-type="float" office:value="305060" calcext:value-type="float">
            <text:p>30506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ize </text:p>
          </table:table-cell>
          <table:table-cell table:style-name="ce1" office:value-type="string" calcext:value-type="string">
            <text:p>inser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82" calcext:value-type="float">
            <text:p>7882</text:p>
          </table:table-cell>
          <table:table-cell office:value-type="float" office:value="15555" calcext:value-type="float">
            <text:p>15555</text:p>
          </table:table-cell>
          <table:table-cell office:value-type="float" office:value="25560" calcext:value-type="float">
            <text:p>25560</text:p>
          </table:table-cell>
          <table:table-cell office:value-type="float" office:value="60458" calcext:value-type="float">
            <text:p>6045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289" calcext:value-type="float">
            <text:p>30289</text:p>
          </table:table-cell>
          <table:table-cell office:value-type="float" office:value="40530" calcext:value-type="float">
            <text:p>40530</text:p>
          </table:table-cell>
          <table:table-cell office:value-type="float" office:value="61716" calcext:value-type="float">
            <text:p>61716</text:p>
          </table:table-cell>
          <table:table-cell office:value-type="float" office:value="144860" calcext:value-type="float">
            <text:p>144860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6630" calcext:value-type="float">
            <text:p>96630</text:p>
          </table:table-cell>
          <table:table-cell office:value-type="float" office:value="79972" calcext:value-type="float">
            <text:p>79972</text:p>
          </table:table-cell>
          <table:table-cell office:value-type="float" office:value="138150" calcext:value-type="float">
            <text:p>138150</text:p>
          </table:table-cell>
          <table:table-cell office:value-type="float" office:value="269399" calcext:value-type="float">
            <text:p>269399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2940" calcext:value-type="float">
            <text:p>172940</text:p>
          </table:table-cell>
          <table:table-cell office:value-type="float" office:value="143578" calcext:value-type="float">
            <text:p>143578</text:p>
          </table:table-cell>
          <table:table-cell office:value-type="float" office:value="220586" calcext:value-type="float">
            <text:p>220586</text:p>
          </table:table-cell>
          <table:table-cell office:value-type="float" office:value="506627" calcext:value-type="float">
            <text:p>506627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4137" calcext:value-type="float">
            <text:p>224137</text:p>
          </table:table-cell>
          <table:table-cell office:value-type="float" office:value="145173" calcext:value-type="float">
            <text:p>145173</text:p>
          </table:table-cell>
          <table:table-cell office:value-type="float" office:value="202787" calcext:value-type="float">
            <text:p>202787</text:p>
          </table:table-cell>
          <table:table-cell office:value-type="float" office:value="448480" calcext:value-type="float">
            <text:p>448480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0013" calcext:value-type="float">
            <text:p>310013</text:p>
          </table:table-cell>
          <table:table-cell office:value-type="float" office:value="169512" calcext:value-type="float">
            <text:p>169512</text:p>
          </table:table-cell>
          <table:table-cell office:value-type="float" office:value="268964" calcext:value-type="float">
            <text:p>268964</text:p>
          </table:table-cell>
          <table:table-cell office:value-type="float" office:value="501909" calcext:value-type="float">
            <text:p>501909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6573" calcext:value-type="float">
            <text:p>436573</text:p>
          </table:table-cell>
          <table:table-cell office:value-type="float" office:value="211938" calcext:value-type="float">
            <text:p>211938</text:p>
          </table:table-cell>
          <table:table-cell office:value-type="float" office:value="338622" calcext:value-type="float">
            <text:p>338622</text:p>
          </table:table-cell>
          <table:table-cell office:value-type="float" office:value="604962" calcext:value-type="float">
            <text:p>604962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1556" calcext:value-type="float">
            <text:p>441556</text:p>
          </table:table-cell>
          <table:table-cell office:value-type="float" office:value="190530" calcext:value-type="float">
            <text:p>190530</text:p>
          </table:table-cell>
          <table:table-cell office:value-type="float" office:value="286842" calcext:value-type="float">
            <text:p>286842</text:p>
          </table:table-cell>
          <table:table-cell office:value-type="float" office:value="526907" calcext:value-type="float">
            <text:p>526907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2303" calcext:value-type="float">
            <text:p>542303</text:p>
          </table:table-cell>
          <table:table-cell office:value-type="float" office:value="211758" calcext:value-type="float">
            <text:p>211758</text:p>
          </table:table-cell>
          <table:table-cell office:value-type="float" office:value="330743" calcext:value-type="float">
            <text:p>330743</text:p>
          </table:table-cell>
          <table:table-cell office:value-type="float" office:value="594740" calcext:value-type="float">
            <text:p>59474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size </text:p>
          </table:table-cell>
          <table:table-cell table:style-name="ce1" office:value-type="string" calcext:value-type="string">
            <text:p>inser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17" calcext:value-type="float">
            <text:p>7917</text:p>
          </table:table-cell>
          <table:table-cell office:value-type="float" office:value="16015" calcext:value-type="float">
            <text:p>16015</text:p>
          </table:table-cell>
          <table:table-cell office:value-type="float" office:value="24984" calcext:value-type="float">
            <text:p>24984</text:p>
          </table:table-cell>
          <table:table-cell office:value-type="float" office:value="67633" calcext:value-type="float">
            <text:p>6763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809" calcext:value-type="float">
            <text:p>28809</text:p>
          </table:table-cell>
          <table:table-cell office:value-type="float" office:value="36897" calcext:value-type="float">
            <text:p>36897</text:p>
          </table:table-cell>
          <table:table-cell office:value-type="float" office:value="57400" calcext:value-type="float">
            <text:p>57400</text:p>
          </table:table-cell>
          <table:table-cell office:value-type="float" office:value="126387" calcext:value-type="float">
            <text:p>12638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899" calcext:value-type="float">
            <text:p>61899</text:p>
          </table:table-cell>
          <table:table-cell office:value-type="float" office:value="57408" calcext:value-type="float">
            <text:p>57408</text:p>
          </table:table-cell>
          <table:table-cell office:value-type="float" office:value="90462" calcext:value-type="float">
            <text:p>90462</text:p>
          </table:table-cell>
          <table:table-cell office:value-type="float" office:value="184723" calcext:value-type="float">
            <text:p>184723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6518" calcext:value-type="float">
            <text:p>126518</text:p>
          </table:table-cell>
          <table:table-cell office:value-type="float" office:value="104143" calcext:value-type="float">
            <text:p>104143</text:p>
          </table:table-cell>
          <table:table-cell office:value-type="float" office:value="158916" calcext:value-type="float">
            <text:p>158916</text:p>
          </table:table-cell>
          <table:table-cell office:value-type="float" office:value="357182" calcext:value-type="float">
            <text:p>35718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8623" calcext:value-type="float">
            <text:p>248623</text:p>
          </table:table-cell>
          <table:table-cell office:value-type="float" office:value="147613" calcext:value-type="float">
            <text:p>147613</text:p>
          </table:table-cell>
          <table:table-cell office:value-type="float" office:value="269512" calcext:value-type="float">
            <text:p>269512</text:p>
          </table:table-cell>
          <table:table-cell office:value-type="float" office:value="493123" calcext:value-type="float">
            <text:p>493123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2363" calcext:value-type="float">
            <text:p>312363</text:p>
          </table:table-cell>
          <table:table-cell office:value-type="float" office:value="190184" calcext:value-type="float">
            <text:p>190184</text:p>
          </table:table-cell>
          <table:table-cell office:value-type="float" office:value="315364" calcext:value-type="float">
            <text:p>315364</text:p>
          </table:table-cell>
          <table:table-cell office:value-type="float" office:value="586362" calcext:value-type="float">
            <text:p>586362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93169" calcext:value-type="float">
            <text:p>493169</text:p>
          </table:table-cell>
          <table:table-cell office:value-type="float" office:value="330121" calcext:value-type="float">
            <text:p>330121</text:p>
          </table:table-cell>
          <table:table-cell office:value-type="float" office:value="372028" calcext:value-type="float">
            <text:p>372028</text:p>
          </table:table-cell>
          <table:table-cell office:value-type="float" office:value="818162" calcext:value-type="float">
            <text:p>818162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72731" calcext:value-type="float">
            <text:p>672731</text:p>
          </table:table-cell>
          <table:table-cell office:value-type="float" office:value="336295" calcext:value-type="float">
            <text:p>336295</text:p>
          </table:table-cell>
          <table:table-cell office:value-type="float" office:value="530068" calcext:value-type="float">
            <text:p>530068</text:p>
          </table:table-cell>
          <table:table-cell office:value-type="float" office:value="1030448" calcext:value-type="float">
            <text:p>1030448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765" calcext:value-type="float">
            <text:p>1200765</text:p>
          </table:table-cell>
          <table:table-cell office:value-type="float" office:value="658415" calcext:value-type="float">
            <text:p>658415</text:p>
          </table:table-cell>
          <table:table-cell office:value-type="float" office:value="796837" calcext:value-type="float">
            <text:p>796837</text:p>
          </table:table-cell>
          <table:table-cell office:value-type="float" office:value="1650239" calcext:value-type="float">
            <text:p>1650239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61647" calcext:value-type="float">
            <text:p>1061647</text:p>
          </table:table-cell>
          <table:table-cell office:value-type="float" office:value="408467" calcext:value-type="float">
            <text:p>408467</text:p>
          </table:table-cell>
          <table:table-cell office:value-type="float" office:value="654659" calcext:value-type="float">
            <text:p>654659</text:p>
          </table:table-cell>
          <table:table-cell office:value-type="float" office:value="1325006" calcext:value-type="float">
            <text:p>1325006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66271" calcext:value-type="float">
            <text:p>1366271</text:p>
          </table:table-cell>
          <table:table-cell office:value-type="float" office:value="479384" calcext:value-type="float">
            <text:p>479384</text:p>
          </table:table-cell>
          <table:table-cell office:value-type="float" office:value="760548" calcext:value-type="float">
            <text:p>760548</text:p>
          </table:table-cell>
          <table:table-cell office:value-type="float" office:value="1336279" calcext:value-type="float">
            <text:p>1336279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77682" calcext:value-type="float">
            <text:p>1377682</text:p>
          </table:table-cell>
          <table:table-cell office:value-type="float" office:value="419374" calcext:value-type="float">
            <text:p>419374</text:p>
          </table:table-cell>
          <table:table-cell office:value-type="float" office:value="650895" calcext:value-type="float">
            <text:p>650895</text:p>
          </table:table-cell>
          <table:table-cell office:value-type="float" office:value="1128051" calcext:value-type="float">
            <text:p>1128051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3892" calcext:value-type="float">
            <text:p>1443892</text:p>
          </table:table-cell>
          <table:table-cell office:value-type="float" office:value="410211" calcext:value-type="float">
            <text:p>410211</text:p>
          </table:table-cell>
          <table:table-cell office:value-type="float" office:value="656863" calcext:value-type="float">
            <text:p>656863</text:p>
          </table:table-cell>
          <table:table-cell office:value-type="float" office:value="1087305" calcext:value-type="float">
            <text:p>1087305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94170" calcext:value-type="float">
            <text:p>1694170</text:p>
          </table:table-cell>
          <table:table-cell office:value-type="float" office:value="456213" calcext:value-type="float">
            <text:p>456213</text:p>
          </table:table-cell>
          <table:table-cell office:value-type="float" office:value="718023" calcext:value-type="float">
            <text:p>718023</text:p>
          </table:table-cell>
          <table:table-cell office:value-type="float" office:value="1234960" calcext:value-type="float">
            <text:p>1234960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36633" calcext:value-type="float">
            <text:p>1936633</text:p>
          </table:table-cell>
          <table:table-cell office:value-type="float" office:value="508454" calcext:value-type="float">
            <text:p>508454</text:p>
          </table:table-cell>
          <table:table-cell office:value-type="float" office:value="788078" calcext:value-type="float">
            <text:p>788078</text:p>
          </table:table-cell>
          <table:table-cell office:value-type="float" office:value="1328850" calcext:value-type="float">
            <text:p>1328850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349007" calcext:value-type="float">
            <text:p>2349007</text:p>
          </table:table-cell>
          <table:table-cell office:value-type="float" office:value="589072" calcext:value-type="float">
            <text:p>589072</text:p>
          </table:table-cell>
          <table:table-cell office:value-type="float" office:value="901801" calcext:value-type="float">
            <text:p>901801</text:p>
          </table:table-cell>
          <table:table-cell office:value-type="float" office:value="1496867" calcext:value-type="float">
            <text:p>1496867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528818" calcext:value-type="float">
            <text:p>2528818</text:p>
          </table:table-cell>
          <table:table-cell office:value-type="float" office:value="571943" calcext:value-type="float">
            <text:p>571943</text:p>
          </table:table-cell>
          <table:table-cell office:value-type="float" office:value="905112" calcext:value-type="float">
            <text:p>905112</text:p>
          </table:table-cell>
          <table:table-cell office:value-type="float" office:value="1523936" calcext:value-type="float">
            <text:p>1523936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815916" calcext:value-type="float">
            <text:p>2815916</text:p>
          </table:table-cell>
          <table:table-cell office:value-type="float" office:value="608179" calcext:value-type="float">
            <text:p>608179</text:p>
          </table:table-cell>
          <table:table-cell office:value-type="float" office:value="953868" calcext:value-type="float">
            <text:p>953868</text:p>
          </table:table-cell>
          <table:table-cell office:value-type="float" office:value="1525403" calcext:value-type="float">
            <text:p>1525403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188547" calcext:value-type="float">
            <text:p>3188547</text:p>
          </table:table-cell>
          <table:table-cell office:value-type="float" office:value="665423" calcext:value-type="float">
            <text:p>665423</text:p>
          </table:table-cell>
          <table:table-cell office:value-type="float" office:value="1045782" calcext:value-type="float">
            <text:p>1045782</text:p>
          </table:table-cell>
          <table:table-cell office:value-type="float" office:value="1687263" calcext:value-type="float">
            <text:p>1687263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10616" calcext:value-type="float">
            <text:p>3410616</text:p>
          </table:table-cell>
          <table:table-cell office:value-type="float" office:value="688418" calcext:value-type="float">
            <text:p>688418</text:p>
          </table:table-cell>
          <table:table-cell office:value-type="float" office:value="1079761" calcext:value-type="float">
            <text:p>1079761</text:p>
          </table:table-cell>
          <table:table-cell office:value-type="float" office:value="1710481" calcext:value-type="float">
            <text:p>1710481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890371" calcext:value-type="float">
            <text:p>3890371</text:p>
          </table:table-cell>
          <table:table-cell office:value-type="float" office:value="741965" calcext:value-type="float">
            <text:p>741965</text:p>
          </table:table-cell>
          <table:table-cell office:value-type="float" office:value="1163923" calcext:value-type="float">
            <text:p>1163923</text:p>
          </table:table-cell>
          <table:table-cell office:value-type="float" office:value="1880133" calcext:value-type="float">
            <text:p>1880133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184860" calcext:value-type="float">
            <text:p>4184860</text:p>
          </table:table-cell>
          <table:table-cell office:value-type="float" office:value="786563" calcext:value-type="float">
            <text:p>786563</text:p>
          </table:table-cell>
          <table:table-cell office:value-type="float" office:value="1218232" calcext:value-type="float">
            <text:p>1218232</text:p>
          </table:table-cell>
          <table:table-cell office:value-type="float" office:value="1988440" calcext:value-type="float">
            <text:p>1988440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615675" calcext:value-type="float">
            <text:p>4615675</text:p>
          </table:table-cell>
          <table:table-cell office:value-type="float" office:value="836309" calcext:value-type="float">
            <text:p>836309</text:p>
          </table:table-cell>
          <table:table-cell office:value-type="float" office:value="1303431" calcext:value-type="float">
            <text:p>1303431</text:p>
          </table:table-cell>
          <table:table-cell office:value-type="float" office:value="2032413" calcext:value-type="float">
            <text:p>2032413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927317" calcext:value-type="float">
            <text:p>4927317</text:p>
          </table:table-cell>
          <table:table-cell office:value-type="float" office:value="839937" calcext:value-type="float">
            <text:p>839937</text:p>
          </table:table-cell>
          <table:table-cell office:value-type="float" office:value="1320223" calcext:value-type="float">
            <text:p>1320223</text:p>
          </table:table-cell>
          <table:table-cell office:value-type="float" office:value="2089278" calcext:value-type="float">
            <text:p>2089278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330581" calcext:value-type="float">
            <text:p>5330581</text:p>
          </table:table-cell>
          <table:table-cell office:value-type="float" office:value="877802" calcext:value-type="float">
            <text:p>877802</text:p>
          </table:table-cell>
          <table:table-cell office:value-type="float" office:value="1363834" calcext:value-type="float">
            <text:p>1363834</text:p>
          </table:table-cell>
          <table:table-cell office:value-type="float" office:value="2109356" calcext:value-type="float">
            <text:p>2109356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774687" calcext:value-type="float">
            <text:p>5774687</text:p>
          </table:table-cell>
          <table:table-cell office:value-type="float" office:value="914098" calcext:value-type="float">
            <text:p>914098</text:p>
          </table:table-cell>
          <table:table-cell office:value-type="float" office:value="1430882" calcext:value-type="float">
            <text:p>1430882</text:p>
          </table:table-cell>
          <table:table-cell office:value-type="float" office:value="2220290" calcext:value-type="float">
            <text:p>2220290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314037" calcext:value-type="float">
            <text:p>6314037</text:p>
          </table:table-cell>
          <table:table-cell office:value-type="float" office:value="985882" calcext:value-type="float">
            <text:p>985882</text:p>
          </table:table-cell>
          <table:table-cell office:value-type="float" office:value="1507626" calcext:value-type="float">
            <text:p>1507626</text:p>
          </table:table-cell>
          <table:table-cell office:value-type="float" office:value="2370242" calcext:value-type="float">
            <text:p>2370242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527648" calcext:value-type="float">
            <text:p>7527648</text:p>
          </table:table-cell>
          <table:table-cell office:value-type="float" office:value="1181004" calcext:value-type="float">
            <text:p>1181004</text:p>
          </table:table-cell>
          <table:table-cell office:value-type="float" office:value="1800404" calcext:value-type="float">
            <text:p>1800404</text:p>
          </table:table-cell>
          <table:table-cell office:value-type="float" office:value="3007430" calcext:value-type="float">
            <text:p>3007430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163587" calcext:value-type="float">
            <text:p>7163587</text:p>
          </table:table-cell>
          <table:table-cell office:value-type="float" office:value="1037738" calcext:value-type="float">
            <text:p>1037738</text:p>
          </table:table-cell>
          <table:table-cell office:value-type="float" office:value="1631994" calcext:value-type="float">
            <text:p>1631994</text:p>
          </table:table-cell>
          <table:table-cell office:value-type="float" office:value="2503816" calcext:value-type="float">
            <text:p>2503816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681527" calcext:value-type="float">
            <text:p>7681527</text:p>
          </table:table-cell>
          <table:table-cell office:value-type="float" office:value="1075002" calcext:value-type="float">
            <text:p>1075002</text:p>
          </table:table-cell>
          <table:table-cell office:value-type="float" office:value="1687758" calcext:value-type="float">
            <text:p>1687758</text:p>
          </table:table-cell>
          <table:table-cell office:value-type="float" office:value="2565680" calcext:value-type="float">
            <text:p>2565680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80469" calcext:value-type="float">
            <text:p>8180469</text:p>
          </table:table-cell>
          <table:table-cell office:value-type="float" office:value="1127442" calcext:value-type="float">
            <text:p>1127442</text:p>
          </table:table-cell>
          <table:table-cell office:value-type="float" office:value="1752632" calcext:value-type="float">
            <text:p>1752632</text:p>
          </table:table-cell>
          <table:table-cell office:value-type="float" office:value="2695106" calcext:value-type="float">
            <text:p>2695106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710661" calcext:value-type="float">
            <text:p>8710661</text:p>
          </table:table-cell>
          <table:table-cell office:value-type="float" office:value="1148757" calcext:value-type="float">
            <text:p>1148757</text:p>
          </table:table-cell>
          <table:table-cell office:value-type="float" office:value="1809572" calcext:value-type="float">
            <text:p>1809572</text:p>
          </table:table-cell>
          <table:table-cell office:value-type="float" office:value="2731469" calcext:value-type="float">
            <text:p>2731469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9299071" calcext:value-type="float">
            <text:p>9299071</text:p>
          </table:table-cell>
          <table:table-cell office:value-type="float" office:value="1207070" calcext:value-type="float">
            <text:p>1207070</text:p>
          </table:table-cell>
          <table:table-cell office:value-type="float" office:value="1872901" calcext:value-type="float">
            <text:p>1872901</text:p>
          </table:table-cell>
          <table:table-cell office:value-type="float" office:value="2846154" calcext:value-type="float">
            <text:p>2846154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989644" calcext:value-type="float">
            <text:p>7989644</text:p>
          </table:table-cell>
          <table:table-cell office:value-type="float" office:value="1014634" calcext:value-type="float">
            <text:p>1014634</text:p>
          </table:table-cell>
          <table:table-cell office:value-type="float" office:value="1568424" calcext:value-type="float">
            <text:p>1568424</text:p>
          </table:table-cell>
          <table:table-cell office:value-type="float" office:value="2405938" calcext:value-type="float">
            <text:p>2405938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118895" calcext:value-type="float">
            <text:p>8118895</text:p>
          </table:table-cell>
          <table:table-cell office:value-type="float" office:value="1005475" calcext:value-type="float">
            <text:p>1005475</text:p>
          </table:table-cell>
          <table:table-cell office:value-type="float" office:value="1556192" calcext:value-type="float">
            <text:p>1556192</text:p>
          </table:table-cell>
          <table:table-cell office:value-type="float" office:value="2344836" calcext:value-type="float">
            <text:p>2344836</text:p>
          </table:table-cell>
          <table:table-cell table:number-columns-repeated="6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672754" calcext:value-type="float">
            <text:p>9672754</text:p>
          </table:table-cell>
          <table:table-cell office:value-type="float" office:value="1159890" calcext:value-type="float">
            <text:p>1159890</text:p>
          </table:table-cell>
          <table:table-cell office:value-type="float" office:value="1828358" calcext:value-type="float">
            <text:p>1828358</text:p>
          </table:table-cell>
          <table:table-cell office:value-type="float" office:value="2732073" calcext:value-type="float">
            <text:p>2732073</text:p>
          </table:table-cell>
          <table:table-cell table:number-columns-repeated="6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1788722" calcext:value-type="float">
            <text:p>11788722</text:p>
          </table:table-cell>
          <table:table-cell office:value-type="float" office:value="1404448" calcext:value-type="float">
            <text:p>1404448</text:p>
          </table:table-cell>
          <table:table-cell office:value-type="float" office:value="2214090" calcext:value-type="float">
            <text:p>2214090</text:p>
          </table:table-cell>
          <table:table-cell office:value-type="float" office:value="3295283" calcext:value-type="float">
            <text:p>3295283</text:p>
          </table:table-cell>
          <table:table-cell table:number-columns-repeated="6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989573" calcext:value-type="float">
            <text:p>11989573</text:p>
          </table:table-cell>
          <table:table-cell office:value-type="float" office:value="1377464" calcext:value-type="float">
            <text:p>1377464</text:p>
          </table:table-cell>
          <table:table-cell office:value-type="float" office:value="2174755" calcext:value-type="float">
            <text:p>2174755</text:p>
          </table:table-cell>
          <table:table-cell office:value-type="float" office:value="3195684" calcext:value-type="float">
            <text:p>3195684</text:p>
          </table:table-cell>
          <table:table-cell table:number-columns-repeated="6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762437" calcext:value-type="float">
            <text:p>9762437</text:p>
          </table:table-cell>
          <table:table-cell office:value-type="float" office:value="1097252" calcext:value-type="float">
            <text:p>1097252</text:p>
          </table:table-cell>
          <table:table-cell office:value-type="float" office:value="1715519" calcext:value-type="float">
            <text:p>1715519</text:p>
          </table:table-cell>
          <table:table-cell office:value-type="float" office:value="2486373" calcext:value-type="float">
            <text:p>2486373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465910" calcext:value-type="float">
            <text:p>10465910</text:p>
          </table:table-cell>
          <table:table-cell office:value-type="float" office:value="1107177" calcext:value-type="float">
            <text:p>1107177</text:p>
          </table:table-cell>
          <table:table-cell office:value-type="float" office:value="1766497" calcext:value-type="float">
            <text:p>1766497</text:p>
          </table:table-cell>
          <table:table-cell office:value-type="float" office:value="2588085" calcext:value-type="float">
            <text:p>2588085</text:p>
          </table:table-cell>
          <table:table-cell table:number-columns-repeated="6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891373" calcext:value-type="float">
            <text:p>10891373</text:p>
          </table:table-cell>
          <table:table-cell office:value-type="float" office:value="1160206" calcext:value-type="float">
            <text:p>1160206</text:p>
          </table:table-cell>
          <table:table-cell office:value-type="float" office:value="1807138" calcext:value-type="float">
            <text:p>1807138</text:p>
          </table:table-cell>
          <table:table-cell office:value-type="float" office:value="2644897" calcext:value-type="float">
            <text:p>2644897</text:p>
          </table:table-cell>
          <table:table-cell table:number-columns-repeated="6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1392504" calcext:value-type="float">
            <text:p>11392504</text:p>
          </table:table-cell>
          <table:table-cell office:value-type="float" office:value="1201459" calcext:value-type="float">
            <text:p>1201459</text:p>
          </table:table-cell>
          <table:table-cell office:value-type="float" office:value="1890463" calcext:value-type="float">
            <text:p>1890463</text:p>
          </table:table-cell>
          <table:table-cell office:value-type="float" office:value="2800951" calcext:value-type="float">
            <text:p>2800951</text:p>
          </table:table-cell>
          <table:table-cell table:number-columns-repeated="6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1922331" calcext:value-type="float">
            <text:p>11922331</text:p>
          </table:table-cell>
          <table:table-cell office:value-type="float" office:value="1235598" calcext:value-type="float">
            <text:p>1235598</text:p>
          </table:table-cell>
          <table:table-cell office:value-type="float" office:value="1911363" calcext:value-type="float">
            <text:p>1911363</text:p>
          </table:table-cell>
          <table:table-cell office:value-type="float" office:value="2775874" calcext:value-type="float">
            <text:p>2775874</text:p>
          </table:table-cell>
          <table:table-cell table:number-columns-repeated="6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2455880" calcext:value-type="float">
            <text:p>12455880</text:p>
          </table:table-cell>
          <table:table-cell office:value-type="float" office:value="1257509" calcext:value-type="float">
            <text:p>1257509</text:p>
          </table:table-cell>
          <table:table-cell office:value-type="float" office:value="1954884" calcext:value-type="float">
            <text:p>1954884</text:p>
          </table:table-cell>
          <table:table-cell office:value-type="float" office:value="2882172" calcext:value-type="float">
            <text:p>288217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3132046" calcext:value-type="float">
            <text:p>13132046</text:p>
          </table:table-cell>
          <table:table-cell office:value-type="float" office:value="1278674" calcext:value-type="float">
            <text:p>1278674</text:p>
          </table:table-cell>
          <table:table-cell office:value-type="float" office:value="2053813" calcext:value-type="float">
            <text:p>2053813</text:p>
          </table:table-cell>
          <table:table-cell office:value-type="float" office:value="2977686" calcext:value-type="float">
            <text:p>2977686</text:p>
          </table:table-cell>
          <table:table-cell table:number-columns-repeated="6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4955076" calcext:value-type="float">
            <text:p>14955076</text:p>
          </table:table-cell>
          <table:table-cell office:value-type="float" office:value="1435740" calcext:value-type="float">
            <text:p>1435740</text:p>
          </table:table-cell>
          <table:table-cell office:value-type="float" office:value="2272849" calcext:value-type="float">
            <text:p>2272849</text:p>
          </table:table-cell>
          <table:table-cell office:value-type="float" office:value="3350836" calcext:value-type="float">
            <text:p>3350836</text:p>
          </table:table-cell>
          <table:table-cell table:number-columns-repeated="6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8738764" calcext:value-type="float">
            <text:p>18738764</text:p>
          </table:table-cell>
          <table:table-cell office:value-type="float" office:value="1807318" calcext:value-type="float">
            <text:p>1807318</text:p>
          </table:table-cell>
          <table:table-cell office:value-type="float" office:value="2805054" calcext:value-type="float">
            <text:p>2805054</text:p>
          </table:table-cell>
          <table:table-cell office:value-type="float" office:value="4147209" calcext:value-type="float">
            <text:p>4147209</text:p>
          </table:table-cell>
          <table:table-cell table:number-columns-repeated="6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9908745" calcext:value-type="float">
            <text:p>19908745</text:p>
          </table:table-cell>
          <table:table-cell office:value-type="float" office:value="1848248" calcext:value-type="float">
            <text:p>1848248</text:p>
          </table:table-cell>
          <table:table-cell office:value-type="float" office:value="2980125" calcext:value-type="float">
            <text:p>2980125</text:p>
          </table:table-cell>
          <table:table-cell office:value-type="float" office:value="4248492" calcext:value-type="float">
            <text:p>4248492</text:p>
          </table:table-cell>
          <table:table-cell table:number-columns-repeated="6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564247" calcext:value-type="float">
            <text:p>20564247</text:p>
          </table:table-cell>
          <table:table-cell office:value-type="float" office:value="1948412" calcext:value-type="float">
            <text:p>1948412</text:p>
          </table:table-cell>
          <table:table-cell office:value-type="float" office:value="2974845" calcext:value-type="float">
            <text:p>2974845</text:p>
          </table:table-cell>
          <table:table-cell office:value-type="float" office:value="4318478" calcext:value-type="float">
            <text:p>431847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678947" calcext:value-type="float">
            <text:p>21678947</text:p>
          </table:table-cell>
          <table:table-cell office:value-type="float" office:value="1975532" calcext:value-type="float">
            <text:p>1975532</text:p>
          </table:table-cell>
          <table:table-cell office:value-type="float" office:value="3106067" calcext:value-type="float">
            <text:p>3106067</text:p>
          </table:table-cell>
          <table:table-cell office:value-type="float" office:value="4476006" calcext:value-type="float">
            <text:p>4476006</text:p>
          </table:table-cell>
          <table:table-cell table:number-columns-repeated="6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0933502" calcext:value-type="float">
            <text:p>20933502</text:p>
          </table:table-cell>
          <table:table-cell office:value-type="float" office:value="1864288" calcext:value-type="float">
            <text:p>1864288</text:p>
          </table:table-cell>
          <table:table-cell office:value-type="float" office:value="2904728" calcext:value-type="float">
            <text:p>2904728</text:p>
          </table:table-cell>
          <table:table-cell office:value-type="float" office:value="4255353" calcext:value-type="float">
            <text:p>4255353</text:p>
          </table:table-cell>
          <table:table-cell table:number-columns-repeated="6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7619017" calcext:value-type="float">
            <text:p>17619017</text:p>
          </table:table-cell>
          <table:table-cell office:value-type="float" office:value="1545766" calcext:value-type="float">
            <text:p>1545766</text:p>
          </table:table-cell>
          <table:table-cell office:value-type="float" office:value="2414823" calcext:value-type="float">
            <text:p>2414823</text:p>
          </table:table-cell>
          <table:table-cell office:value-type="float" office:value="3467113" calcext:value-type="float">
            <text:p>3467113</text:p>
          </table:table-cell>
          <table:table-cell table:number-columns-repeated="6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8101729" calcext:value-type="float">
            <text:p>18101729</text:p>
          </table:table-cell>
          <table:table-cell office:value-type="float" office:value="1537354" calcext:value-type="float">
            <text:p>1537354</text:p>
          </table:table-cell>
          <table:table-cell office:value-type="float" office:value="2427091" calcext:value-type="float">
            <text:p>2427091</text:p>
          </table:table-cell>
          <table:table-cell office:value-type="float" office:value="3494533" calcext:value-type="float">
            <text:p>3494533</text:p>
          </table:table-cell>
          <table:table-cell table:number-columns-repeated="6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8783797" calcext:value-type="float">
            <text:p>18783797</text:p>
          </table:table-cell>
          <table:table-cell office:value-type="float" office:value="1599627" calcext:value-type="float">
            <text:p>1599627</text:p>
          </table:table-cell>
          <table:table-cell office:value-type="float" office:value="2494282" calcext:value-type="float">
            <text:p>2494282</text:p>
          </table:table-cell>
          <table:table-cell office:value-type="float" office:value="3514664" calcext:value-type="float">
            <text:p>3514664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9669068" calcext:value-type="float">
            <text:p>19669068</text:p>
          </table:table-cell>
          <table:table-cell office:value-type="float" office:value="1642300" calcext:value-type="float">
            <text:p>1642300</text:p>
          </table:table-cell>
          <table:table-cell office:value-type="float" office:value="2565460" calcext:value-type="float">
            <text:p>2565460</text:p>
          </table:table-cell>
          <table:table-cell office:value-type="float" office:value="3649718" calcext:value-type="float">
            <text:p>3649718</text:p>
          </table:table-cell>
          <table:table-cell table:number-columns-repeated="6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0163741" calcext:value-type="float">
            <text:p>20163741</text:p>
          </table:table-cell>
          <table:table-cell office:value-type="float" office:value="1645624" calcext:value-type="float">
            <text:p>1645624</text:p>
          </table:table-cell>
          <table:table-cell office:value-type="float" office:value="2584039" calcext:value-type="float">
            <text:p>2584039</text:p>
          </table:table-cell>
          <table:table-cell office:value-type="float" office:value="3732860" calcext:value-type="float">
            <text:p>3732860</text:p>
          </table:table-cell>
          <table:table-cell table:number-columns-repeated="6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1038702" calcext:value-type="float">
            <text:p>21038702</text:p>
          </table:table-cell>
          <table:table-cell office:value-type="float" office:value="1654630" calcext:value-type="float">
            <text:p>1654630</text:p>
          </table:table-cell>
          <table:table-cell office:value-type="float" office:value="2590178" calcext:value-type="float">
            <text:p>2590178</text:p>
          </table:table-cell>
          <table:table-cell office:value-type="float" office:value="3737392" calcext:value-type="float">
            <text:p>3737392</text:p>
          </table:table-cell>
          <table:table-cell table:number-columns-repeated="6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5162783" calcext:value-type="float">
            <text:p>25162783</text:p>
          </table:table-cell>
          <table:table-cell office:value-type="float" office:value="2007279" calcext:value-type="float">
            <text:p>2007279</text:p>
          </table:table-cell>
          <table:table-cell office:value-type="float" office:value="3163277" calcext:value-type="float">
            <text:p>3163277</text:p>
          </table:table-cell>
          <table:table-cell office:value-type="float" office:value="4554629" calcext:value-type="float">
            <text:p>4554629</text:p>
          </table:table-cell>
          <table:table-cell table:number-columns-repeated="6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9739677" calcext:value-type="float">
            <text:p>29739677</text:p>
          </table:table-cell>
          <table:table-cell office:value-type="float" office:value="2273648" calcext:value-type="float">
            <text:p>2273648</text:p>
          </table:table-cell>
          <table:table-cell office:value-type="float" office:value="3601544" calcext:value-type="float">
            <text:p>3601544</text:p>
          </table:table-cell>
          <table:table-cell office:value-type="float" office:value="5038006" calcext:value-type="float">
            <text:p>5038006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0697834" calcext:value-type="float">
            <text:p>30697834</text:p>
          </table:table-cell>
          <table:table-cell office:value-type="float" office:value="2385785" calcext:value-type="float">
            <text:p>2385785</text:p>
          </table:table-cell>
          <table:table-cell office:value-type="float" office:value="3697552" calcext:value-type="float">
            <text:p>3697552</text:p>
          </table:table-cell>
          <table:table-cell office:value-type="float" office:value="5263405" calcext:value-type="float">
            <text:p>5263405</text:p>
          </table:table-cell>
          <table:table-cell table:number-columns-repeated="6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4654228" calcext:value-type="float">
            <text:p>24654228</text:p>
          </table:table-cell>
          <table:table-cell office:value-type="float" office:value="1862306" calcext:value-type="float">
            <text:p>1862306</text:p>
          </table:table-cell>
          <table:table-cell office:value-type="float" office:value="2874751" calcext:value-type="float">
            <text:p>2874751</text:p>
          </table:table-cell>
          <table:table-cell office:value-type="float" office:value="4153310" calcext:value-type="float">
            <text:p>4153310</text:p>
          </table:table-cell>
          <table:table-cell table:number-columns-repeated="6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8764145" calcext:value-type="float">
            <text:p>28764145</text:p>
          </table:table-cell>
          <table:table-cell office:value-type="float" office:value="2118595" calcext:value-type="float">
            <text:p>2118595</text:p>
          </table:table-cell>
          <table:table-cell office:value-type="float" office:value="3396610" calcext:value-type="float">
            <text:p>3396610</text:p>
          </table:table-cell>
          <table:table-cell office:value-type="float" office:value="4848766" calcext:value-type="float">
            <text:p>4848766</text:p>
          </table:table-cell>
          <table:table-cell table:number-columns-repeated="6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1902967" calcext:value-type="float">
            <text:p>31902967</text:p>
          </table:table-cell>
          <table:table-cell office:value-type="float" office:value="2326052" calcext:value-type="float">
            <text:p>2326052</text:p>
          </table:table-cell>
          <table:table-cell office:value-type="float" office:value="3696750" calcext:value-type="float">
            <text:p>3696750</text:p>
          </table:table-cell>
          <table:table-cell office:value-type="float" office:value="5342525" calcext:value-type="float">
            <text:p>5342525</text:p>
          </table:table-cell>
          <table:table-cell table:number-columns-repeated="6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6524454" calcext:value-type="float">
            <text:p>26524454</text:p>
          </table:table-cell>
          <table:table-cell office:value-type="float" office:value="1935041" calcext:value-type="float">
            <text:p>1935041</text:p>
          </table:table-cell>
          <table:table-cell office:value-type="float" office:value="3055842" calcext:value-type="float">
            <text:p>3055842</text:p>
          </table:table-cell>
          <table:table-cell office:value-type="float" office:value="4304492" calcext:value-type="float">
            <text:p>4304492</text:p>
          </table:table-cell>
          <table:table-cell table:number-columns-repeated="6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7668937" calcext:value-type="float">
            <text:p>27668937</text:p>
          </table:table-cell>
          <table:table-cell office:value-type="float" office:value="1995888" calcext:value-type="float">
            <text:p>1995888</text:p>
          </table:table-cell>
          <table:table-cell office:value-type="float" office:value="3067258" calcext:value-type="float">
            <text:p>3067258</text:p>
          </table:table-cell>
          <table:table-cell office:value-type="float" office:value="4338834" calcext:value-type="float">
            <text:p>4338834</text:p>
          </table:table-cell>
          <table:table-cell table:number-columns-repeated="6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9266172" calcext:value-type="float">
            <text:p>29266172</text:p>
          </table:table-cell>
          <table:table-cell office:value-type="float" office:value="2120949" calcext:value-type="float">
            <text:p>2120949</text:p>
          </table:table-cell>
          <table:table-cell office:value-type="float" office:value="3307706" calcext:value-type="float">
            <text:p>3307706</text:p>
          </table:table-cell>
          <table:table-cell office:value-type="float" office:value="4684288" calcext:value-type="float">
            <text:p>4684288</text:p>
          </table:table-cell>
          <table:table-cell table:number-columns-repeated="6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7769257" calcext:value-type="float">
            <text:p>37769257</text:p>
          </table:table-cell>
          <table:table-cell office:value-type="float" office:value="2618167" calcext:value-type="float">
            <text:p>2618167</text:p>
          </table:table-cell>
          <table:table-cell office:value-type="float" office:value="4103807" calcext:value-type="float">
            <text:p>4103807</text:p>
          </table:table-cell>
          <table:table-cell office:value-type="float" office:value="5732472" calcext:value-type="float">
            <text:p>5732472</text:p>
          </table:table-cell>
          <table:table-cell table:number-columns-repeated="6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9421377" calcext:value-type="float">
            <text:p>39421377</text:p>
          </table:table-cell>
          <table:table-cell office:value-type="float" office:value="2698377" calcext:value-type="float">
            <text:p>2698377</text:p>
          </table:table-cell>
          <table:table-cell office:value-type="float" office:value="4261198" calcext:value-type="float">
            <text:p>4261198</text:p>
          </table:table-cell>
          <table:table-cell office:value-type="float" office:value="5957953" calcext:value-type="float">
            <text:p>5957953</text:p>
          </table:table-cell>
          <table:table-cell table:number-columns-repeated="6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40399173" calcext:value-type="float">
            <text:p>40399173</text:p>
          </table:table-cell>
          <table:table-cell office:value-type="float" office:value="2745076" calcext:value-type="float">
            <text:p>2745076</text:p>
          </table:table-cell>
          <table:table-cell office:value-type="float" office:value="4297510" calcext:value-type="float">
            <text:p>4297510</text:p>
          </table:table-cell>
          <table:table-cell office:value-type="float" office:value="6027807" calcext:value-type="float">
            <text:p>6027807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2136225" calcext:value-type="float">
            <text:p>42136225</text:p>
          </table:table-cell>
          <table:table-cell office:value-type="float" office:value="2778704" calcext:value-type="float">
            <text:p>2778704</text:p>
          </table:table-cell>
          <table:table-cell office:value-type="float" office:value="4362056" calcext:value-type="float">
            <text:p>4362056</text:p>
          </table:table-cell>
          <table:table-cell office:value-type="float" office:value="6099368" calcext:value-type="float">
            <text:p>6099368</text:p>
          </table:table-cell>
          <table:table-cell table:number-columns-repeated="6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2726024" calcext:value-type="float">
            <text:p>42726024</text:p>
          </table:table-cell>
          <table:table-cell office:value-type="float" office:value="2827307" calcext:value-type="float">
            <text:p>2827307</text:p>
          </table:table-cell>
          <table:table-cell office:value-type="float" office:value="4484123" calcext:value-type="float">
            <text:p>4484123</text:p>
          </table:table-cell>
          <table:table-cell office:value-type="float" office:value="6269794" calcext:value-type="float">
            <text:p>6269794</text:p>
          </table:table-cell>
          <table:table-cell table:number-columns-repeated="6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0410784" calcext:value-type="float">
            <text:p>40410784</text:p>
          </table:table-cell>
          <table:table-cell office:value-type="float" office:value="2675540" calcext:value-type="float">
            <text:p>2675540</text:p>
          </table:table-cell>
          <table:table-cell office:value-type="float" office:value="4192128" calcext:value-type="float">
            <text:p>4192128</text:p>
          </table:table-cell>
          <table:table-cell office:value-type="float" office:value="5757466" calcext:value-type="float">
            <text:p>5757466</text:p>
          </table:table-cell>
          <table:table-cell table:number-columns-repeated="6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4171380" calcext:value-type="float">
            <text:p>34171380</text:p>
          </table:table-cell>
          <table:table-cell office:value-type="float" office:value="2218662" calcext:value-type="float">
            <text:p>2218662</text:p>
          </table:table-cell>
          <table:table-cell office:value-type="float" office:value="3535907" calcext:value-type="float">
            <text:p>3535907</text:p>
          </table:table-cell>
          <table:table-cell office:value-type="float" office:value="4821203" calcext:value-type="float">
            <text:p>4821203</text:p>
          </table:table-cell>
          <table:table-cell table:number-columns-repeated="6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41175423" calcext:value-type="float">
            <text:p>41175423</text:p>
          </table:table-cell>
          <table:table-cell office:value-type="float" office:value="2651065" calcext:value-type="float">
            <text:p>2651065</text:p>
          </table:table-cell>
          <table:table-cell office:value-type="float" office:value="4125341" calcext:value-type="float">
            <text:p>4125341</text:p>
          </table:table-cell>
          <table:table-cell office:value-type="float" office:value="5677392" calcext:value-type="float">
            <text:p>5677392</text:p>
          </table:table-cell>
          <table:table-cell table:number-columns-repeated="6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3457286" calcext:value-type="float">
            <text:p>43457286</text:p>
          </table:table-cell>
          <table:table-cell office:value-type="float" office:value="2719819" calcext:value-type="float">
            <text:p>2719819</text:p>
          </table:table-cell>
          <table:table-cell office:value-type="float" office:value="4346248" calcext:value-type="float">
            <text:p>4346248</text:p>
          </table:table-cell>
          <table:table-cell office:value-type="float" office:value="5902752" calcext:value-type="float">
            <text:p>5902752</text:p>
          </table:table-cell>
          <table:table-cell table:number-columns-repeated="6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7455042" calcext:value-type="float">
            <text:p>37455042</text:p>
          </table:table-cell>
          <table:table-cell office:value-type="float" office:value="2396825" calcext:value-type="float">
            <text:p>2396825</text:p>
          </table:table-cell>
          <table:table-cell office:value-type="float" office:value="3710921" calcext:value-type="float">
            <text:p>3710921</text:p>
          </table:table-cell>
          <table:table-cell office:value-type="float" office:value="5152354" calcext:value-type="float">
            <text:p>5152354</text:p>
          </table:table-cell>
          <table:table-cell table:number-columns-repeated="6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8316347" calcext:value-type="float">
            <text:p>38316347</text:p>
          </table:table-cell>
          <table:table-cell office:value-type="float" office:value="2351639" calcext:value-type="float">
            <text:p>2351639</text:p>
          </table:table-cell>
          <table:table-cell office:value-type="float" office:value="3748561" calcext:value-type="float">
            <text:p>3748561</text:p>
          </table:table-cell>
          <table:table-cell office:value-type="float" office:value="5137759" calcext:value-type="float">
            <text:p>5137759</text:p>
          </table:table-cell>
          <table:table-cell table:number-columns-repeated="6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9508233" calcext:value-type="float">
            <text:p>39508233</text:p>
          </table:table-cell>
          <table:table-cell office:value-type="float" office:value="2395325" calcext:value-type="float">
            <text:p>2395325</text:p>
          </table:table-cell>
          <table:table-cell office:value-type="float" office:value="3768222" calcext:value-type="float">
            <text:p>3768222</text:p>
          </table:table-cell>
          <table:table-cell office:value-type="float" office:value="5149689" calcext:value-type="float">
            <text:p>5149689</text:p>
          </table:table-cell>
          <table:table-cell table:number-columns-repeated="6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5227104" calcext:value-type="float">
            <text:p>45227104</text:p>
          </table:table-cell>
          <table:table-cell office:value-type="float" office:value="2707456" calcext:value-type="float">
            <text:p>2707456</text:p>
          </table:table-cell>
          <table:table-cell office:value-type="float" office:value="4216915" calcext:value-type="float">
            <text:p>4216915</text:p>
          </table:table-cell>
          <table:table-cell office:value-type="float" office:value="5810693" calcext:value-type="float">
            <text:p>5810693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4908505" calcext:value-type="float">
            <text:p>54908505</text:p>
          </table:table-cell>
          <table:table-cell office:value-type="float" office:value="3281976" calcext:value-type="float">
            <text:p>3281976</text:p>
          </table:table-cell>
          <table:table-cell office:value-type="float" office:value="5072500" calcext:value-type="float">
            <text:p>5072500</text:p>
          </table:table-cell>
          <table:table-cell office:value-type="float" office:value="6971801" calcext:value-type="float">
            <text:p>6971801</text:p>
          </table:table-cell>
          <table:table-cell table:number-columns-repeated="6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55870964" calcext:value-type="float">
            <text:p>55870964</text:p>
          </table:table-cell>
          <table:table-cell office:value-type="float" office:value="3321521" calcext:value-type="float">
            <text:p>3321521</text:p>
          </table:table-cell>
          <table:table-cell office:value-type="float" office:value="5140747" calcext:value-type="float">
            <text:p>5140747</text:p>
          </table:table-cell>
          <table:table-cell office:value-type="float" office:value="7172219" calcext:value-type="float">
            <text:p>7172219</text:p>
          </table:table-cell>
          <table:table-cell table:number-columns-repeated="6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6790690" calcext:value-type="float">
            <text:p>56790690</text:p>
          </table:table-cell>
          <table:table-cell office:value-type="float" office:value="3329992" calcext:value-type="float">
            <text:p>3329992</text:p>
          </table:table-cell>
          <table:table-cell office:value-type="float" office:value="5239153" calcext:value-type="float">
            <text:p>5239153</text:p>
          </table:table-cell>
          <table:table-cell office:value-type="float" office:value="7110126" calcext:value-type="float">
            <text:p>7110126</text:p>
          </table:table-cell>
          <table:table-cell table:number-columns-repeated="6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5106677" calcext:value-type="float">
            <text:p>45106677</text:p>
          </table:table-cell>
          <table:table-cell office:value-type="float" office:value="2598111" calcext:value-type="float">
            <text:p>2598111</text:p>
          </table:table-cell>
          <table:table-cell office:value-type="float" office:value="4033870" calcext:value-type="float">
            <text:p>4033870</text:p>
          </table:table-cell>
          <table:table-cell office:value-type="float" office:value="5498910" calcext:value-type="float">
            <text:p>5498910</text:p>
          </table:table-cell>
          <table:table-cell table:number-columns-repeated="6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5556423" calcext:value-type="float">
            <text:p>45556423</text:p>
          </table:table-cell>
          <table:table-cell office:value-type="float" office:value="2576874" calcext:value-type="float">
            <text:p>2576874</text:p>
          </table:table-cell>
          <table:table-cell office:value-type="float" office:value="4105881" calcext:value-type="float">
            <text:p>4105881</text:p>
          </table:table-cell>
          <table:table-cell office:value-type="float" office:value="5553674" calcext:value-type="float">
            <text:p>5553674</text:p>
          </table:table-cell>
          <table:table-cell table:number-columns-repeated="6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8597879" calcext:value-type="float">
            <text:p>48597879</text:p>
          </table:table-cell>
          <table:table-cell office:value-type="float" office:value="2698435" calcext:value-type="float">
            <text:p>2698435</text:p>
          </table:table-cell>
          <table:table-cell office:value-type="float" office:value="4313440" calcext:value-type="float">
            <text:p>4313440</text:p>
          </table:table-cell>
          <table:table-cell office:value-type="float" office:value="5939338" calcext:value-type="float">
            <text:p>5939338</text:p>
          </table:table-cell>
          <table:table-cell table:number-columns-repeated="6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63420757" calcext:value-type="float">
            <text:p>63420757</text:p>
          </table:table-cell>
          <table:table-cell office:value-type="float" office:value="3564969" calcext:value-type="float">
            <text:p>3564969</text:p>
          </table:table-cell>
          <table:table-cell office:value-type="float" office:value="5545367" calcext:value-type="float">
            <text:p>5545367</text:p>
          </table:table-cell>
          <table:table-cell office:value-type="float" office:value="7478228" calcext:value-type="float">
            <text:p>7478228</text:p>
          </table:table-cell>
          <table:table-cell table:number-columns-repeated="6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64324787" calcext:value-type="float">
            <text:p>64324787</text:p>
          </table:table-cell>
          <table:table-cell office:value-type="float" office:value="3587051" calcext:value-type="float">
            <text:p>3587051</text:p>
          </table:table-cell>
          <table:table-cell office:value-type="float" office:value="5561419" calcext:value-type="float">
            <text:p>5561419</text:p>
          </table:table-cell>
          <table:table-cell office:value-type="float" office:value="7563399" calcext:value-type="float">
            <text:p>7563399</text:p>
          </table:table-cell>
          <table:table-cell table:number-columns-repeated="6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1923489" calcext:value-type="float">
            <text:p>61923489</text:p>
          </table:table-cell>
          <table:table-cell office:value-type="float" office:value="3369714" calcext:value-type="float">
            <text:p>3369714</text:p>
          </table:table-cell>
          <table:table-cell office:value-type="float" office:value="5289148" calcext:value-type="float">
            <text:p>5289148</text:p>
          </table:table-cell>
          <table:table-cell office:value-type="float" office:value="7190587" calcext:value-type="float">
            <text:p>7190587</text:p>
          </table:table-cell>
          <table:table-cell table:number-columns-repeated="6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1052853" calcext:value-type="float">
            <text:p>51052853</text:p>
          </table:table-cell>
          <table:table-cell office:value-type="float" office:value="2732872" calcext:value-type="float">
            <text:p>2732872</text:p>
          </table:table-cell>
          <table:table-cell office:value-type="float" office:value="4417290" calcext:value-type="float">
            <text:p>4417290</text:p>
          </table:table-cell>
          <table:table-cell office:value-type="float" office:value="5884691" calcext:value-type="float">
            <text:p>5884691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2599336" calcext:value-type="float">
            <text:p>52599336</text:p>
          </table:table-cell>
          <table:table-cell office:value-type="float" office:value="2812811" calcext:value-type="float">
            <text:p>2812811</text:p>
          </table:table-cell>
          <table:table-cell office:value-type="float" office:value="4386839" calcext:value-type="float">
            <text:p>4386839</text:p>
          </table:table-cell>
          <table:table-cell office:value-type="float" office:value="5919118" calcext:value-type="float">
            <text:p>5919118</text:p>
          </table:table-cell>
          <table:table-cell table:number-columns-repeated="6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5264621" calcext:value-type="float">
            <text:p>65264621</text:p>
          </table:table-cell>
          <table:table-cell office:value-type="float" office:value="3439894" calcext:value-type="float">
            <text:p>3439894</text:p>
          </table:table-cell>
          <table:table-cell office:value-type="float" office:value="5493622" calcext:value-type="float">
            <text:p>5493622</text:p>
          </table:table-cell>
          <table:table-cell office:value-type="float" office:value="7526379" calcext:value-type="float">
            <text:p>7526379</text:p>
          </table:table-cell>
          <table:table-cell table:number-columns-repeated="6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6479996" calcext:value-type="float">
            <text:p>66479996</text:p>
          </table:table-cell>
          <table:table-cell office:value-type="float" office:value="3517372" calcext:value-type="float">
            <text:p>3517372</text:p>
          </table:table-cell>
          <table:table-cell office:value-type="float" office:value="5480138" calcext:value-type="float">
            <text:p>5480138</text:p>
          </table:table-cell>
          <table:table-cell office:value-type="float" office:value="7429728" calcext:value-type="float">
            <text:p>7429728</text:p>
          </table:table-cell>
          <table:table-cell table:number-columns-repeated="6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9344737" calcext:value-type="float">
            <text:p>59344737</text:p>
          </table:table-cell>
          <table:table-cell office:value-type="float" office:value="3120822" calcext:value-type="float">
            <text:p>3120822</text:p>
          </table:table-cell>
          <table:table-cell office:value-type="float" office:value="4787883" calcext:value-type="float">
            <text:p>4787883</text:p>
          </table:table-cell>
          <table:table-cell office:value-type="float" office:value="6585724" calcext:value-type="float">
            <text:p>6585724</text:p>
          </table:table-cell>
          <table:table-cell table:number-columns-repeated="6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5566161" calcext:value-type="float">
            <text:p>75566161</text:p>
          </table:table-cell>
          <table:table-cell office:value-type="float" office:value="3922191" calcext:value-type="float">
            <text:p>3922191</text:p>
          </table:table-cell>
          <table:table-cell office:value-type="float" office:value="6082339" calcext:value-type="float">
            <text:p>6082339</text:p>
          </table:table-cell>
          <table:table-cell office:value-type="float" office:value="8221183" calcext:value-type="float">
            <text:p>8221183</text:p>
          </table:table-cell>
          <table:table-cell table:number-columns-repeated="6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5413436" calcext:value-type="float">
            <text:p>75413436</text:p>
          </table:table-cell>
          <table:table-cell office:value-type="float" office:value="3862425" calcext:value-type="float">
            <text:p>3862425</text:p>
          </table:table-cell>
          <table:table-cell office:value-type="float" office:value="6152775" calcext:value-type="float">
            <text:p>6152775</text:p>
          </table:table-cell>
          <table:table-cell office:value-type="float" office:value="8323977" calcext:value-type="float">
            <text:p>8323977</text:p>
          </table:table-cell>
          <table:table-cell table:number-columns-repeated="6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0367217" calcext:value-type="float">
            <text:p>60367217</text:p>
          </table:table-cell>
          <table:table-cell office:value-type="float" office:value="3060413" calcext:value-type="float">
            <text:p>3060413</text:p>
          </table:table-cell>
          <table:table-cell office:value-type="float" office:value="4818646" calcext:value-type="float">
            <text:p>4818646</text:p>
          </table:table-cell>
          <table:table-cell office:value-type="float" office:value="6455250" calcext:value-type="float">
            <text:p>6455250</text:p>
          </table:table-cell>
          <table:table-cell table:number-columns-repeated="6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79569807" calcext:value-type="float">
            <text:p>79569807</text:p>
          </table:table-cell>
          <table:table-cell office:value-type="float" office:value="4038511" calcext:value-type="float">
            <text:p>4038511</text:p>
          </table:table-cell>
          <table:table-cell office:value-type="float" office:value="6259623" calcext:value-type="float">
            <text:p>6259623</text:p>
          </table:table-cell>
          <table:table-cell office:value-type="float" office:value="8415223" calcext:value-type="float">
            <text:p>8415223</text:p>
          </table:table-cell>
          <table:table-cell table:number-columns-repeated="6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80354368" calcext:value-type="float">
            <text:p>80354368</text:p>
          </table:table-cell>
          <table:table-cell office:value-type="float" office:value="3957014" calcext:value-type="float">
            <text:p>3957014</text:p>
          </table:table-cell>
          <table:table-cell office:value-type="float" office:value="6261147" calcext:value-type="float">
            <text:p>6261147</text:p>
          </table:table-cell>
          <table:table-cell office:value-type="float" office:value="8472236" calcext:value-type="float">
            <text:p>8472236</text:p>
          </table:table-cell>
          <table:table-cell table:number-columns-repeated="6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8024423" calcext:value-type="float">
            <text:p>78024423</text:p>
          </table:table-cell>
          <table:table-cell office:value-type="float" office:value="3882519" calcext:value-type="float">
            <text:p>3882519</text:p>
          </table:table-cell>
          <table:table-cell office:value-type="float" office:value="6023296" calcext:value-type="float">
            <text:p>6023296</text:p>
          </table:table-cell>
          <table:table-cell office:value-type="float" office:value="8233151" calcext:value-type="float">
            <text:p>823315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ize </text:p>
          </table:table-cell>
          <table:table-cell table:style-name="ce1" office:value-type="string" calcext:value-type="string">
            <text:p>inser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hybrid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25" calcext:value-type="float">
            <text:p>2725</text:p>
          </table:table-cell>
          <table:table-cell office:value-type="float" office:value="8137" calcext:value-type="float">
            <text:p>8137</text:p>
          </table:table-cell>
          <table:table-cell office:value-type="float" office:value="12177" calcext:value-type="float">
            <text:p>12177</text:p>
          </table:table-cell>
          <table:table-cell office:value-type="float" office:value="35920" calcext:value-type="float">
            <text:p>35920</text:p>
          </table:table-cell>
          <table:table-cell office:value-type="float" office:value="2505" calcext:value-type="float">
            <text:p>25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37" calcext:value-type="float">
            <text:p>8437</text:p>
          </table:table-cell>
          <table:table-cell office:value-type="float" office:value="19967" calcext:value-type="float">
            <text:p>19967</text:p>
          </table:table-cell>
          <table:table-cell office:value-type="float" office:value="29550" calcext:value-type="float">
            <text:p>29550</text:p>
          </table:table-cell>
          <table:table-cell office:value-type="float" office:value="75285" calcext:value-type="float">
            <text:p>75285</text:p>
          </table:table-cell>
          <table:table-cell office:value-type="float" office:value="8417" calcext:value-type="float">
            <text:p>841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677" calcext:value-type="float">
            <text:p>20677</text:p>
          </table:table-cell>
          <table:table-cell office:value-type="float" office:value="43807" calcext:value-type="float">
            <text:p>43807</text:p>
          </table:table-cell>
          <table:table-cell office:value-type="float" office:value="65915" calcext:value-type="float">
            <text:p>65915</text:p>
          </table:table-cell>
          <table:table-cell office:value-type="float" office:value="169530" calcext:value-type="float">
            <text:p>169530</text:p>
          </table:table-cell>
          <table:table-cell office:value-type="float" office:value="20027" calcext:value-type="float">
            <text:p>20027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092" calcext:value-type="float">
            <text:p>19092</text:p>
          </table:table-cell>
          <table:table-cell office:value-type="float" office:value="30535" calcext:value-type="float">
            <text:p>30535</text:p>
          </table:table-cell>
          <table:table-cell office:value-type="float" office:value="47085" calcext:value-type="float">
            <text:p>47085</text:p>
          </table:table-cell>
          <table:table-cell office:value-type="float" office:value="103267" calcext:value-type="float">
            <text:p>103267</text:p>
          </table:table-cell>
          <table:table-cell office:value-type="float" office:value="19940" calcext:value-type="float">
            <text:p>1994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677" calcext:value-type="float">
            <text:p>28677</text:p>
          </table:table-cell>
          <table:table-cell office:value-type="float" office:value="36307" calcext:value-type="float">
            <text:p>36307</text:p>
          </table:table-cell>
          <table:table-cell office:value-type="float" office:value="57330" calcext:value-type="float">
            <text:p>57330</text:p>
          </table:table-cell>
          <table:table-cell office:value-type="float" office:value="124732" calcext:value-type="float">
            <text:p>124732</text:p>
          </table:table-cell>
          <table:table-cell office:value-type="float" office:value="28450" calcext:value-type="float">
            <text:p>2845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535" calcext:value-type="float">
            <text:p>38535</text:p>
          </table:table-cell>
          <table:table-cell office:value-type="float" office:value="45370" calcext:value-type="float">
            <text:p>45370</text:p>
          </table:table-cell>
          <table:table-cell office:value-type="float" office:value="67465" calcext:value-type="float">
            <text:p>67465</text:p>
          </table:table-cell>
          <table:table-cell office:value-type="float" office:value="139682" calcext:value-type="float">
            <text:p>139682</text:p>
          </table:table-cell>
          <table:table-cell office:value-type="float" office:value="38767" calcext:value-type="float">
            <text:p>38767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995" calcext:value-type="float">
            <text:p>54995</text:p>
          </table:table-cell>
          <table:table-cell office:value-type="float" office:value="54652" calcext:value-type="float">
            <text:p>54652</text:p>
          </table:table-cell>
          <table:table-cell office:value-type="float" office:value="82327" calcext:value-type="float">
            <text:p>82327</text:p>
          </table:table-cell>
          <table:table-cell office:value-type="float" office:value="175155" calcext:value-type="float">
            <text:p>175155</text:p>
          </table:table-cell>
          <table:table-cell office:value-type="float" office:value="33530" calcext:value-type="float">
            <text:p>3353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7402" calcext:value-type="float">
            <text:p>77402</text:p>
          </table:table-cell>
          <table:table-cell office:value-type="float" office:value="71525" calcext:value-type="float">
            <text:p>71525</text:p>
          </table:table-cell>
          <table:table-cell office:value-type="float" office:value="116130" calcext:value-type="float">
            <text:p>116130</text:p>
          </table:table-cell>
          <table:table-cell office:value-type="float" office:value="228440" calcext:value-type="float">
            <text:p>228440</text:p>
          </table:table-cell>
          <table:table-cell office:value-type="float" office:value="45990" calcext:value-type="float">
            <text:p>4599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1012" calcext:value-type="float">
            <text:p>131012</text:p>
          </table:table-cell>
          <table:table-cell office:value-type="float" office:value="111072" calcext:value-type="float">
            <text:p>111072</text:p>
          </table:table-cell>
          <table:table-cell office:value-type="float" office:value="192990" calcext:value-type="float">
            <text:p>192990</text:p>
          </table:table-cell>
          <table:table-cell office:value-type="float" office:value="396435" calcext:value-type="float">
            <text:p>396435</text:p>
          </table:table-cell>
          <table:table-cell office:value-type="float" office:value="69172" calcext:value-type="float">
            <text:p>6917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size </text:p>
          </table:table-cell>
          <table:table-cell table:style-name="ce1" office:value-type="string" calcext:value-type="string">
            <text:p>inser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hybrid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5" calcext:value-type="float">
            <text:p>2645</text:p>
          </table:table-cell>
          <table:table-cell office:value-type="float" office:value="9055" calcext:value-type="float">
            <text:p>9055</text:p>
          </table:table-cell>
          <table:table-cell office:value-type="float" office:value="13525" calcext:value-type="float">
            <text:p>13525</text:p>
          </table:table-cell>
          <table:table-cell office:value-type="float" office:value="48010" calcext:value-type="float">
            <text:p>48010</text:p>
          </table:table-cell>
          <table:table-cell office:value-type="float" office:value="2450" calcext:value-type="float">
            <text:p>245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10" calcext:value-type="float">
            <text:p>3510</text:p>
          </table:table-cell>
          <table:table-cell office:value-type="float" office:value="10975" calcext:value-type="float">
            <text:p>10975</text:p>
          </table:table-cell>
          <table:table-cell office:value-type="float" office:value="16660" calcext:value-type="float">
            <text:p>16660</text:p>
          </table:table-cell>
          <table:table-cell office:value-type="float" office:value="48440" calcext:value-type="float">
            <text:p>48440</text:p>
          </table:table-cell>
          <table:table-cell office:value-type="float" office:value="3295" calcext:value-type="float">
            <text:p>329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20" calcext:value-type="float">
            <text:p>6920</text:p>
          </table:table-cell>
          <table:table-cell office:value-type="float" office:value="17585" calcext:value-type="float">
            <text:p>17585</text:p>
          </table:table-cell>
          <table:table-cell office:value-type="float" office:value="27030" calcext:value-type="float">
            <text:p>27030</text:p>
          </table:table-cell>
          <table:table-cell office:value-type="float" office:value="72210" calcext:value-type="float">
            <text:p>72210</text:p>
          </table:table-cell>
          <table:table-cell office:value-type="float" office:value="6675" calcext:value-type="float">
            <text:p>667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80" calcext:value-type="float">
            <text:p>11080</text:p>
          </table:table-cell>
          <table:table-cell office:value-type="float" office:value="27030" calcext:value-type="float">
            <text:p>27030</text:p>
          </table:table-cell>
          <table:table-cell office:value-type="float" office:value="39160" calcext:value-type="float">
            <text:p>39160</text:p>
          </table:table-cell>
          <table:table-cell office:value-type="float" office:value="104235" calcext:value-type="float">
            <text:p>104235</text:p>
          </table:table-cell>
          <table:table-cell office:value-type="float" office:value="11290" calcext:value-type="float">
            <text:p>1129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650" calcext:value-type="float">
            <text:p>16650</text:p>
          </table:table-cell>
          <table:table-cell office:value-type="float" office:value="33190" calcext:value-type="float">
            <text:p>33190</text:p>
          </table:table-cell>
          <table:table-cell office:value-type="float" office:value="50995" calcext:value-type="float">
            <text:p>50995</text:p>
          </table:table-cell>
          <table:table-cell office:value-type="float" office:value="127175" calcext:value-type="float">
            <text:p>127175</text:p>
          </table:table-cell>
          <table:table-cell office:value-type="float" office:value="16550" calcext:value-type="float">
            <text:p>1655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330" calcext:value-type="float">
            <text:p>19330</text:p>
          </table:table-cell>
          <table:table-cell office:value-type="float" office:value="30785" calcext:value-type="float">
            <text:p>30785</text:p>
          </table:table-cell>
          <table:table-cell office:value-type="float" office:value="43310" calcext:value-type="float">
            <text:p>43310</text:p>
          </table:table-cell>
          <table:table-cell office:value-type="float" office:value="104430" calcext:value-type="float">
            <text:p>104430</text:p>
          </table:table-cell>
          <table:table-cell office:value-type="float" office:value="15605" calcext:value-type="float">
            <text:p>1560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690" calcext:value-type="float">
            <text:p>14690</text:p>
          </table:table-cell>
          <table:table-cell office:value-type="float" office:value="24940" calcext:value-type="float">
            <text:p>24940</text:p>
          </table:table-cell>
          <table:table-cell office:value-type="float" office:value="36075" calcext:value-type="float">
            <text:p>36075</text:p>
          </table:table-cell>
          <table:table-cell office:value-type="float" office:value="85920" calcext:value-type="float">
            <text:p>85920</text:p>
          </table:table-cell>
          <table:table-cell office:value-type="float" office:value="14640" calcext:value-type="float">
            <text:p>1464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670" calcext:value-type="float">
            <text:p>19670</text:p>
          </table:table-cell>
          <table:table-cell office:value-type="float" office:value="29165" calcext:value-type="float">
            <text:p>29165</text:p>
          </table:table-cell>
          <table:table-cell office:value-type="float" office:value="43460" calcext:value-type="float">
            <text:p>43460</text:p>
          </table:table-cell>
          <table:table-cell office:value-type="float" office:value="102005" calcext:value-type="float">
            <text:p>102005</text:p>
          </table:table-cell>
          <table:table-cell office:value-type="float" office:value="20330" calcext:value-type="float">
            <text:p>2033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905" calcext:value-type="float">
            <text:p>22905</text:p>
          </table:table-cell>
          <table:table-cell office:value-type="float" office:value="32685" calcext:value-type="float">
            <text:p>32685</text:p>
          </table:table-cell>
          <table:table-cell office:value-type="float" office:value="49660" calcext:value-type="float">
            <text:p>49660</text:p>
          </table:table-cell>
          <table:table-cell office:value-type="float" office:value="111125" calcext:value-type="float">
            <text:p>111125</text:p>
          </table:table-cell>
          <table:table-cell office:value-type="float" office:value="23110" calcext:value-type="float">
            <text:p>2311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315" calcext:value-type="float">
            <text:p>29315</text:p>
          </table:table-cell>
          <table:table-cell office:value-type="float" office:value="38270" calcext:value-type="float">
            <text:p>38270</text:p>
          </table:table-cell>
          <table:table-cell office:value-type="float" office:value="57770" calcext:value-type="float">
            <text:p>57770</text:p>
          </table:table-cell>
          <table:table-cell office:value-type="float" office:value="123945" calcext:value-type="float">
            <text:p>123945</text:p>
          </table:table-cell>
          <table:table-cell office:value-type="float" office:value="28850" calcext:value-type="float">
            <text:p>2885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3460" calcext:value-type="float">
            <text:p>33460</text:p>
          </table:table-cell>
          <table:table-cell office:value-type="float" office:value="39800" calcext:value-type="float">
            <text:p>39800</text:p>
          </table:table-cell>
          <table:table-cell office:value-type="float" office:value="62695" calcext:value-type="float">
            <text:p>62695</text:p>
          </table:table-cell>
          <table:table-cell office:value-type="float" office:value="133580" calcext:value-type="float">
            <text:p>133580</text:p>
          </table:table-cell>
          <table:table-cell office:value-type="float" office:value="33555" calcext:value-type="float">
            <text:p>33555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1880" calcext:value-type="float">
            <text:p>41880</text:p>
          </table:table-cell>
          <table:table-cell office:value-type="float" office:value="49020" calcext:value-type="float">
            <text:p>49020</text:p>
          </table:table-cell>
          <table:table-cell office:value-type="float" office:value="77040" calcext:value-type="float">
            <text:p>77040</text:p>
          </table:table-cell>
          <table:table-cell office:value-type="float" office:value="159735" calcext:value-type="float">
            <text:p>159735</text:p>
          </table:table-cell>
          <table:table-cell office:value-type="float" office:value="41740" calcext:value-type="float">
            <text:p>4174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9400" calcext:value-type="float">
            <text:p>49400</text:p>
          </table:table-cell>
          <table:table-cell office:value-type="float" office:value="49620" calcext:value-type="float">
            <text:p>49620</text:p>
          </table:table-cell>
          <table:table-cell office:value-type="float" office:value="77575" calcext:value-type="float">
            <text:p>77575</text:p>
          </table:table-cell>
          <table:table-cell office:value-type="float" office:value="163610" calcext:value-type="float">
            <text:p>163610</text:p>
          </table:table-cell>
          <table:table-cell office:value-type="float" office:value="30485" calcext:value-type="float">
            <text:p>30485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435" calcext:value-type="float">
            <text:p>57435</text:p>
          </table:table-cell>
          <table:table-cell office:value-type="float" office:value="60275" calcext:value-type="float">
            <text:p>60275</text:p>
          </table:table-cell>
          <table:table-cell office:value-type="float" office:value="93835" calcext:value-type="float">
            <text:p>93835</text:p>
          </table:table-cell>
          <table:table-cell office:value-type="float" office:value="212700" calcext:value-type="float">
            <text:p>212700</text:p>
          </table:table-cell>
          <table:table-cell office:value-type="float" office:value="39340" calcext:value-type="float">
            <text:p>3934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100" calcext:value-type="float">
            <text:p>78100</text:p>
          </table:table-cell>
          <table:table-cell office:value-type="float" office:value="78620" calcext:value-type="float">
            <text:p>78620</text:p>
          </table:table-cell>
          <table:table-cell office:value-type="float" office:value="124535" calcext:value-type="float">
            <text:p>124535</text:p>
          </table:table-cell>
          <table:table-cell office:value-type="float" office:value="266075" calcext:value-type="float">
            <text:p>266075</text:p>
          </table:table-cell>
          <table:table-cell office:value-type="float" office:value="46740" calcext:value-type="float">
            <text:p>4674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8355" calcext:value-type="float">
            <text:p>68355</text:p>
          </table:table-cell>
          <table:table-cell office:value-type="float" office:value="61735" calcext:value-type="float">
            <text:p>61735</text:p>
          </table:table-cell>
          <table:table-cell office:value-type="float" office:value="97395" calcext:value-type="float">
            <text:p>97395</text:p>
          </table:table-cell>
          <table:table-cell office:value-type="float" office:value="192425" calcext:value-type="float">
            <text:p>192425</text:p>
          </table:table-cell>
          <table:table-cell office:value-type="float" office:value="38140" calcext:value-type="float">
            <text:p>3814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5240" calcext:value-type="float">
            <text:p>115240</text:p>
          </table:table-cell>
          <table:table-cell office:value-type="float" office:value="116170" calcext:value-type="float">
            <text:p>116170</text:p>
          </table:table-cell>
          <table:table-cell office:value-type="float" office:value="147525" calcext:value-type="float">
            <text:p>147525</text:p>
          </table:table-cell>
          <table:table-cell office:value-type="float" office:value="425175" calcext:value-type="float">
            <text:p>425175</text:p>
          </table:table-cell>
          <table:table-cell office:value-type="float" office:value="64410" calcext:value-type="float">
            <text:p>6441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3160" calcext:value-type="float">
            <text:p>133160</text:p>
          </table:table-cell>
          <table:table-cell office:value-type="float" office:value="133550" calcext:value-type="float">
            <text:p>133550</text:p>
          </table:table-cell>
          <table:table-cell office:value-type="float" office:value="188110" calcext:value-type="float">
            <text:p>188110</text:p>
          </table:table-cell>
          <table:table-cell office:value-type="float" office:value="436980" calcext:value-type="float">
            <text:p>436980</text:p>
          </table:table-cell>
          <table:table-cell office:value-type="float" office:value="69165" calcext:value-type="float">
            <text:p>69165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6175" calcext:value-type="float">
            <text:p>136175</text:p>
          </table:table-cell>
          <table:table-cell office:value-type="float" office:value="128760" calcext:value-type="float">
            <text:p>128760</text:p>
          </table:table-cell>
          <table:table-cell office:value-type="float" office:value="206955" calcext:value-type="float">
            <text:p>206955</text:p>
          </table:table-cell>
          <table:table-cell office:value-type="float" office:value="456685" calcext:value-type="float">
            <text:p>456685</text:p>
          </table:table-cell>
          <table:table-cell office:value-type="float" office:value="83905" calcext:value-type="float">
            <text:p>8390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9160" calcext:value-type="float">
            <text:p>139160</text:p>
          </table:table-cell>
          <table:table-cell office:value-type="float" office:value="111855" calcext:value-type="float">
            <text:p>111855</text:p>
          </table:table-cell>
          <table:table-cell office:value-type="float" office:value="170735" calcext:value-type="float">
            <text:p>170735</text:p>
          </table:table-cell>
          <table:table-cell office:value-type="float" office:value="353610" calcext:value-type="float">
            <text:p>353610</text:p>
          </table:table-cell>
          <table:table-cell office:value-type="float" office:value="71605" calcext:value-type="float">
            <text:p>71605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8645" calcext:value-type="float">
            <text:p>118645</text:p>
          </table:table-cell>
          <table:table-cell office:value-type="float" office:value="86245" calcext:value-type="float">
            <text:p>86245</text:p>
          </table:table-cell>
          <table:table-cell office:value-type="float" office:value="141070" calcext:value-type="float">
            <text:p>141070</text:p>
          </table:table-cell>
          <table:table-cell office:value-type="float" office:value="310315" calcext:value-type="float">
            <text:p>310315</text:p>
          </table:table-cell>
          <table:table-cell office:value-type="float" office:value="57110" calcext:value-type="float">
            <text:p>5711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9720" calcext:value-type="float">
            <text:p>149720</text:p>
          </table:table-cell>
          <table:table-cell office:value-type="float" office:value="114240" calcext:value-type="float">
            <text:p>114240</text:p>
          </table:table-cell>
          <table:table-cell office:value-type="float" office:value="184675" calcext:value-type="float">
            <text:p>184675</text:p>
          </table:table-cell>
          <table:table-cell office:value-type="float" office:value="350700" calcext:value-type="float">
            <text:p>350700</text:p>
          </table:table-cell>
          <table:table-cell office:value-type="float" office:value="76285" calcext:value-type="float">
            <text:p>76285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4470" calcext:value-type="float">
            <text:p>154470</text:p>
          </table:table-cell>
          <table:table-cell office:value-type="float" office:value="108015" calcext:value-type="float">
            <text:p>108015</text:p>
          </table:table-cell>
          <table:table-cell office:value-type="float" office:value="159570" calcext:value-type="float">
            <text:p>159570</text:p>
          </table:table-cell>
          <table:table-cell office:value-type="float" office:value="365975" calcext:value-type="float">
            <text:p>365975</text:p>
          </table:table-cell>
          <table:table-cell office:value-type="float" office:value="69625" calcext:value-type="float">
            <text:p>69625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0865" calcext:value-type="float">
            <text:p>160865</text:p>
          </table:table-cell>
          <table:table-cell office:value-type="float" office:value="107165" calcext:value-type="float">
            <text:p>107165</text:p>
          </table:table-cell>
          <table:table-cell office:value-type="float" office:value="160795" calcext:value-type="float">
            <text:p>160795</text:p>
          </table:table-cell>
          <table:table-cell office:value-type="float" office:value="312820" calcext:value-type="float">
            <text:p>312820</text:p>
          </table:table-cell>
          <table:table-cell office:value-type="float" office:value="74930" calcext:value-type="float">
            <text:p>7493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4470" calcext:value-type="float">
            <text:p>164470</text:p>
          </table:table-cell>
          <table:table-cell office:value-type="float" office:value="106640" calcext:value-type="float">
            <text:p>106640</text:p>
          </table:table-cell>
          <table:table-cell office:value-type="float" office:value="163375" calcext:value-type="float">
            <text:p>163375</text:p>
          </table:table-cell>
          <table:table-cell office:value-type="float" office:value="303365" calcext:value-type="float">
            <text:p>303365</text:p>
          </table:table-cell>
          <table:table-cell office:value-type="float" office:value="75880" calcext:value-type="float">
            <text:p>7588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87755" calcext:value-type="float">
            <text:p>187755</text:p>
          </table:table-cell>
          <table:table-cell office:value-type="float" office:value="124820" calcext:value-type="float">
            <text:p>124820</text:p>
          </table:table-cell>
          <table:table-cell office:value-type="float" office:value="186650" calcext:value-type="float">
            <text:p>186650</text:p>
          </table:table-cell>
          <table:table-cell office:value-type="float" office:value="350475" calcext:value-type="float">
            <text:p>350475</text:p>
          </table:table-cell>
          <table:table-cell office:value-type="float" office:value="88120" calcext:value-type="float">
            <text:p>88120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12210" calcext:value-type="float">
            <text:p>212210</text:p>
          </table:table-cell>
          <table:table-cell office:value-type="float" office:value="140825" calcext:value-type="float">
            <text:p>140825</text:p>
          </table:table-cell>
          <table:table-cell office:value-type="float" office:value="212955" calcext:value-type="float">
            <text:p>212955</text:p>
          </table:table-cell>
          <table:table-cell office:value-type="float" office:value="484925" calcext:value-type="float">
            <text:p>484925</text:p>
          </table:table-cell>
          <table:table-cell office:value-type="float" office:value="109185" calcext:value-type="float">
            <text:p>109185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06305" calcext:value-type="float">
            <text:p>406305</text:p>
          </table:table-cell>
          <table:table-cell office:value-type="float" office:value="285970" calcext:value-type="float">
            <text:p>285970</text:p>
          </table:table-cell>
          <table:table-cell office:value-type="float" office:value="425825" calcext:value-type="float">
            <text:p>425825</text:p>
          </table:table-cell>
          <table:table-cell office:value-type="float" office:value="908215" calcext:value-type="float">
            <text:p>908215</text:p>
          </table:table-cell>
          <table:table-cell office:value-type="float" office:value="164640" calcext:value-type="float">
            <text:p>164640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07765" calcext:value-type="float">
            <text:p>407765</text:p>
          </table:table-cell>
          <table:table-cell office:value-type="float" office:value="239750" calcext:value-type="float">
            <text:p>239750</text:p>
          </table:table-cell>
          <table:table-cell office:value-type="float" office:value="641055" calcext:value-type="float">
            <text:p>641055</text:p>
          </table:table-cell>
          <table:table-cell office:value-type="float" office:value="1111730" calcext:value-type="float">
            <text:p>1111730</text:p>
          </table:table-cell>
          <table:table-cell office:value-type="float" office:value="793405" calcext:value-type="float">
            <text:p>793405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" office:value-type="string" calcext:value-type="string">
            <text:p>size </text:p>
          </table:table-cell>
          <table:table-cell table:style-name="ce1" office:value-type="string" calcext:value-type="string">
            <text:p>inser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hybrid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43" calcext:value-type="float">
            <text:p>29143</text:p>
          </table:table-cell>
          <table:table-cell office:value-type="float" office:value="58657" calcext:value-type="float">
            <text:p>58657</text:p>
          </table:table-cell>
          <table:table-cell office:value-type="float" office:value="89948" calcext:value-type="float">
            <text:p>89948</text:p>
          </table:table-cell>
          <table:table-cell office:value-type="float" office:value="226767" calcext:value-type="float">
            <text:p>226767</text:p>
          </table:table-cell>
          <table:table-cell office:value-type="float" office:value="27996" calcext:value-type="float">
            <text:p>2799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455" calcext:value-type="float">
            <text:p>122455</text:p>
          </table:table-cell>
          <table:table-cell office:value-type="float" office:value="170637" calcext:value-type="float">
            <text:p>170637</text:p>
          </table:table-cell>
          <table:table-cell office:value-type="float" office:value="262115" calcext:value-type="float">
            <text:p>262115</text:p>
          </table:table-cell>
          <table:table-cell office:value-type="float" office:value="625661" calcext:value-type="float">
            <text:p>625661</text:p>
          </table:table-cell>
          <table:table-cell office:value-type="float" office:value="117137" calcext:value-type="float">
            <text:p>11713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2897" calcext:value-type="float">
            <text:p>362897</text:p>
          </table:table-cell>
          <table:table-cell office:value-type="float" office:value="353942" calcext:value-type="float">
            <text:p>353942</text:p>
          </table:table-cell>
          <table:table-cell office:value-type="float" office:value="587931" calcext:value-type="float">
            <text:p>587931</text:p>
          </table:table-cell>
          <table:table-cell office:value-type="float" office:value="1338433" calcext:value-type="float">
            <text:p>1338433</text:p>
          </table:table-cell>
          <table:table-cell office:value-type="float" office:value="202749" calcext:value-type="float">
            <text:p>202749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6566" calcext:value-type="float">
            <text:p>496566</text:p>
          </table:table-cell>
          <table:table-cell office:value-type="float" office:value="433652" calcext:value-type="float">
            <text:p>433652</text:p>
          </table:table-cell>
          <table:table-cell office:value-type="float" office:value="624860" calcext:value-type="float">
            <text:p>624860</text:p>
          </table:table-cell>
          <table:table-cell office:value-type="float" office:value="1360509" calcext:value-type="float">
            <text:p>1360509</text:p>
          </table:table-cell>
          <table:table-cell office:value-type="float" office:value="259490" calcext:value-type="float">
            <text:p>25949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2575" calcext:value-type="float">
            <text:p>1032575</text:p>
          </table:table-cell>
          <table:table-cell office:value-type="float" office:value="865913" calcext:value-type="float">
            <text:p>865913</text:p>
          </table:table-cell>
          <table:table-cell office:value-type="float" office:value="1271480" calcext:value-type="float">
            <text:p>1271480</text:p>
          </table:table-cell>
          <table:table-cell office:value-type="float" office:value="2250282" calcext:value-type="float">
            <text:p>2250282</text:p>
          </table:table-cell>
          <table:table-cell office:value-type="float" office:value="471654" calcext:value-type="float">
            <text:p>471654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30485" calcext:value-type="float">
            <text:p>1330485</text:p>
          </table:table-cell>
          <table:table-cell office:value-type="float" office:value="882442" calcext:value-type="float">
            <text:p>882442</text:p>
          </table:table-cell>
          <table:table-cell office:value-type="float" office:value="1347800" calcext:value-type="float">
            <text:p>1347800</text:p>
          </table:table-cell>
          <table:table-cell office:value-type="float" office:value="2908964" calcext:value-type="float">
            <text:p>2908964</text:p>
          </table:table-cell>
          <table:table-cell office:value-type="float" office:value="703503" calcext:value-type="float">
            <text:p>703503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71731" calcext:value-type="float">
            <text:p>1671731</text:p>
          </table:table-cell>
          <table:table-cell office:value-type="float" office:value="915306" calcext:value-type="float">
            <text:p>915306</text:p>
          </table:table-cell>
          <table:table-cell office:value-type="float" office:value="1456648" calcext:value-type="float">
            <text:p>1456648</text:p>
          </table:table-cell>
          <table:table-cell office:value-type="float" office:value="2918128" calcext:value-type="float">
            <text:p>2918128</text:p>
          </table:table-cell>
          <table:table-cell office:value-type="float" office:value="625540" calcext:value-type="float">
            <text:p>625540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59387" calcext:value-type="float">
            <text:p>1859387</text:p>
          </table:table-cell>
          <table:table-cell office:value-type="float" office:value="973266" calcext:value-type="float">
            <text:p>973266</text:p>
          </table:table-cell>
          <table:table-cell office:value-type="float" office:value="1447209" calcext:value-type="float">
            <text:p>1447209</text:p>
          </table:table-cell>
          <table:table-cell office:value-type="float" office:value="3046833" calcext:value-type="float">
            <text:p>3046833</text:p>
          </table:table-cell>
          <table:table-cell office:value-type="float" office:value="606000" calcext:value-type="float">
            <text:p>606000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37590" calcext:value-type="float">
            <text:p>1737590</text:p>
          </table:table-cell>
          <table:table-cell office:value-type="float" office:value="719238" calcext:value-type="float">
            <text:p>719238</text:p>
          </table:table-cell>
          <table:table-cell office:value-type="float" office:value="1264848" calcext:value-type="float">
            <text:p>1264848</text:p>
          </table:table-cell>
          <table:table-cell office:value-type="float" office:value="2147243" calcext:value-type="float">
            <text:p>2147243</text:p>
          </table:table-cell>
          <table:table-cell office:value-type="float" office:value="531973" calcext:value-type="float">
            <text:p>53197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37660" calcext:value-type="float">
            <text:p>2237660</text:p>
          </table:table-cell>
          <table:table-cell office:value-type="float" office:value="827302" calcext:value-type="float">
            <text:p>827302</text:p>
          </table:table-cell>
          <table:table-cell office:value-type="float" office:value="1184854" calcext:value-type="float">
            <text:p>1184854</text:p>
          </table:table-cell>
          <table:table-cell office:value-type="float" office:value="2004653" calcext:value-type="float">
            <text:p>2004653</text:p>
          </table:table-cell>
          <table:table-cell office:value-type="float" office:value="569116" calcext:value-type="float">
            <text:p>569116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74314" calcext:value-type="float">
            <text:p>1874314</text:p>
          </table:table-cell>
          <table:table-cell office:value-type="float" office:value="633549" calcext:value-type="float">
            <text:p>633549</text:p>
          </table:table-cell>
          <table:table-cell office:value-type="float" office:value="1028279" calcext:value-type="float">
            <text:p>1028279</text:p>
          </table:table-cell>
          <table:table-cell office:value-type="float" office:value="1672403" calcext:value-type="float">
            <text:p>1672403</text:p>
          </table:table-cell>
          <table:table-cell office:value-type="float" office:value="475462" calcext:value-type="float">
            <text:p>475462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367201" calcext:value-type="float">
            <text:p>2367201</text:p>
          </table:table-cell>
          <table:table-cell office:value-type="float" office:value="744185" calcext:value-type="float">
            <text:p>744185</text:p>
          </table:table-cell>
          <table:table-cell office:value-type="float" office:value="1073445" calcext:value-type="float">
            <text:p>1073445</text:p>
          </table:table-cell>
          <table:table-cell office:value-type="float" office:value="1962104" calcext:value-type="float">
            <text:p>1962104</text:p>
          </table:table-cell>
          <table:table-cell office:value-type="float" office:value="522128" calcext:value-type="float">
            <text:p>522128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628534" calcext:value-type="float">
            <text:p>2628534</text:p>
          </table:table-cell>
          <table:table-cell office:value-type="float" office:value="833455" calcext:value-type="float">
            <text:p>833455</text:p>
          </table:table-cell>
          <table:table-cell office:value-type="float" office:value="1238391" calcext:value-type="float">
            <text:p>1238391</text:p>
          </table:table-cell>
          <table:table-cell office:value-type="float" office:value="2090133" calcext:value-type="float">
            <text:p>2090133</text:p>
          </table:table-cell>
          <table:table-cell office:value-type="float" office:value="578288" calcext:value-type="float">
            <text:p>578288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675695" calcext:value-type="float">
            <text:p>2675695</text:p>
          </table:table-cell>
          <table:table-cell office:value-type="float" office:value="749278" calcext:value-type="float">
            <text:p>749278</text:p>
          </table:table-cell>
          <table:table-cell office:value-type="float" office:value="1156087" calcext:value-type="float">
            <text:p>1156087</text:p>
          </table:table-cell>
          <table:table-cell office:value-type="float" office:value="1959215" calcext:value-type="float">
            <text:p>1959215</text:p>
          </table:table-cell>
          <table:table-cell office:value-type="float" office:value="541327" calcext:value-type="float">
            <text:p>541327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679772" calcext:value-type="float">
            <text:p>3679772</text:p>
          </table:table-cell>
          <table:table-cell office:value-type="float" office:value="959938" calcext:value-type="float">
            <text:p>959938</text:p>
          </table:table-cell>
          <table:table-cell office:value-type="float" office:value="1468265" calcext:value-type="float">
            <text:p>1468265</text:p>
          </table:table-cell>
          <table:table-cell office:value-type="float" office:value="2431660" calcext:value-type="float">
            <text:p>2431660</text:p>
          </table:table-cell>
          <table:table-cell office:value-type="float" office:value="728806" calcext:value-type="float">
            <text:p>728806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658659" calcext:value-type="float">
            <text:p>3658659</text:p>
          </table:table-cell>
          <table:table-cell office:value-type="float" office:value="859496" calcext:value-type="float">
            <text:p>859496</text:p>
          </table:table-cell>
          <table:table-cell office:value-type="float" office:value="1381683" calcext:value-type="float">
            <text:p>1381683</text:p>
          </table:table-cell>
          <table:table-cell office:value-type="float" office:value="2117172" calcext:value-type="float">
            <text:p>2117172</text:p>
          </table:table-cell>
          <table:table-cell office:value-type="float" office:value="670035" calcext:value-type="float">
            <text:p>670035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966455" calcext:value-type="float">
            <text:p>3966455</text:p>
          </table:table-cell>
          <table:table-cell office:value-type="float" office:value="853210" calcext:value-type="float">
            <text:p>853210</text:p>
          </table:table-cell>
          <table:table-cell office:value-type="float" office:value="1514375" calcext:value-type="float">
            <text:p>1514375</text:p>
          </table:table-cell>
          <table:table-cell office:value-type="float" office:value="2407170" calcext:value-type="float">
            <text:p>2407170</text:p>
          </table:table-cell>
          <table:table-cell office:value-type="float" office:value="726428" calcext:value-type="float">
            <text:p>726428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360557" calcext:value-type="float">
            <text:p>4360557</text:p>
          </table:table-cell>
          <table:table-cell office:value-type="float" office:value="970099" calcext:value-type="float">
            <text:p>970099</text:p>
          </table:table-cell>
          <table:table-cell office:value-type="float" office:value="1566913" calcext:value-type="float">
            <text:p>1566913</text:p>
          </table:table-cell>
          <table:table-cell office:value-type="float" office:value="2390490" calcext:value-type="float">
            <text:p>2390490</text:p>
          </table:table-cell>
          <table:table-cell office:value-type="float" office:value="733000" calcext:value-type="float">
            <text:p>7330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684818" calcext:value-type="float">
            <text:p>4684818</text:p>
          </table:table-cell>
          <table:table-cell office:value-type="float" office:value="1073521" calcext:value-type="float">
            <text:p>1073521</text:p>
          </table:table-cell>
          <table:table-cell office:value-type="float" office:value="1627459" calcext:value-type="float">
            <text:p>1627459</text:p>
          </table:table-cell>
          <table:table-cell office:value-type="float" office:value="2612999" calcext:value-type="float">
            <text:p>2612999</text:p>
          </table:table-cell>
          <table:table-cell office:value-type="float" office:value="772680" calcext:value-type="float">
            <text:p>772680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39897" calcext:value-type="float">
            <text:p>5739897</text:p>
          </table:table-cell>
          <table:table-cell office:value-type="float" office:value="1215790" calcext:value-type="float">
            <text:p>1215790</text:p>
          </table:table-cell>
          <table:table-cell office:value-type="float" office:value="1745476" calcext:value-type="float">
            <text:p>1745476</text:p>
          </table:table-cell>
          <table:table-cell office:value-type="float" office:value="2758046" calcext:value-type="float">
            <text:p>2758046</text:p>
          </table:table-cell>
          <table:table-cell office:value-type="float" office:value="873131" calcext:value-type="float">
            <text:p>873131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546154" calcext:value-type="float">
            <text:p>5546154</text:p>
          </table:table-cell>
          <table:table-cell office:value-type="float" office:value="1039656" calcext:value-type="float">
            <text:p>1039656</text:p>
          </table:table-cell>
          <table:table-cell office:value-type="float" office:value="1745366" calcext:value-type="float">
            <text:p>1745366</text:p>
          </table:table-cell>
          <table:table-cell office:value-type="float" office:value="2683990" calcext:value-type="float">
            <text:p>2683990</text:p>
          </table:table-cell>
          <table:table-cell office:value-type="float" office:value="903614" calcext:value-type="float">
            <text:p>903614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718730" calcext:value-type="float">
            <text:p>6718730</text:p>
          </table:table-cell>
          <table:table-cell office:value-type="float" office:value="1288978" calcext:value-type="float">
            <text:p>1288978</text:p>
          </table:table-cell>
          <table:table-cell office:value-type="float" office:value="2030090" calcext:value-type="float">
            <text:p>2030090</text:p>
          </table:table-cell>
          <table:table-cell office:value-type="float" office:value="3083693" calcext:value-type="float">
            <text:p>3083693</text:p>
          </table:table-cell>
          <table:table-cell office:value-type="float" office:value="969195" calcext:value-type="float">
            <text:p>969195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627986" calcext:value-type="float">
            <text:p>7627986</text:p>
          </table:table-cell>
          <table:table-cell office:value-type="float" office:value="1427880" calcext:value-type="float">
            <text:p>1427880</text:p>
          </table:table-cell>
          <table:table-cell office:value-type="float" office:value="2205853" calcext:value-type="float">
            <text:p>2205853</text:p>
          </table:table-cell>
          <table:table-cell office:value-type="float" office:value="3468328" calcext:value-type="float">
            <text:p>3468328</text:p>
          </table:table-cell>
          <table:table-cell office:value-type="float" office:value="1070299" calcext:value-type="float">
            <text:p>1070299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75737" calcext:value-type="float">
            <text:p>8075737</text:p>
          </table:table-cell>
          <table:table-cell office:value-type="float" office:value="1446027" calcext:value-type="float">
            <text:p>1446027</text:p>
          </table:table-cell>
          <table:table-cell office:value-type="float" office:value="2140049" calcext:value-type="float">
            <text:p>2140049</text:p>
          </table:table-cell>
          <table:table-cell office:value-type="float" office:value="3256419" calcext:value-type="float">
            <text:p>3256419</text:p>
          </table:table-cell>
          <table:table-cell office:value-type="float" office:value="1054602" calcext:value-type="float">
            <text:p>1054602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553114" calcext:value-type="float">
            <text:p>8553114</text:p>
          </table:table-cell>
          <table:table-cell office:value-type="float" office:value="1314546" calcext:value-type="float">
            <text:p>1314546</text:p>
          </table:table-cell>
          <table:table-cell office:value-type="float" office:value="2193254" calcext:value-type="float">
            <text:p>2193254</text:p>
          </table:table-cell>
          <table:table-cell office:value-type="float" office:value="3233955" calcext:value-type="float">
            <text:p>3233955</text:p>
          </table:table-cell>
          <table:table-cell office:value-type="float" office:value="1130601" calcext:value-type="float">
            <text:p>1130601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579634" calcext:value-type="float">
            <text:p>10579634</text:p>
          </table:table-cell>
          <table:table-cell office:value-type="float" office:value="1823839" calcext:value-type="float">
            <text:p>1823839</text:p>
          </table:table-cell>
          <table:table-cell office:value-type="float" office:value="2857915" calcext:value-type="float">
            <text:p>2857915</text:p>
          </table:table-cell>
          <table:table-cell office:value-type="float" office:value="4419650" calcext:value-type="float">
            <text:p>4419650</text:p>
          </table:table-cell>
          <table:table-cell office:value-type="float" office:value="1399176" calcext:value-type="float">
            <text:p>1399176</text:p>
          </table:table-cell>
          <table:table-cell table:number-columns-repeated="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235544" calcext:value-type="float">
            <text:p>11235544</text:p>
          </table:table-cell>
          <table:table-cell office:value-type="float" office:value="1831913" calcext:value-type="float">
            <text:p>1831913</text:p>
          </table:table-cell>
          <table:table-cell office:value-type="float" office:value="3266247" calcext:value-type="float">
            <text:p>3266247</text:p>
          </table:table-cell>
          <table:table-cell office:value-type="float" office:value="4715249" calcext:value-type="float">
            <text:p>4715249</text:p>
          </table:table-cell>
          <table:table-cell office:value-type="float" office:value="1472490" calcext:value-type="float">
            <text:p>1472490</text:p>
          </table:table-cell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658176" calcext:value-type="float">
            <text:p>10658176</text:p>
          </table:table-cell>
          <table:table-cell office:value-type="float" office:value="1664106" calcext:value-type="float">
            <text:p>1664106</text:p>
          </table:table-cell>
          <table:table-cell office:value-type="float" office:value="2726356" calcext:value-type="float">
            <text:p>2726356</text:p>
          </table:table-cell>
          <table:table-cell office:value-type="float" office:value="4125005" calcext:value-type="float">
            <text:p>4125005</text:p>
          </table:table-cell>
          <table:table-cell office:value-type="float" office:value="1397441" calcext:value-type="float">
            <text:p>1397441</text:p>
          </table:table-cell>
          <table:table-cell table:number-columns-repeated="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367104" calcext:value-type="float">
            <text:p>13367104</text:p>
          </table:table-cell>
          <table:table-cell office:value-type="float" office:value="1989207" calcext:value-type="float">
            <text:p>1989207</text:p>
          </table:table-cell>
          <table:table-cell office:value-type="float" office:value="3071684" calcext:value-type="float">
            <text:p>3071684</text:p>
          </table:table-cell>
          <table:table-cell office:value-type="float" office:value="4317103" calcext:value-type="float">
            <text:p>4317103</text:p>
          </table:table-cell>
          <table:table-cell office:value-type="float" office:value="1464624" calcext:value-type="float">
            <text:p>1464624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672120" calcext:value-type="float">
            <text:p>12672120</text:p>
          </table:table-cell>
          <table:table-cell office:value-type="float" office:value="1870417" calcext:value-type="float">
            <text:p>1870417</text:p>
          </table:table-cell>
          <table:table-cell office:value-type="float" office:value="2939101" calcext:value-type="float">
            <text:p>2939101</text:p>
          </table:table-cell>
          <table:table-cell office:value-type="float" office:value="4364416" calcext:value-type="float">
            <text:p>4364416</text:p>
          </table:table-cell>
          <table:table-cell office:value-type="float" office:value="1475098" calcext:value-type="float">
            <text:p>1475098</text:p>
          </table:table-cell>
          <table:table-cell table:number-columns-repeated="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390952" calcext:value-type="float">
            <text:p>14390952</text:p>
          </table:table-cell>
          <table:table-cell office:value-type="float" office:value="2257983" calcext:value-type="float">
            <text:p>2257983</text:p>
          </table:table-cell>
          <table:table-cell office:value-type="float" office:value="3143304" calcext:value-type="float">
            <text:p>3143304</text:p>
          </table:table-cell>
          <table:table-cell office:value-type="float" office:value="4882410" calcext:value-type="float">
            <text:p>4882410</text:p>
          </table:table-cell>
          <table:table-cell office:value-type="float" office:value="1534979" calcext:value-type="float">
            <text:p>1534979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3976192" calcext:value-type="float">
            <text:p>13976192</text:p>
          </table:table-cell>
          <table:table-cell office:value-type="float" office:value="1892063" calcext:value-type="float">
            <text:p>1892063</text:p>
          </table:table-cell>
          <table:table-cell office:value-type="float" office:value="3189244" calcext:value-type="float">
            <text:p>3189244</text:p>
          </table:table-cell>
          <table:table-cell office:value-type="float" office:value="4891162" calcext:value-type="float">
            <text:p>4891162</text:p>
          </table:table-cell>
          <table:table-cell office:value-type="float" office:value="1573641" calcext:value-type="float">
            <text:p>1573641</text:p>
          </table:table-cell>
          <table:table-cell table:number-columns-repeated="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6895275" calcext:value-type="float">
            <text:p>16895275</text:p>
          </table:table-cell>
          <table:table-cell office:value-type="float" office:value="2009293" calcext:value-type="float">
            <text:p>2009293</text:p>
          </table:table-cell>
          <table:table-cell office:value-type="float" office:value="3363786" calcext:value-type="float">
            <text:p>3363786</text:p>
          </table:table-cell>
          <table:table-cell office:value-type="float" office:value="4943484" calcext:value-type="float">
            <text:p>4943484</text:p>
          </table:table-cell>
          <table:table-cell office:value-type="float" office:value="1671156" calcext:value-type="float">
            <text:p>1671156</text:p>
          </table:table-cell>
          <table:table-cell table:number-columns-repeated="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6810121" calcext:value-type="float">
            <text:p>16810121</text:p>
          </table:table-cell>
          <table:table-cell office:value-type="float" office:value="2298174" calcext:value-type="float">
            <text:p>2298174</text:p>
          </table:table-cell>
          <table:table-cell office:value-type="float" office:value="3488939" calcext:value-type="float">
            <text:p>3488939</text:p>
          </table:table-cell>
          <table:table-cell office:value-type="float" office:value="5193107" calcext:value-type="float">
            <text:p>5193107</text:p>
          </table:table-cell>
          <table:table-cell office:value-type="float" office:value="1707347" calcext:value-type="float">
            <text:p>1707347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7367754" calcext:value-type="float">
            <text:p>17367754</text:p>
          </table:table-cell>
          <table:table-cell office:value-type="float" office:value="2315401" calcext:value-type="float">
            <text:p>2315401</text:p>
          </table:table-cell>
          <table:table-cell office:value-type="float" office:value="3668806" calcext:value-type="float">
            <text:p>3668806</text:p>
          </table:table-cell>
          <table:table-cell office:value-type="float" office:value="5253471" calcext:value-type="float">
            <text:p>5253471</text:p>
          </table:table-cell>
          <table:table-cell office:value-type="float" office:value="1674118" calcext:value-type="float">
            <text:p>1674118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533386" calcext:value-type="float">
            <text:p>19533386</text:p>
          </table:table-cell>
          <table:table-cell office:value-type="float" office:value="2633345" calcext:value-type="float">
            <text:p>2633345</text:p>
          </table:table-cell>
          <table:table-cell office:value-type="float" office:value="3558309" calcext:value-type="float">
            <text:p>3558309</text:p>
          </table:table-cell>
          <table:table-cell office:value-type="float" office:value="5346918" calcext:value-type="float">
            <text:p>5346918</text:p>
          </table:table-cell>
          <table:table-cell office:value-type="float" office:value="1815279" calcext:value-type="float">
            <text:p>1815279</text:p>
          </table:table-cell>
          <table:table-cell table:number-columns-repeated="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1619970" calcext:value-type="float">
            <text:p>21619970</text:p>
          </table:table-cell>
          <table:table-cell office:value-type="float" office:value="2769297" calcext:value-type="float">
            <text:p>2769297</text:p>
          </table:table-cell>
          <table:table-cell office:value-type="float" office:value="3936439" calcext:value-type="float">
            <text:p>3936439</text:p>
          </table:table-cell>
          <table:table-cell office:value-type="float" office:value="6010790" calcext:value-type="float">
            <text:p>6010790</text:p>
          </table:table-cell>
          <table:table-cell office:value-type="float" office:value="1872078" calcext:value-type="float">
            <text:p>1872078</text:p>
          </table:table-cell>
          <table:table-cell table:number-columns-repeated="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4071121" calcext:value-type="float">
            <text:p>24071121</text:p>
          </table:table-cell>
          <table:table-cell office:value-type="float" office:value="3131479" calcext:value-type="float">
            <text:p>3131479</text:p>
          </table:table-cell>
          <table:table-cell office:value-type="float" office:value="4448991" calcext:value-type="float">
            <text:p>4448991</text:p>
          </table:table-cell>
          <table:table-cell office:value-type="float" office:value="6518551" calcext:value-type="float">
            <text:p>6518551</text:p>
          </table:table-cell>
          <table:table-cell office:value-type="float" office:value="2114173" calcext:value-type="float">
            <text:p>2114173</text:p>
          </table:table-cell>
          <table:table-cell table:number-columns-repeated="5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4824384" calcext:value-type="float">
            <text:p>24824384</text:p>
          </table:table-cell>
          <table:table-cell office:value-type="float" office:value="2835864" calcext:value-type="float">
            <text:p>2835864</text:p>
          </table:table-cell>
          <table:table-cell office:value-type="float" office:value="4597784" calcext:value-type="float">
            <text:p>4597784</text:p>
          </table:table-cell>
          <table:table-cell office:value-type="float" office:value="6325772" calcext:value-type="float">
            <text:p>6325772</text:p>
          </table:table-cell>
          <table:table-cell office:value-type="float" office:value="2220919" calcext:value-type="float">
            <text:p>2220919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186955" calcext:value-type="float">
            <text:p>25186955</text:p>
          </table:table-cell>
          <table:table-cell office:value-type="float" office:value="2740827" calcext:value-type="float">
            <text:p>2740827</text:p>
          </table:table-cell>
          <table:table-cell office:value-type="float" office:value="4092614" calcext:value-type="float">
            <text:p>4092614</text:p>
          </table:table-cell>
          <table:table-cell office:value-type="float" office:value="5847059" calcext:value-type="float">
            <text:p>5847059</text:p>
          </table:table-cell>
          <table:table-cell office:value-type="float" office:value="2062821" calcext:value-type="float">
            <text:p>2062821</text:p>
          </table:table-cell>
          <table:table-cell table:number-columns-repeated="5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7830585" calcext:value-type="float">
            <text:p>27830585</text:p>
          </table:table-cell>
          <table:table-cell office:value-type="float" office:value="2946937" calcext:value-type="float">
            <text:p>2946937</text:p>
          </table:table-cell>
          <table:table-cell office:value-type="float" office:value="4903445" calcext:value-type="float">
            <text:p>4903445</text:p>
          </table:table-cell>
          <table:table-cell office:value-type="float" office:value="6681676" calcext:value-type="float">
            <text:p>6681676</text:p>
          </table:table-cell>
          <table:table-cell office:value-type="float" office:value="2302842" calcext:value-type="float">
            <text:p>2302842</text:p>
          </table:table-cell>
          <table:table-cell table:number-columns-repeated="5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0236546" calcext:value-type="float">
            <text:p>30236546</text:p>
          </table:table-cell>
          <table:table-cell office:value-type="float" office:value="3103046" calcext:value-type="float">
            <text:p>3103046</text:p>
          </table:table-cell>
          <table:table-cell office:value-type="float" office:value="5356162" calcext:value-type="float">
            <text:p>5356162</text:p>
          </table:table-cell>
          <table:table-cell office:value-type="float" office:value="7349013" calcext:value-type="float">
            <text:p>7349013</text:p>
          </table:table-cell>
          <table:table-cell office:value-type="float" office:value="2715451" calcext:value-type="float">
            <text:p>2715451</text:p>
          </table:table-cell>
          <table:table-cell table:number-columns-repeated="5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0043136" calcext:value-type="float">
            <text:p>30043136</text:p>
          </table:table-cell>
          <table:table-cell office:value-type="float" office:value="2822262" calcext:value-type="float">
            <text:p>2822262</text:p>
          </table:table-cell>
          <table:table-cell office:value-type="float" office:value="4734245" calcext:value-type="float">
            <text:p>4734245</text:p>
          </table:table-cell>
          <table:table-cell office:value-type="float" office:value="6915400" calcext:value-type="float">
            <text:p>6915400</text:p>
          </table:table-cell>
          <table:table-cell office:value-type="float" office:value="2275740" calcext:value-type="float">
            <text:p>2275740</text:p>
          </table:table-cell>
          <table:table-cell table:number-columns-repeated="5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3351077" calcext:value-type="float">
            <text:p>33351077</text:p>
          </table:table-cell>
          <table:table-cell office:value-type="float" office:value="3577905" calcext:value-type="float">
            <text:p>3577905</text:p>
          </table:table-cell>
          <table:table-cell office:value-type="float" office:value="5437368" calcext:value-type="float">
            <text:p>5437368</text:p>
          </table:table-cell>
          <table:table-cell office:value-type="float" office:value="8245322" calcext:value-type="float">
            <text:p>8245322</text:p>
          </table:table-cell>
          <table:table-cell office:value-type="float" office:value="2767113" calcext:value-type="float">
            <text:p>2767113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0406027" calcext:value-type="float">
            <text:p>30406027</text:p>
          </table:table-cell>
          <table:table-cell office:value-type="float" office:value="3151973" calcext:value-type="float">
            <text:p>3151973</text:p>
          </table:table-cell>
          <table:table-cell office:value-type="float" office:value="5165465" calcext:value-type="float">
            <text:p>5165465</text:p>
          </table:table-cell>
          <table:table-cell office:value-type="float" office:value="7669743" calcext:value-type="float">
            <text:p>7669743</text:p>
          </table:table-cell>
          <table:table-cell office:value-type="float" office:value="2607467" calcext:value-type="float">
            <text:p>2607467</text:p>
          </table:table-cell>
          <table:table-cell table:number-columns-repeated="5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8687265" calcext:value-type="float">
            <text:p>38687265</text:p>
          </table:table-cell>
          <table:table-cell office:value-type="float" office:value="3614189" calcext:value-type="float">
            <text:p>3614189</text:p>
          </table:table-cell>
          <table:table-cell office:value-type="float" office:value="5897870" calcext:value-type="float">
            <text:p>5897870</text:p>
          </table:table-cell>
          <table:table-cell office:value-type="float" office:value="9039100" calcext:value-type="float">
            <text:p>9039100</text:p>
          </table:table-cell>
          <table:table-cell office:value-type="float" office:value="2853050" calcext:value-type="float">
            <text:p>2853050</text:p>
          </table:table-cell>
          <table:table-cell table:number-columns-repeated="5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8412938" calcext:value-type="float">
            <text:p>38412938</text:p>
          </table:table-cell>
          <table:table-cell office:value-type="float" office:value="4061008" calcext:value-type="float">
            <text:p>4061008</text:p>
          </table:table-cell>
          <table:table-cell office:value-type="float" office:value="6458054" calcext:value-type="float">
            <text:p>6458054</text:p>
          </table:table-cell>
          <table:table-cell office:value-type="float" office:value="9419274" calcext:value-type="float">
            <text:p>9419274</text:p>
          </table:table-cell>
          <table:table-cell office:value-type="float" office:value="3339966" calcext:value-type="float">
            <text:p>3339966</text:p>
          </table:table-cell>
          <table:table-cell table:number-columns-repeated="5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2527491" calcext:value-type="float">
            <text:p>32527491</text:p>
          </table:table-cell>
          <table:table-cell office:value-type="float" office:value="3228236" calcext:value-type="float">
            <text:p>3228236</text:p>
          </table:table-cell>
          <table:table-cell office:value-type="float" office:value="5771177" calcext:value-type="float">
            <text:p>5771177</text:p>
          </table:table-cell>
          <table:table-cell office:value-type="float" office:value="7773605" calcext:value-type="float">
            <text:p>7773605</text:p>
          </table:table-cell>
          <table:table-cell office:value-type="float" office:value="2828191" calcext:value-type="float">
            <text:p>2828191</text:p>
          </table:table-cell>
          <table:table-cell table:number-columns-repeated="5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4351163" calcext:value-type="float">
            <text:p>34351163</text:p>
          </table:table-cell>
          <table:table-cell office:value-type="float" office:value="3293806" calcext:value-type="float">
            <text:p>3293806</text:p>
          </table:table-cell>
          <table:table-cell office:value-type="float" office:value="5081532" calcext:value-type="float">
            <text:p>5081532</text:p>
          </table:table-cell>
          <table:table-cell office:value-type="float" office:value="7630948" calcext:value-type="float">
            <text:p>7630948</text:p>
          </table:table-cell>
          <table:table-cell office:value-type="float" office:value="2554398" calcext:value-type="float">
            <text:p>2554398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696137" calcext:value-type="float">
            <text:p>40696137</text:p>
          </table:table-cell>
          <table:table-cell office:value-type="float" office:value="3600954" calcext:value-type="float">
            <text:p>3600954</text:p>
          </table:table-cell>
          <table:table-cell office:value-type="float" office:value="6034786" calcext:value-type="float">
            <text:p>6034786</text:p>
          </table:table-cell>
          <table:table-cell office:value-type="float" office:value="8154424" calcext:value-type="float">
            <text:p>8154424</text:p>
          </table:table-cell>
          <table:table-cell office:value-type="float" office:value="2962899" calcext:value-type="float">
            <text:p>2962899</text:p>
          </table:table-cell>
          <table:table-cell table:number-columns-repeated="5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3014292" calcext:value-type="float">
            <text:p>43014292</text:p>
          </table:table-cell>
          <table:table-cell office:value-type="float" office:value="3716686" calcext:value-type="float">
            <text:p>3716686</text:p>
          </table:table-cell>
          <table:table-cell office:value-type="float" office:value="6549054" calcext:value-type="float">
            <text:p>6549054</text:p>
          </table:table-cell>
          <table:table-cell office:value-type="float" office:value="8437861" calcext:value-type="float">
            <text:p>8437861</text:p>
          </table:table-cell>
          <table:table-cell office:value-type="float" office:value="3032670" calcext:value-type="float">
            <text:p>3032670</text:p>
          </table:table-cell>
          <table:table-cell table:number-columns-repeated="5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2778890" calcext:value-type="float">
            <text:p>32778890</text:p>
          </table:table-cell>
          <table:table-cell office:value-type="float" office:value="3066101" calcext:value-type="float">
            <text:p>3066101</text:p>
          </table:table-cell>
          <table:table-cell office:value-type="float" office:value="4632390" calcext:value-type="float">
            <text:p>4632390</text:p>
          </table:table-cell>
          <table:table-cell office:value-type="float" office:value="6773691" calcext:value-type="float">
            <text:p>6773691</text:p>
          </table:table-cell>
          <table:table-cell office:value-type="float" office:value="2436294" calcext:value-type="float">
            <text:p>2436294</text:p>
          </table:table-cell>
          <table:table-cell table:number-columns-repeated="5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2588129" calcext:value-type="float">
            <text:p>22588129</text:p>
          </table:table-cell>
          <table:table-cell office:value-type="float" office:value="1999072" calcext:value-type="float">
            <text:p>1999072</text:p>
          </table:table-cell>
          <table:table-cell office:value-type="float" office:value="3131767" calcext:value-type="float">
            <text:p>3131767</text:p>
          </table:table-cell>
          <table:table-cell office:value-type="float" office:value="4364273" calcext:value-type="float">
            <text:p>4364273</text:p>
          </table:table-cell>
          <table:table-cell office:value-type="float" office:value="1570313" calcext:value-type="float">
            <text:p>1570313</text:p>
          </table:table-cell>
          <table:table-cell table:number-columns-repeated="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5080902" calcext:value-type="float">
            <text:p>25080902</text:p>
          </table:table-cell>
          <table:table-cell office:value-type="float" office:value="2157108" calcext:value-type="float">
            <text:p>2157108</text:p>
          </table:table-cell>
          <table:table-cell office:value-type="float" office:value="3334631" calcext:value-type="float">
            <text:p>3334631</text:p>
          </table:table-cell>
          <table:table-cell office:value-type="float" office:value="4719229" calcext:value-type="float">
            <text:p>4719229</text:p>
          </table:table-cell>
          <table:table-cell office:value-type="float" office:value="1699988" calcext:value-type="float">
            <text:p>1699988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5846123" calcext:value-type="float">
            <text:p>25846123</text:p>
          </table:table-cell>
          <table:table-cell office:value-type="float" office:value="2163679" calcext:value-type="float">
            <text:p>2163679</text:p>
          </table:table-cell>
          <table:table-cell office:value-type="float" office:value="3437756" calcext:value-type="float">
            <text:p>3437756</text:p>
          </table:table-cell>
          <table:table-cell office:value-type="float" office:value="4907560" calcext:value-type="float">
            <text:p>4907560</text:p>
          </table:table-cell>
          <table:table-cell office:value-type="float" office:value="1723934" calcext:value-type="float">
            <text:p>1723934</text:p>
          </table:table-cell>
          <table:table-cell table:number-columns-repeated="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7518291" calcext:value-type="float">
            <text:p>27518291</text:p>
          </table:table-cell>
          <table:table-cell office:value-type="float" office:value="2239418" calcext:value-type="float">
            <text:p>2239418</text:p>
          </table:table-cell>
          <table:table-cell office:value-type="float" office:value="3557460" calcext:value-type="float">
            <text:p>3557460</text:p>
          </table:table-cell>
          <table:table-cell office:value-type="float" office:value="5021945" calcext:value-type="float">
            <text:p>5021945</text:p>
          </table:table-cell>
          <table:table-cell office:value-type="float" office:value="1766673" calcext:value-type="float">
            <text:p>1766673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8076396" calcext:value-type="float">
            <text:p>28076396</text:p>
          </table:table-cell>
          <table:table-cell office:value-type="float" office:value="2283155" calcext:value-type="float">
            <text:p>2283155</text:p>
          </table:table-cell>
          <table:table-cell office:value-type="float" office:value="3545441" calcext:value-type="float">
            <text:p>3545441</text:p>
          </table:table-cell>
          <table:table-cell office:value-type="float" office:value="5132239" calcext:value-type="float">
            <text:p>5132239</text:p>
          </table:table-cell>
          <table:table-cell office:value-type="float" office:value="1798703" calcext:value-type="float">
            <text:p>1798703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8606395" calcext:value-type="float">
            <text:p>28606395</text:p>
          </table:table-cell>
          <table:table-cell office:value-type="float" office:value="2285759" calcext:value-type="float">
            <text:p>2285759</text:p>
          </table:table-cell>
          <table:table-cell office:value-type="float" office:value="3630106" calcext:value-type="float">
            <text:p>3630106</text:p>
          </table:table-cell>
          <table:table-cell office:value-type="float" office:value="5090061" calcext:value-type="float">
            <text:p>5090061</text:p>
          </table:table-cell>
          <table:table-cell office:value-type="float" office:value="1818139" calcext:value-type="float">
            <text:p>1818139</text:p>
          </table:table-cell>
          <table:table-cell table:number-columns-repeated="5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0178322" calcext:value-type="float">
            <text:p>30178322</text:p>
          </table:table-cell>
          <table:table-cell office:value-type="float" office:value="2396018" calcext:value-type="float">
            <text:p>2396018</text:p>
          </table:table-cell>
          <table:table-cell office:value-type="float" office:value="3753656" calcext:value-type="float">
            <text:p>3753656</text:p>
          </table:table-cell>
          <table:table-cell office:value-type="float" office:value="5264169" calcext:value-type="float">
            <text:p>5264169</text:p>
          </table:table-cell>
          <table:table-cell office:value-type="float" office:value="1894563" calcext:value-type="float">
            <text:p>1894563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0808743" calcext:value-type="float">
            <text:p>30808743</text:p>
          </table:table-cell>
          <table:table-cell office:value-type="float" office:value="2454644" calcext:value-type="float">
            <text:p>2454644</text:p>
          </table:table-cell>
          <table:table-cell office:value-type="float" office:value="3786655" calcext:value-type="float">
            <text:p>3786655</text:p>
          </table:table-cell>
          <table:table-cell office:value-type="float" office:value="5390576" calcext:value-type="float">
            <text:p>5390576</text:p>
          </table:table-cell>
          <table:table-cell office:value-type="float" office:value="1880973" calcext:value-type="float">
            <text:p>1880973</text:p>
          </table:table-cell>
          <table:table-cell table:number-columns-repeated="5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31922778" calcext:value-type="float">
            <text:p>31922778</text:p>
          </table:table-cell>
          <table:table-cell office:value-type="float" office:value="2524483" calcext:value-type="float">
            <text:p>2524483</text:p>
          </table:table-cell>
          <table:table-cell office:value-type="float" office:value="3925751" calcext:value-type="float">
            <text:p>3925751</text:p>
          </table:table-cell>
          <table:table-cell office:value-type="float" office:value="5543747" calcext:value-type="float">
            <text:p>5543747</text:p>
          </table:table-cell>
          <table:table-cell office:value-type="float" office:value="1970537" calcext:value-type="float">
            <text:p>1970537</text:p>
          </table:table-cell>
          <table:table-cell table:number-columns-repeated="5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2912829" calcext:value-type="float">
            <text:p>32912829</text:p>
          </table:table-cell>
          <table:table-cell office:value-type="float" office:value="2503608" calcext:value-type="float">
            <text:p>2503608</text:p>
          </table:table-cell>
          <table:table-cell office:value-type="float" office:value="3950570" calcext:value-type="float">
            <text:p>3950570</text:p>
          </table:table-cell>
          <table:table-cell office:value-type="float" office:value="5391913" calcext:value-type="float">
            <text:p>5391913</text:p>
          </table:table-cell>
          <table:table-cell office:value-type="float" office:value="1973114" calcext:value-type="float">
            <text:p>1973114</text:p>
          </table:table-cell>
          <table:table-cell table:number-columns-repeated="5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4111141" calcext:value-type="float">
            <text:p>34111141</text:p>
          </table:table-cell>
          <table:table-cell office:value-type="float" office:value="2573634" calcext:value-type="float">
            <text:p>2573634</text:p>
          </table:table-cell>
          <table:table-cell office:value-type="float" office:value="4072764" calcext:value-type="float">
            <text:p>4072764</text:p>
          </table:table-cell>
          <table:table-cell office:value-type="float" office:value="5521109" calcext:value-type="float">
            <text:p>5521109</text:p>
          </table:table-cell>
          <table:table-cell office:value-type="float" office:value="2033791" calcext:value-type="float">
            <text:p>2033791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4683926" calcext:value-type="float">
            <text:p>34683926</text:p>
          </table:table-cell>
          <table:table-cell office:value-type="float" office:value="2584768" calcext:value-type="float">
            <text:p>2584768</text:p>
          </table:table-cell>
          <table:table-cell office:value-type="float" office:value="4067724" calcext:value-type="float">
            <text:p>4067724</text:p>
          </table:table-cell>
          <table:table-cell office:value-type="float" office:value="5540226" calcext:value-type="float">
            <text:p>5540226</text:p>
          </table:table-cell>
          <table:table-cell office:value-type="float" office:value="2045195" calcext:value-type="float">
            <text:p>2045195</text:p>
          </table:table-cell>
          <table:table-cell table:number-columns-repeated="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6533341" calcext:value-type="float">
            <text:p>36533341</text:p>
          </table:table-cell>
          <table:table-cell office:value-type="float" office:value="2656931" calcext:value-type="float">
            <text:p>2656931</text:p>
          </table:table-cell>
          <table:table-cell office:value-type="float" office:value="4113483" calcext:value-type="float">
            <text:p>4113483</text:p>
          </table:table-cell>
          <table:table-cell office:value-type="float" office:value="5697497" calcext:value-type="float">
            <text:p>5697497</text:p>
          </table:table-cell>
          <table:table-cell office:value-type="float" office:value="2094014" calcext:value-type="float">
            <text:p>2094014</text:p>
          </table:table-cell>
          <table:table-cell table:number-columns-repeated="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7456604" calcext:value-type="float">
            <text:p>37456604</text:p>
          </table:table-cell>
          <table:table-cell office:value-type="float" office:value="2762272" calcext:value-type="float">
            <text:p>2762272</text:p>
          </table:table-cell>
          <table:table-cell office:value-type="float" office:value="4206196" calcext:value-type="float">
            <text:p>4206196</text:p>
          </table:table-cell>
          <table:table-cell office:value-type="float" office:value="5869780" calcext:value-type="float">
            <text:p>5869780</text:p>
          </table:table-cell>
          <table:table-cell office:value-type="float" office:value="2157327" calcext:value-type="float">
            <text:p>2157327</text:p>
          </table:table-cell>
          <table:table-cell table:number-columns-repeated="5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8550819" calcext:value-type="float">
            <text:p>38550819</text:p>
          </table:table-cell>
          <table:table-cell office:value-type="float" office:value="2733321" calcext:value-type="float">
            <text:p>2733321</text:p>
          </table:table-cell>
          <table:table-cell office:value-type="float" office:value="4275861" calcext:value-type="float">
            <text:p>4275861</text:p>
          </table:table-cell>
          <table:table-cell office:value-type="float" office:value="5938264" calcext:value-type="float">
            <text:p>5938264</text:p>
          </table:table-cell>
          <table:table-cell office:value-type="float" office:value="2166687" calcext:value-type="float">
            <text:p>2166687</text:p>
          </table:table-cell>
          <table:table-cell table:number-columns-repeated="5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40747703" calcext:value-type="float">
            <text:p>40747703</text:p>
          </table:table-cell>
          <table:table-cell office:value-type="float" office:value="2782388" calcext:value-type="float">
            <text:p>2782388</text:p>
          </table:table-cell>
          <table:table-cell office:value-type="float" office:value="4318354" calcext:value-type="float">
            <text:p>4318354</text:p>
          </table:table-cell>
          <table:table-cell office:value-type="float" office:value="6047842" calcext:value-type="float">
            <text:p>6047842</text:p>
          </table:table-cell>
          <table:table-cell office:value-type="float" office:value="2186850" calcext:value-type="float">
            <text:p>2186850</text:p>
          </table:table-cell>
          <table:table-cell table:number-columns-repeated="5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40683045" calcext:value-type="float">
            <text:p>40683045</text:p>
          </table:table-cell>
          <table:table-cell office:value-type="float" office:value="2815021" calcext:value-type="float">
            <text:p>2815021</text:p>
          </table:table-cell>
          <table:table-cell office:value-type="float" office:value="4437593" calcext:value-type="float">
            <text:p>4437593</text:p>
          </table:table-cell>
          <table:table-cell office:value-type="float" office:value="6007149" calcext:value-type="float">
            <text:p>6007149</text:p>
          </table:table-cell>
          <table:table-cell office:value-type="float" office:value="2202332" calcext:value-type="float">
            <text:p>2202332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2009602" calcext:value-type="float">
            <text:p>42009602</text:p>
          </table:table-cell>
          <table:table-cell office:value-type="float" office:value="2886025" calcext:value-type="float">
            <text:p>2886025</text:p>
          </table:table-cell>
          <table:table-cell office:value-type="float" office:value="4492491" calcext:value-type="float">
            <text:p>4492491</text:p>
          </table:table-cell>
          <table:table-cell office:value-type="float" office:value="6119920" calcext:value-type="float">
            <text:p>6119920</text:p>
          </table:table-cell>
          <table:table-cell office:value-type="float" office:value="2268630" calcext:value-type="float">
            <text:p>2268630</text:p>
          </table:table-cell>
          <table:table-cell table:number-columns-repeated="5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3090990" calcext:value-type="float">
            <text:p>43090990</text:p>
          </table:table-cell>
          <table:table-cell office:value-type="float" office:value="2930899" calcext:value-type="float">
            <text:p>2930899</text:p>
          </table:table-cell>
          <table:table-cell office:value-type="float" office:value="4559171" calcext:value-type="float">
            <text:p>4559171</text:p>
          </table:table-cell>
          <table:table-cell office:value-type="float" office:value="6156296" calcext:value-type="float">
            <text:p>6156296</text:p>
          </table:table-cell>
          <table:table-cell office:value-type="float" office:value="2301842" calcext:value-type="float">
            <text:p>2301842</text:p>
          </table:table-cell>
          <table:table-cell table:number-columns-repeated="5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3802306" calcext:value-type="float">
            <text:p>43802306</text:p>
          </table:table-cell>
          <table:table-cell office:value-type="float" office:value="2964999" calcext:value-type="float">
            <text:p>2964999</text:p>
          </table:table-cell>
          <table:table-cell office:value-type="float" office:value="4650560" calcext:value-type="float">
            <text:p>4650560</text:p>
          </table:table-cell>
          <table:table-cell office:value-type="float" office:value="6390577" calcext:value-type="float">
            <text:p>6390577</text:p>
          </table:table-cell>
          <table:table-cell office:value-type="float" office:value="2358167" calcext:value-type="float">
            <text:p>2358167</text:p>
          </table:table-cell>
          <table:table-cell table:number-columns-repeated="5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45046706" calcext:value-type="float">
            <text:p>45046706</text:p>
          </table:table-cell>
          <table:table-cell office:value-type="float" office:value="2948733" calcext:value-type="float">
            <text:p>2948733</text:p>
          </table:table-cell>
          <table:table-cell office:value-type="float" office:value="4627493" calcext:value-type="float">
            <text:p>4627493</text:p>
          </table:table-cell>
          <table:table-cell office:value-type="float" office:value="6230923" calcext:value-type="float">
            <text:p>6230923</text:p>
          </table:table-cell>
          <table:table-cell office:value-type="float" office:value="2353240" calcext:value-type="float">
            <text:p>2353240</text:p>
          </table:table-cell>
          <table:table-cell table:number-columns-repeated="5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46372147" calcext:value-type="float">
            <text:p>46372147</text:p>
          </table:table-cell>
          <table:table-cell office:value-type="float" office:value="3026642" calcext:value-type="float">
            <text:p>3026642</text:p>
          </table:table-cell>
          <table:table-cell office:value-type="float" office:value="4723666" calcext:value-type="float">
            <text:p>4723666</text:p>
          </table:table-cell>
          <table:table-cell office:value-type="float" office:value="6322260" calcext:value-type="float">
            <text:p>6322260</text:p>
          </table:table-cell>
          <table:table-cell office:value-type="float" office:value="2420001" calcext:value-type="float">
            <text:p>2420001</text:p>
          </table:table-cell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7694411" calcext:value-type="float">
            <text:p>47694411</text:p>
          </table:table-cell>
          <table:table-cell office:value-type="float" office:value="3093977" calcext:value-type="float">
            <text:p>3093977</text:p>
          </table:table-cell>
          <table:table-cell office:value-type="float" office:value="4822733" calcext:value-type="float">
            <text:p>4822733</text:p>
          </table:table-cell>
          <table:table-cell office:value-type="float" office:value="6460982" calcext:value-type="float">
            <text:p>6460982</text:p>
          </table:table-cell>
          <table:table-cell office:value-type="float" office:value="2440745" calcext:value-type="float">
            <text:p>2440745</text:p>
          </table:table-cell>
          <table:table-cell table:number-columns-repeated="5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49242001" calcext:value-type="float">
            <text:p>49242001</text:p>
          </table:table-cell>
          <table:table-cell office:value-type="float" office:value="3254048" calcext:value-type="float">
            <text:p>3254048</text:p>
          </table:table-cell>
          <table:table-cell office:value-type="float" office:value="4933390" calcext:value-type="float">
            <text:p>4933390</text:p>
          </table:table-cell>
          <table:table-cell office:value-type="float" office:value="6651297" calcext:value-type="float">
            <text:p>6651297</text:p>
          </table:table-cell>
          <table:table-cell office:value-type="float" office:value="2533789" calcext:value-type="float">
            <text:p>2533789</text:p>
          </table:table-cell>
          <table:table-cell table:number-columns-repeated="5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50325204" calcext:value-type="float">
            <text:p>50325204</text:p>
          </table:table-cell>
          <table:table-cell office:value-type="float" office:value="3226542" calcext:value-type="float">
            <text:p>3226542</text:p>
          </table:table-cell>
          <table:table-cell office:value-type="float" office:value="4988245" calcext:value-type="float">
            <text:p>4988245</text:p>
          </table:table-cell>
          <table:table-cell office:value-type="float" office:value="6699420" calcext:value-type="float">
            <text:p>6699420</text:p>
          </table:table-cell>
          <table:table-cell office:value-type="float" office:value="2493882" calcext:value-type="float">
            <text:p>2493882</text:p>
          </table:table-cell>
          <table:table-cell table:number-columns-repeated="5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51638699" calcext:value-type="float">
            <text:p>51638699</text:p>
          </table:table-cell>
          <table:table-cell office:value-type="float" office:value="3186440" calcext:value-type="float">
            <text:p>3186440</text:p>
          </table:table-cell>
          <table:table-cell office:value-type="float" office:value="5002023" calcext:value-type="float">
            <text:p>5002023</text:p>
          </table:table-cell>
          <table:table-cell office:value-type="float" office:value="6641097" calcext:value-type="float">
            <text:p>6641097</text:p>
          </table:table-cell>
          <table:table-cell office:value-type="float" office:value="2540916" calcext:value-type="float">
            <text:p>2540916</text:p>
          </table:table-cell>
          <table:table-cell table:number-columns-repeated="5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52669714" calcext:value-type="float">
            <text:p>52669714</text:p>
          </table:table-cell>
          <table:table-cell office:value-type="float" office:value="3238492" calcext:value-type="float">
            <text:p>3238492</text:p>
          </table:table-cell>
          <table:table-cell office:value-type="float" office:value="5092980" calcext:value-type="float">
            <text:p>5092980</text:p>
          </table:table-cell>
          <table:table-cell office:value-type="float" office:value="6734254" calcext:value-type="float">
            <text:p>6734254</text:p>
          </table:table-cell>
          <table:table-cell office:value-type="float" office:value="2625362" calcext:value-type="float">
            <text:p>262536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4867359" calcext:value-type="float">
            <text:p>54867359</text:p>
          </table:table-cell>
          <table:table-cell office:value-type="float" office:value="3332381" calcext:value-type="float">
            <text:p>3332381</text:p>
          </table:table-cell>
          <table:table-cell office:value-type="float" office:value="5148577" calcext:value-type="float">
            <text:p>5148577</text:p>
          </table:table-cell>
          <table:table-cell office:value-type="float" office:value="6931619" calcext:value-type="float">
            <text:p>6931619</text:p>
          </table:table-cell>
          <table:table-cell office:value-type="float" office:value="2638904" calcext:value-type="float">
            <text:p>2638904</text:p>
          </table:table-cell>
          <table:table-cell table:number-columns-repeated="5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55901457" calcext:value-type="float">
            <text:p>55901457</text:p>
          </table:table-cell>
          <table:table-cell office:value-type="float" office:value="3335868" calcext:value-type="float">
            <text:p>3335868</text:p>
          </table:table-cell>
          <table:table-cell office:value-type="float" office:value="5256004" calcext:value-type="float">
            <text:p>5256004</text:p>
          </table:table-cell>
          <table:table-cell office:value-type="float" office:value="6942405" calcext:value-type="float">
            <text:p>6942405</text:p>
          </table:table-cell>
          <table:table-cell office:value-type="float" office:value="2647305" calcext:value-type="float">
            <text:p>2647305</text:p>
          </table:table-cell>
          <table:table-cell table:number-columns-repeated="5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6905134" calcext:value-type="float">
            <text:p>56905134</text:p>
          </table:table-cell>
          <table:table-cell office:value-type="float" office:value="3419353" calcext:value-type="float">
            <text:p>3419353</text:p>
          </table:table-cell>
          <table:table-cell office:value-type="float" office:value="5310844" calcext:value-type="float">
            <text:p>5310844</text:p>
          </table:table-cell>
          <table:table-cell office:value-type="float" office:value="6959829" calcext:value-type="float">
            <text:p>6959829</text:p>
          </table:table-cell>
          <table:table-cell office:value-type="float" office:value="2719641" calcext:value-type="float">
            <text:p>2719641</text:p>
          </table:table-cell>
          <table:table-cell table:number-columns-repeated="5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58351635" calcext:value-type="float">
            <text:p>58351635</text:p>
          </table:table-cell>
          <table:table-cell office:value-type="float" office:value="3451409" calcext:value-type="float">
            <text:p>3451409</text:p>
          </table:table-cell>
          <table:table-cell office:value-type="float" office:value="5334111" calcext:value-type="float">
            <text:p>5334111</text:p>
          </table:table-cell>
          <table:table-cell office:value-type="float" office:value="7175770" calcext:value-type="float">
            <text:p>7175770</text:p>
          </table:table-cell>
          <table:table-cell office:value-type="float" office:value="2725018" calcext:value-type="float">
            <text:p>2725018</text:p>
          </table:table-cell>
          <table:table-cell table:number-columns-repeated="5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9632109" calcext:value-type="float">
            <text:p>59632109</text:p>
          </table:table-cell>
          <table:table-cell office:value-type="float" office:value="3495565" calcext:value-type="float">
            <text:p>3495565</text:p>
          </table:table-cell>
          <table:table-cell office:value-type="float" office:value="5438441" calcext:value-type="float">
            <text:p>5438441</text:p>
          </table:table-cell>
          <table:table-cell office:value-type="float" office:value="7264883" calcext:value-type="float">
            <text:p>7264883</text:p>
          </table:table-cell>
          <table:table-cell office:value-type="float" office:value="2790879" calcext:value-type="float">
            <text:p>2790879</text:p>
          </table:table-cell>
          <table:table-cell table:number-columns-repeated="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1157938" calcext:value-type="float">
            <text:p>61157938</text:p>
          </table:table-cell>
          <table:table-cell office:value-type="float" office:value="3496082" calcext:value-type="float">
            <text:p>3496082</text:p>
          </table:table-cell>
          <table:table-cell office:value-type="float" office:value="5509863" calcext:value-type="float">
            <text:p>5509863</text:p>
          </table:table-cell>
          <table:table-cell office:value-type="float" office:value="7255687" calcext:value-type="float">
            <text:p>7255687</text:p>
          </table:table-cell>
          <table:table-cell office:value-type="float" office:value="2781808" calcext:value-type="float">
            <text:p>2781808</text:p>
          </table:table-cell>
          <table:table-cell table:number-columns-repeated="5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63227281" calcext:value-type="float">
            <text:p>63227281</text:p>
          </table:table-cell>
          <table:table-cell office:value-type="float" office:value="3618630" calcext:value-type="float">
            <text:p>3618630</text:p>
          </table:table-cell>
          <table:table-cell office:value-type="float" office:value="5534958" calcext:value-type="float">
            <text:p>5534958</text:p>
          </table:table-cell>
          <table:table-cell office:value-type="float" office:value="7465403" calcext:value-type="float">
            <text:p>7465403</text:p>
          </table:table-cell>
          <table:table-cell office:value-type="float" office:value="2859728" calcext:value-type="float">
            <text:p>2859728</text:p>
          </table:table-cell>
          <table:table-cell table:number-columns-repeated="5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64236206" calcext:value-type="float">
            <text:p>64236206</text:p>
          </table:table-cell>
          <table:table-cell office:value-type="float" office:value="3663857" calcext:value-type="float">
            <text:p>3663857</text:p>
          </table:table-cell>
          <table:table-cell office:value-type="float" office:value="5680489" calcext:value-type="float">
            <text:p>5680489</text:p>
          </table:table-cell>
          <table:table-cell office:value-type="float" office:value="7466463" calcext:value-type="float">
            <text:p>7466463</text:p>
          </table:table-cell>
          <table:table-cell office:value-type="float" office:value="2929099" calcext:value-type="float">
            <text:p>2929099</text:p>
          </table:table-cell>
          <table:table-cell table:number-columns-repeated="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5938968" calcext:value-type="float">
            <text:p>65938968</text:p>
          </table:table-cell>
          <table:table-cell office:value-type="float" office:value="3732175" calcext:value-type="float">
            <text:p>3732175</text:p>
          </table:table-cell>
          <table:table-cell office:value-type="float" office:value="5719801" calcext:value-type="float">
            <text:p>5719801</text:p>
          </table:table-cell>
          <table:table-cell office:value-type="float" office:value="7732413" calcext:value-type="float">
            <text:p>7732413</text:p>
          </table:table-cell>
          <table:table-cell office:value-type="float" office:value="2915787" calcext:value-type="float">
            <text:p>2915787</text:p>
          </table:table-cell>
          <table:table-cell table:number-columns-repeated="5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67422938" calcext:value-type="float">
            <text:p>67422938</text:p>
          </table:table-cell>
          <table:table-cell office:value-type="float" office:value="3742470" calcext:value-type="float">
            <text:p>3742470</text:p>
          </table:table-cell>
          <table:table-cell office:value-type="float" office:value="5852735" calcext:value-type="float">
            <text:p>5852735</text:p>
          </table:table-cell>
          <table:table-cell office:value-type="float" office:value="7732827" calcext:value-type="float">
            <text:p>7732827</text:p>
          </table:table-cell>
          <table:table-cell office:value-type="float" office:value="3039406" calcext:value-type="float">
            <text:p>3039406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9059164" calcext:value-type="float">
            <text:p>69059164</text:p>
          </table:table-cell>
          <table:table-cell office:value-type="float" office:value="3753153" calcext:value-type="float">
            <text:p>3753153</text:p>
          </table:table-cell>
          <table:table-cell office:value-type="float" office:value="5907282" calcext:value-type="float">
            <text:p>5907282</text:p>
          </table:table-cell>
          <table:table-cell office:value-type="float" office:value="7830628" calcext:value-type="float">
            <text:p>7830628</text:p>
          </table:table-cell>
          <table:table-cell office:value-type="float" office:value="3014743" calcext:value-type="float">
            <text:p>3014743</text:p>
          </table:table-cell>
          <table:table-cell table:number-columns-repeated="5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70179027" calcext:value-type="float">
            <text:p>70179027</text:p>
          </table:table-cell>
          <table:table-cell office:value-type="float" office:value="3849455" calcext:value-type="float">
            <text:p>3849455</text:p>
          </table:table-cell>
          <table:table-cell office:value-type="float" office:value="5950201" calcext:value-type="float">
            <text:p>5950201</text:p>
          </table:table-cell>
          <table:table-cell office:value-type="float" office:value="7882940" calcext:value-type="float">
            <text:p>7882940</text:p>
          </table:table-cell>
          <table:table-cell office:value-type="float" office:value="3029733" calcext:value-type="float">
            <text:p>3029733</text:p>
          </table:table-cell>
          <table:table-cell table:number-columns-repeated="5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72558091" calcext:value-type="float">
            <text:p>72558091</text:p>
          </table:table-cell>
          <table:table-cell office:value-type="float" office:value="3772544" calcext:value-type="float">
            <text:p>3772544</text:p>
          </table:table-cell>
          <table:table-cell office:value-type="float" office:value="6114919" calcext:value-type="float">
            <text:p>6114919</text:p>
          </table:table-cell>
          <table:table-cell office:value-type="float" office:value="7966753" calcext:value-type="float">
            <text:p>7966753</text:p>
          </table:table-cell>
          <table:table-cell office:value-type="float" office:value="3084532" calcext:value-type="float">
            <text:p>3084532</text:p>
          </table:table-cell>
          <table:table-cell table:number-columns-repeated="5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75341975" calcext:value-type="float">
            <text:p>75341975</text:p>
          </table:table-cell>
          <table:table-cell office:value-type="float" office:value="4139497" calcext:value-type="float">
            <text:p>4139497</text:p>
          </table:table-cell>
          <table:table-cell office:value-type="float" office:value="6494823" calcext:value-type="float">
            <text:p>6494823</text:p>
          </table:table-cell>
          <table:table-cell office:value-type="float" office:value="8559416" calcext:value-type="float">
            <text:p>8559416</text:p>
          </table:table-cell>
          <table:table-cell office:value-type="float" office:value="3274455" calcext:value-type="float">
            <text:p>3274455</text:p>
          </table:table-cell>
          <table:table-cell table:number-columns-repeated="5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5492183" calcext:value-type="float">
            <text:p>75492183</text:p>
          </table:table-cell>
          <table:table-cell office:value-type="float" office:value="3887100" calcext:value-type="float">
            <text:p>3887100</text:p>
          </table:table-cell>
          <table:table-cell office:value-type="float" office:value="6263811" calcext:value-type="float">
            <text:p>6263811</text:p>
          </table:table-cell>
          <table:table-cell office:value-type="float" office:value="8201316" calcext:value-type="float">
            <text:p>8201316</text:p>
          </table:table-cell>
          <table:table-cell office:value-type="float" office:value="3241163" calcext:value-type="float">
            <text:p>3241163</text:p>
          </table:table-cell>
          <table:table-cell table:number-columns-repeated="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6298187" calcext:value-type="float">
            <text:p>76298187</text:p>
          </table:table-cell>
          <table:table-cell office:value-type="float" office:value="3956491" calcext:value-type="float">
            <text:p>3956491</text:p>
          </table:table-cell>
          <table:table-cell office:value-type="float" office:value="6233176" calcext:value-type="float">
            <text:p>6233176</text:p>
          </table:table-cell>
          <table:table-cell office:value-type="float" office:value="8239423" calcext:value-type="float">
            <text:p>8239423</text:p>
          </table:table-cell>
          <table:table-cell office:value-type="float" office:value="3142662" calcext:value-type="float">
            <text:p>3142662</text:p>
          </table:table-cell>
          <table:table-cell table:number-columns-repeated="5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8239271" calcext:value-type="float">
            <text:p>78239271</text:p>
          </table:table-cell>
          <table:table-cell office:value-type="float" office:value="4082216" calcext:value-type="float">
            <text:p>4082216</text:p>
          </table:table-cell>
          <table:table-cell office:value-type="float" office:value="6352378" calcext:value-type="float">
            <text:p>6352378</text:p>
          </table:table-cell>
          <table:table-cell office:value-type="float" office:value="8542776" calcext:value-type="float">
            <text:p>8542776</text:p>
          </table:table-cell>
          <table:table-cell office:value-type="float" office:value="3207060" calcext:value-type="float">
            <text:p>3207060</text:p>
          </table:table-cell>
          <table:table-cell table:number-columns-repeated="5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80521012" calcext:value-type="float">
            <text:p>80521012</text:p>
          </table:table-cell>
          <table:table-cell office:value-type="float" office:value="4146117" calcext:value-type="float">
            <text:p>4146117</text:p>
          </table:table-cell>
          <table:table-cell office:value-type="float" office:value="6447284" calcext:value-type="float">
            <text:p>6447284</text:p>
          </table:table-cell>
          <table:table-cell office:value-type="float" office:value="8495381" calcext:value-type="float">
            <text:p>8495381</text:p>
          </table:table-cell>
          <table:table-cell office:value-type="float" office:value="3269007" calcext:value-type="float">
            <text:p>3269007</text:p>
          </table:table-cell>
          <table:table-cell table:number-columns-repeated="5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81649962" calcext:value-type="float">
            <text:p>81649962</text:p>
          </table:table-cell>
          <table:table-cell office:value-type="float" office:value="4104369" calcext:value-type="float">
            <text:p>4104369</text:p>
          </table:table-cell>
          <table:table-cell office:value-type="float" office:value="6403496" calcext:value-type="float">
            <text:p>6403496</text:p>
          </table:table-cell>
          <table:table-cell office:value-type="float" office:value="8608295" calcext:value-type="float">
            <text:p>8608295</text:p>
          </table:table-cell>
          <table:table-cell office:value-type="float" office:value="3246952" calcext:value-type="float">
            <text:p>3246952</text:p>
          </table:table-cell>
          <table:table-cell table:number-columns-repeated="5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2734950" calcext:value-type="float">
            <text:p>82734950</text:p>
          </table:table-cell>
          <table:table-cell office:value-type="float" office:value="4184241" calcext:value-type="float">
            <text:p>4184241</text:p>
          </table:table-cell>
          <table:table-cell office:value-type="float" office:value="6522098" calcext:value-type="float">
            <text:p>6522098</text:p>
          </table:table-cell>
          <table:table-cell office:value-type="float" office:value="8778276" calcext:value-type="float">
            <text:p>8778276</text:p>
          </table:table-cell>
          <table:table-cell office:value-type="float" office:value="3315351" calcext:value-type="float">
            <text:p>33153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09:41:51.612000000</meta:creation-date>
    <dc:date>2022-12-17T22:59:02.832000000</dc:date>
    <meta:editing-duration>PT5H46M19S</meta:editing-duration>
    <meta:editing-cycles>8</meta:editing-cycles>
    <meta:generator>LibreOffice/7.4.0.3$Windows_X86_64 LibreOffice_project/f85e47c08ddd19c015c0114a68350214f7066f5a</meta:generator>
    <meta:document-statistic meta:table-count="1" meta:cell-count="1670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61cm" svg:y="3.442cm" style:legend-expansion="high" chart:style-name="ch2"/>
        <chart:plot-area chart:style-name="ch3" table:cell-range-address="Sheet1.A37:Sheet1.E71 Sheet1.B36:Sheet1.E36" chart:data-source-has-labels="row" svg:x="0.32cm" svg:y="0.18cm" svg:width="13.021cm" svg:height="8.64cm">
          <chart:coordinate-region svg:x="2.095cm" svg:y="0.382cm" svg:width="10.863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7:Sheet1.B71" chart:label-cell-address="Sheet1.B36:Sheet1.B36" chart:class="chart:scatter">
            <chart:domain table:cell-range-address="Sheet1.A37:Sheet1.A71"/>
            <chart:data-point chart:repeated="35"/>
          </chart:series>
          <chart:series chart:style-name="ch8" chart:values-cell-range-address="Sheet1.C37:Sheet1.C71" chart:label-cell-address="Sheet1.C36:Sheet1.C36" chart:class="chart:scatter">
            <chart:data-point chart:repeated="35"/>
          </chart:series>
          <chart:series chart:style-name="ch9" chart:values-cell-range-address="Sheet1.D37:Sheet1.D71" chart:label-cell-address="Sheet1.D36:Sheet1.D36" chart:class="chart:scatter">
            <chart:data-point chart:repeated="35"/>
          </chart:series>
          <chart:series chart:style-name="ch10" chart:values-cell-range-address="Sheet1.E37:Sheet1.E71" chart:label-cell-address="Sheet1.E36:Sheet1.E36" chart:class="chart:scatter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</text:p>
                <draw:g>
                  <svg:desc>Sheet1.B36:Sheet1.B36</svg:desc>
                </draw:g>
              </table:table-cell>
              <table:table-cell office:value-type="string">
                <text:p>quick</text:p>
                <draw:g>
                  <svg:desc>Sheet1.C36:Sheet1.C36</svg:desc>
                </draw:g>
              </table:table-cell>
              <table:table-cell office:value-type="string">
                <text:p>merge</text:p>
                <draw:g>
                  <svg:desc>Sheet1.D36:Sheet1.D36</svg:desc>
                </draw:g>
              </table:table-cell>
              <table:table-cell office:value-type="string">
                <text:p>heap</text:p>
                <draw:g>
                  <svg:desc>Sheet1.E36:Sheet1.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7:Sheet1.A71</svg:desc>
                </draw:g>
              </table:table-cell>
              <table:table-cell office:value-type="float" office:value="8048">
                <text:p>8048</text:p>
                <draw:g>
                  <svg:desc>Sheet1.B37:Sheet1.B71</svg:desc>
                </draw:g>
              </table:table-cell>
              <table:table-cell office:value-type="float" office:value="17182">
                <text:p>17182</text:p>
                <draw:g>
                  <svg:desc>Sheet1.C37:Sheet1.C71</svg:desc>
                </draw:g>
              </table:table-cell>
              <table:table-cell office:value-type="float" office:value="36229">
                <text:p>36229</text:p>
                <draw:g>
                  <svg:desc>Sheet1.D37:Sheet1.D71</svg:desc>
                </draw:g>
              </table:table-cell>
              <table:table-cell office:value-type="float" office:value="74689">
                <text:p>74689</text:p>
                <draw:g>
                  <svg:desc>Sheet1.E37:Sheet1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962">
                <text:p>38962</text:p>
              </table:table-cell>
              <table:table-cell office:value-type="float" office:value="53951">
                <text:p>53951</text:p>
              </table:table-cell>
              <table:table-cell office:value-type="float" office:value="73916">
                <text:p>73916</text:p>
              </table:table-cell>
              <table:table-cell office:value-type="float" office:value="240081">
                <text:p>240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83631">
                <text:p>83631</text:p>
              </table:table-cell>
              <table:table-cell office:value-type="float" office:value="81583">
                <text:p>81583</text:p>
              </table:table-cell>
              <table:table-cell office:value-type="float" office:value="146216">
                <text:p>146216</text:p>
              </table:table-cell>
              <table:table-cell office:value-type="float" office:value="295958">
                <text:p>295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4858">
                <text:p>164858</text:p>
              </table:table-cell>
              <table:table-cell office:value-type="float" office:value="184813">
                <text:p>184813</text:p>
              </table:table-cell>
              <table:table-cell office:value-type="float" office:value="242192">
                <text:p>242192</text:p>
              </table:table-cell>
              <table:table-cell office:value-type="float" office:value="555773">
                <text:p>555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21916">
                <text:p>221916</text:p>
              </table:table-cell>
              <table:table-cell office:value-type="float" office:value="143703">
                <text:p>143703</text:p>
              </table:table-cell>
              <table:table-cell office:value-type="float" office:value="236958">
                <text:p>236958</text:p>
              </table:table-cell>
              <table:table-cell office:value-type="float" office:value="510123">
                <text:p>510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11815">
                <text:p>311815</text:p>
              </table:table-cell>
              <table:table-cell office:value-type="float" office:value="175433">
                <text:p>175433</text:p>
              </table:table-cell>
              <table:table-cell office:value-type="float" office:value="273420">
                <text:p>273420</text:p>
              </table:table-cell>
              <table:table-cell office:value-type="float" office:value="520389">
                <text:p>520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67818">
                <text:p>467818</text:p>
              </table:table-cell>
              <table:table-cell office:value-type="float" office:value="223354">
                <text:p>223354</text:p>
              </table:table-cell>
              <table:table-cell office:value-type="float" office:value="350347">
                <text:p>350347</text:p>
              </table:table-cell>
              <table:table-cell office:value-type="float" office:value="656077">
                <text:p>656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560638">
                <text:p>560638</text:p>
              </table:table-cell>
              <table:table-cell office:value-type="float" office:value="245428">
                <text:p>245428</text:p>
              </table:table-cell>
              <table:table-cell office:value-type="float" office:value="381742">
                <text:p>381742</text:p>
              </table:table-cell>
              <table:table-cell office:value-type="float" office:value="745200">
                <text:p>745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730351">
                <text:p>730351</text:p>
              </table:table-cell>
              <table:table-cell office:value-type="float" office:value="293658">
                <text:p>293658</text:p>
              </table:table-cell>
              <table:table-cell office:value-type="float" office:value="436588">
                <text:p>436588</text:p>
              </table:table-cell>
              <table:table-cell office:value-type="float" office:value="774343">
                <text:p>774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870636">
                <text:p>870636</text:p>
              </table:table-cell>
              <table:table-cell office:value-type="float" office:value="308470">
                <text:p>308470</text:p>
              </table:table-cell>
              <table:table-cell office:value-type="float" office:value="483514">
                <text:p>483514</text:p>
              </table:table-cell>
              <table:table-cell office:value-type="float" office:value="825378">
                <text:p>825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037021">
                <text:p>1037021</text:p>
              </table:table-cell>
              <table:table-cell office:value-type="float" office:value="350319">
                <text:p>350319</text:p>
              </table:table-cell>
              <table:table-cell office:value-type="float" office:value="545724">
                <text:p>545724</text:p>
              </table:table-cell>
              <table:table-cell office:value-type="float" office:value="931545">
                <text:p>931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268486">
                <text:p>1268486</text:p>
              </table:table-cell>
              <table:table-cell office:value-type="float" office:value="395110">
                <text:p>395110</text:p>
              </table:table-cell>
              <table:table-cell office:value-type="float" office:value="616843">
                <text:p>616843</text:p>
              </table:table-cell>
              <table:table-cell office:value-type="float" office:value="1136502">
                <text:p>1136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228288">
                <text:p>1228288</text:p>
              </table:table-cell>
              <table:table-cell office:value-type="float" office:value="357676">
                <text:p>357676</text:p>
              </table:table-cell>
              <table:table-cell office:value-type="float" office:value="562804">
                <text:p>562804</text:p>
              </table:table-cell>
              <table:table-cell office:value-type="float" office:value="939611">
                <text:p>939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292102">
                <text:p>1292102</text:p>
              </table:table-cell>
              <table:table-cell office:value-type="float" office:value="349718">
                <text:p>349718</text:p>
              </table:table-cell>
              <table:table-cell office:value-type="float" office:value="535556">
                <text:p>535556</text:p>
              </table:table-cell>
              <table:table-cell office:value-type="float" office:value="896460">
                <text:p>8964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760310">
                <text:p>1760310</text:p>
              </table:table-cell>
              <table:table-cell office:value-type="float" office:value="458730">
                <text:p>458730</text:p>
              </table:table-cell>
              <table:table-cell office:value-type="float" office:value="688674">
                <text:p>688674</text:p>
              </table:table-cell>
              <table:table-cell office:value-type="float" office:value="1140874">
                <text:p>11408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2040717">
                <text:p>2040717</text:p>
              </table:table-cell>
              <table:table-cell office:value-type="float" office:value="484724">
                <text:p>484724</text:p>
              </table:table-cell>
              <table:table-cell office:value-type="float" office:value="754314">
                <text:p>754314</text:p>
              </table:table-cell>
              <table:table-cell office:value-type="float" office:value="1223920">
                <text:p>12239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2097450">
                <text:p>2097450</text:p>
              </table:table-cell>
              <table:table-cell office:value-type="float" office:value="485257">
                <text:p>485257</text:p>
              </table:table-cell>
              <table:table-cell office:value-type="float" office:value="742549">
                <text:p>742549</text:p>
              </table:table-cell>
              <table:table-cell office:value-type="float" office:value="1222145">
                <text:p>1222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2759068">
                <text:p>2759068</text:p>
              </table:table-cell>
              <table:table-cell office:value-type="float" office:value="609029">
                <text:p>609029</text:p>
              </table:table-cell>
              <table:table-cell office:value-type="float" office:value="961015">
                <text:p>961015</text:p>
              </table:table-cell>
              <table:table-cell office:value-type="float" office:value="1506395">
                <text:p>1506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3191833">
                <text:p>3191833</text:p>
              </table:table-cell>
              <table:table-cell office:value-type="float" office:value="668972">
                <text:p>668972</text:p>
              </table:table-cell>
              <table:table-cell office:value-type="float" office:value="1041830">
                <text:p>1041830</text:p>
              </table:table-cell>
              <table:table-cell office:value-type="float" office:value="1690497">
                <text:p>1690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3425812">
                <text:p>3425812</text:p>
              </table:table-cell>
              <table:table-cell office:value-type="float" office:value="685626">
                <text:p>685626</text:p>
              </table:table-cell>
              <table:table-cell office:value-type="float" office:value="1054479">
                <text:p>1054479</text:p>
              </table:table-cell>
              <table:table-cell office:value-type="float" office:value="1693577">
                <text:p>1693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3660898">
                <text:p>3660898</text:p>
              </table:table-cell>
              <table:table-cell office:value-type="float" office:value="709302">
                <text:p>709302</text:p>
              </table:table-cell>
              <table:table-cell office:value-type="float" office:value="1087502">
                <text:p>1087502</text:p>
              </table:table-cell>
              <table:table-cell office:value-type="float" office:value="1752448">
                <text:p>1752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3122037">
                <text:p>3122037</text:p>
              </table:table-cell>
              <table:table-cell office:value-type="float" office:value="566693">
                <text:p>566693</text:p>
              </table:table-cell>
              <table:table-cell office:value-type="float" office:value="906108">
                <text:p>906108</text:p>
              </table:table-cell>
              <table:table-cell office:value-type="float" office:value="1404515">
                <text:p>1404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4483361">
                <text:p>4483361</text:p>
              </table:table-cell>
              <table:table-cell office:value-type="float" office:value="809908">
                <text:p>809908</text:p>
              </table:table-cell>
              <table:table-cell office:value-type="float" office:value="1233335">
                <text:p>1233335</text:p>
              </table:table-cell>
              <table:table-cell office:value-type="float" office:value="1941222">
                <text:p>1941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4782626">
                <text:p>4782626</text:p>
              </table:table-cell>
              <table:table-cell office:value-type="float" office:value="819783">
                <text:p>819783</text:p>
              </table:table-cell>
              <table:table-cell office:value-type="float" office:value="1266347">
                <text:p>1266347</text:p>
              </table:table-cell>
              <table:table-cell office:value-type="float" office:value="1991712">
                <text:p>1991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5186423">
                <text:p>5186423</text:p>
              </table:table-cell>
              <table:table-cell office:value-type="float" office:value="856805">
                <text:p>856805</text:p>
              </table:table-cell>
              <table:table-cell office:value-type="float" office:value="1353652">
                <text:p>1353652</text:p>
              </table:table-cell>
              <table:table-cell office:value-type="float" office:value="2074090">
                <text:p>20740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5569315">
                <text:p>5569315</text:p>
              </table:table-cell>
              <table:table-cell office:value-type="float" office:value="878492">
                <text:p>878492</text:p>
              </table:table-cell>
              <table:table-cell office:value-type="float" office:value="1372656">
                <text:p>1372656</text:p>
              </table:table-cell>
              <table:table-cell office:value-type="float" office:value="2104037">
                <text:p>2104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5662003">
                <text:p>5662003</text:p>
              </table:table-cell>
              <table:table-cell office:value-type="float" office:value="882362">
                <text:p>882362</text:p>
              </table:table-cell>
              <table:table-cell office:value-type="float" office:value="1356598">
                <text:p>1356598</text:p>
              </table:table-cell>
              <table:table-cell office:value-type="float" office:value="2150669">
                <text:p>21506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6743881">
                <text:p>6743881</text:p>
              </table:table-cell>
              <table:table-cell office:value-type="float" office:value="1006094">
                <text:p>1006094</text:p>
              </table:table-cell>
              <table:table-cell office:value-type="float" office:value="1610536">
                <text:p>1610536</text:p>
              </table:table-cell>
              <table:table-cell office:value-type="float" office:value="2431149">
                <text:p>2431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6983695">
                <text:p>6983695</text:p>
              </table:table-cell>
              <table:table-cell office:value-type="float" office:value="1012959">
                <text:p>1012959</text:p>
              </table:table-cell>
              <table:table-cell office:value-type="float" office:value="1547150">
                <text:p>1547150</text:p>
              </table:table-cell>
              <table:table-cell office:value-type="float" office:value="2389960">
                <text:p>23899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6912755">
                <text:p>6912755</text:p>
              </table:table-cell>
              <table:table-cell office:value-type="float" office:value="984187">
                <text:p>984187</text:p>
              </table:table-cell>
              <table:table-cell office:value-type="float" office:value="1530653">
                <text:p>1530653</text:p>
              </table:table-cell>
              <table:table-cell office:value-type="float" office:value="2311239">
                <text:p>23112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7839597">
                <text:p>7839597</text:p>
              </table:table-cell>
              <table:table-cell office:value-type="float" office:value="1063683">
                <text:p>1063683</text:p>
              </table:table-cell>
              <table:table-cell office:value-type="float" office:value="1668279">
                <text:p>1668279</text:p>
              </table:table-cell>
              <table:table-cell office:value-type="float" office:value="2534964">
                <text:p>2534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8181319">
                <text:p>8181319</text:p>
              </table:table-cell>
              <table:table-cell office:value-type="float" office:value="1089743">
                <text:p>1089743</text:p>
              </table:table-cell>
              <table:table-cell office:value-type="float" office:value="1673963">
                <text:p>1673963</text:p>
              </table:table-cell>
              <table:table-cell office:value-type="float" office:value="2581908">
                <text:p>2581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8683980">
                <text:p>8683980</text:p>
              </table:table-cell>
              <table:table-cell office:value-type="float" office:value="1139258">
                <text:p>1139258</text:p>
              </table:table-cell>
              <table:table-cell office:value-type="float" office:value="1767829">
                <text:p>1767829</text:p>
              </table:table-cell>
              <table:table-cell office:value-type="float" office:value="2647108">
                <text:p>2647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9401337">
                <text:p>9401337</text:p>
              </table:table-cell>
              <table:table-cell office:value-type="float" office:value="1189194">
                <text:p>1189194</text:p>
              </table:table-cell>
              <table:table-cell office:value-type="float" office:value="1840681">
                <text:p>1840681</text:p>
              </table:table-cell>
              <table:table-cell office:value-type="float" office:value="2788819">
                <text:p>2788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0026664">
                <text:p>10026664</text:p>
              </table:table-cell>
              <table:table-cell office:value-type="float" office:value="1246968">
                <text:p>1246968</text:p>
              </table:table-cell>
              <table:table-cell office:value-type="float" office:value="1938923">
                <text:p>1938923</text:p>
              </table:table-cell>
              <table:table-cell office:value-type="float" office:value="2866910">
                <text:p>28669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17cm" svg:height="7.42cm" xlink:href=".." xlink:type="simple" chart:class="chart:scatter" chart:style-name="ch1">
        <chart:legend chart:legend-position="end" svg:x="10.378cm" svg:y="2.652cm" style:legend-expansion="high" chart:style-name="ch2"/>
        <chart:plot-area chart:style-name="ch3" table:cell-range-address="Sheet1.A2:Sheet1.E10 Sheet1.B1:Sheet1.E1" chart:data-source-has-labels="row" svg:x="0.254cm" svg:y="0.148cm" svg:width="9.87cm" svg:height="7.124cm">
          <chart:coordinate-region svg:x="1.648cm" svg:y="0.35cm" svg:width="8.188cm" svg:height="6.2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8" chart:values-cell-range-address="Sheet1.C2:Sheet1.C10" chart:label-cell-address="Sheet1.C1:Sheet1.C1" chart:class="chart:scatter">
            <chart:data-point chart:repeated="9"/>
          </chart:series>
          <chart:series chart:style-name="ch9" chart:values-cell-range-address="Sheet1.D2:Sheet1.D10" chart:label-cell-address="Sheet1.D1:Sheet1.D1" chart:class="chart:scatter">
            <chart:data-point chart:repeated="9"/>
          </chart:series>
          <chart:series chart:style-name="ch10" chart:values-cell-range-address="Sheet1.E2:Sheet1.E10" chart:label-cell-address="Sheet1.E1:Sheet1.E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</text:p>
                <draw:g>
                  <svg:desc>Sheet1.B1:Sheet1.B1</svg:desc>
                </draw:g>
              </table:table-cell>
              <table:table-cell office:value-type="string">
                <text:p>quick</text:p>
                <draw:g>
                  <svg:desc>Sheet1.C1:Sheet1.C1</svg:desc>
                </draw:g>
              </table:table-cell>
              <table:table-cell office:value-type="string">
                <text:p>merge</text:p>
                <draw:g>
                  <svg:desc>Sheet1.D1:Sheet1.D1</svg:desc>
                </draw:g>
              </table:table-cell>
              <table:table-cell office:value-type="string">
                <text:p>he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0</svg:desc>
                </draw:g>
              </table:table-cell>
              <table:table-cell office:value-type="float" office:value="540">
                <text:p>540</text:p>
                <draw:g>
                  <svg:desc>Sheet1.B2:Sheet1.B10</svg:desc>
                </draw:g>
              </table:table-cell>
              <table:table-cell office:value-type="float" office:value="1780">
                <text:p>1780</text:p>
                <draw:g>
                  <svg:desc>Sheet1.C2:Sheet1.C10</svg:desc>
                </draw:g>
              </table:table-cell>
              <table:table-cell office:value-type="float" office:value="2430">
                <text:p>2430</text:p>
                <draw:g>
                  <svg:desc>Sheet1.D2:Sheet1.D10</svg:desc>
                </draw:g>
              </table:table-cell>
              <table:table-cell office:value-type="float" office:value="10600">
                <text:p>10600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60">
                <text:p>1160</text:p>
              </table:table-cell>
              <table:table-cell office:value-type="float" office:value="4160">
                <text:p>4160</text:p>
              </table:table-cell>
              <table:table-cell office:value-type="float" office:value="6230">
                <text:p>6230</text:p>
              </table:table-cell>
              <table:table-cell office:value-type="float" office:value="21540">
                <text:p>21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70">
                <text:p>2070</text:p>
              </table:table-cell>
              <table:table-cell office:value-type="float" office:value="7000">
                <text:p>7000</text:p>
              </table:table-cell>
              <table:table-cell office:value-type="float" office:value="10840">
                <text:p>10840</text:p>
              </table:table-cell>
              <table:table-cell office:value-type="float" office:value="33310">
                <text:p>333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240">
                <text:p>3240</text:p>
              </table:table-cell>
              <table:table-cell office:value-type="float" office:value="10090">
                <text:p>10090</text:p>
              </table:table-cell>
              <table:table-cell office:value-type="float" office:value="14900">
                <text:p>14900</text:p>
              </table:table-cell>
              <table:table-cell office:value-type="float" office:value="45380">
                <text:p>45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650">
                <text:p>4650</text:p>
              </table:table-cell>
              <table:table-cell office:value-type="float" office:value="12910">
                <text:p>12910</text:p>
              </table:table-cell>
              <table:table-cell office:value-type="float" office:value="20690">
                <text:p>20690</text:p>
              </table:table-cell>
              <table:table-cell office:value-type="float" office:value="57400">
                <text:p>57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120">
                <text:p>6120</text:p>
              </table:table-cell>
              <table:table-cell office:value-type="float" office:value="15580">
                <text:p>15580</text:p>
              </table:table-cell>
              <table:table-cell office:value-type="float" office:value="25490">
                <text:p>25490</text:p>
              </table:table-cell>
              <table:table-cell office:value-type="float" office:value="71370">
                <text:p>713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8180">
                <text:p>8180</text:p>
              </table:table-cell>
              <table:table-cell office:value-type="float" office:value="19250">
                <text:p>19250</text:p>
              </table:table-cell>
              <table:table-cell office:value-type="float" office:value="31030">
                <text:p>31030</text:p>
              </table:table-cell>
              <table:table-cell office:value-type="float" office:value="81950">
                <text:p>81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60">
                <text:p>10260</text:p>
              </table:table-cell>
              <table:table-cell office:value-type="float" office:value="24320">
                <text:p>24320</text:p>
              </table:table-cell>
              <table:table-cell office:value-type="float" office:value="36650">
                <text:p>36650</text:p>
              </table:table-cell>
              <table:table-cell office:value-type="float" office:value="98520">
                <text:p>98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2900">
                <text:p>12900</text:p>
              </table:table-cell>
              <table:table-cell office:value-type="float" office:value="27350">
                <text:p>27350</text:p>
              </table:table-cell>
              <table:table-cell office:value-type="float" office:value="41950">
                <text:p>41950</text:p>
              </table:table-cell>
              <table:table-cell office:value-type="float" office:value="104420">
                <text:p>1044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8cm" svg:height="5.484cm" xlink:href=".." xlink:type="simple" chart:class="chart:scatter" chart:style-name="ch1">
        <chart:legend chart:legend-position="end" svg:x="9.079cm" svg:y="1.684cm" style:legend-expansion="high" chart:style-name="ch2"/>
        <chart:plot-area chart:style-name="ch3" table:cell-range-address="Sheet1.A75:Sheet1.E83 Sheet1.B74:Sheet1.E74" chart:data-source-has-labels="row" svg:x="0.228cm" svg:y="0.109cm" svg:width="8.623cm" svg:height="5.266cm">
          <chart:coordinate-region svg:x="1.622cm" svg:y="0.311cm" svg:width="6.941cm" svg:height="4.4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5:Sheet1.B83" chart:label-cell-address="Sheet1.B74:Sheet1.B74" chart:class="chart:scatter">
            <chart:domain table:cell-range-address="Sheet1.A75:Sheet1.A83"/>
            <chart:data-point chart:repeated="9"/>
          </chart:series>
          <chart:series chart:style-name="ch8" chart:values-cell-range-address="Sheet1.C75:Sheet1.C83" chart:label-cell-address="Sheet1.C74:Sheet1.C74" chart:class="chart:scatter">
            <chart:data-point chart:repeated="9"/>
          </chart:series>
          <chart:series chart:style-name="ch9" chart:values-cell-range-address="Sheet1.D75:Sheet1.D83" chart:label-cell-address="Sheet1.D74:Sheet1.D74" chart:class="chart:scatter">
            <chart:data-point chart:repeated="9"/>
          </chart:series>
          <chart:series chart:style-name="ch10" chart:values-cell-range-address="Sheet1.E75:Sheet1.E83" chart:label-cell-address="Sheet1.E74:Sheet1.E74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</text:p>
                <draw:g>
                  <svg:desc>Sheet1.B74:Sheet1.B74</svg:desc>
                </draw:g>
              </table:table-cell>
              <table:table-cell office:value-type="string">
                <text:p>quick</text:p>
                <draw:g>
                  <svg:desc>Sheet1.C74:Sheet1.C74</svg:desc>
                </draw:g>
              </table:table-cell>
              <table:table-cell office:value-type="string">
                <text:p>merge</text:p>
                <draw:g>
                  <svg:desc>Sheet1.D74:Sheet1.D74</svg:desc>
                </draw:g>
              </table:table-cell>
              <table:table-cell office:value-type="string">
                <text:p>heap</text:p>
                <draw:g>
                  <svg:desc>Sheet1.E74:Sheet1.E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75:Sheet1.A83</svg:desc>
                </draw:g>
              </table:table-cell>
              <table:table-cell office:value-type="float" office:value="2516">
                <text:p>2516</text:p>
                <draw:g>
                  <svg:desc>Sheet1.B75:Sheet1.B83</svg:desc>
                </draw:g>
              </table:table-cell>
              <table:table-cell office:value-type="float" office:value="7756">
                <text:p>7756</text:p>
                <draw:g>
                  <svg:desc>Sheet1.C75:Sheet1.C83</svg:desc>
                </draw:g>
              </table:table-cell>
              <table:table-cell office:value-type="float" office:value="11734">
                <text:p>11734</text:p>
                <draw:g>
                  <svg:desc>Sheet1.D75:Sheet1.D83</svg:desc>
                </draw:g>
              </table:table-cell>
              <table:table-cell office:value-type="float" office:value="35730">
                <text:p>35730</text:p>
                <draw:g>
                  <svg:desc>Sheet1.E75:Sheet1.E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782">
                <text:p>7782</text:p>
              </table:table-cell>
              <table:table-cell office:value-type="float" office:value="15544">
                <text:p>15544</text:p>
              </table:table-cell>
              <table:table-cell office:value-type="float" office:value="25450">
                <text:p>25450</text:p>
              </table:table-cell>
              <table:table-cell office:value-type="float" office:value="60518">
                <text:p>60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6524">
                <text:p>16524</text:p>
              </table:table-cell>
              <table:table-cell office:value-type="float" office:value="25754">
                <text:p>25754</text:p>
              </table:table-cell>
              <table:table-cell office:value-type="float" office:value="39514">
                <text:p>39514</text:p>
              </table:table-cell>
              <table:table-cell office:value-type="float" office:value="92414">
                <text:p>92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0232">
                <text:p>30232</text:p>
              </table:table-cell>
              <table:table-cell office:value-type="float" office:value="39574">
                <text:p>39574</text:p>
              </table:table-cell>
              <table:table-cell office:value-type="float" office:value="57878">
                <text:p>57878</text:p>
              </table:table-cell>
              <table:table-cell office:value-type="float" office:value="131236">
                <text:p>131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78394">
                <text:p>78394</text:p>
              </table:table-cell>
              <table:table-cell office:value-type="float" office:value="52060">
                <text:p>52060</text:p>
              </table:table-cell>
              <table:table-cell office:value-type="float" office:value="82174">
                <text:p>82174</text:p>
              </table:table-cell>
              <table:table-cell office:value-type="float" office:value="184600">
                <text:p>184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68580">
                <text:p>68580</text:p>
              </table:table-cell>
              <table:table-cell office:value-type="float" office:value="67212">
                <text:p>67212</text:p>
              </table:table-cell>
              <table:table-cell office:value-type="float" office:value="106518">
                <text:p>106518</text:p>
              </table:table-cell>
              <table:table-cell office:value-type="float" office:value="231080">
                <text:p>2310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86472">
                <text:p>86472</text:p>
              </table:table-cell>
              <table:table-cell office:value-type="float" office:value="73448">
                <text:p>73448</text:p>
              </table:table-cell>
              <table:table-cell office:value-type="float" office:value="115546">
                <text:p>115546</text:p>
              </table:table-cell>
              <table:table-cell office:value-type="float" office:value="236938">
                <text:p>236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08820">
                <text:p>108820</text:p>
              </table:table-cell>
              <table:table-cell office:value-type="float" office:value="81402">
                <text:p>81402</text:p>
              </table:table-cell>
              <table:table-cell office:value-type="float" office:value="125586">
                <text:p>125586</text:p>
              </table:table-cell>
              <table:table-cell office:value-type="float" office:value="272060">
                <text:p>2720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42256">
                <text:p>142256</text:p>
              </table:table-cell>
              <table:table-cell office:value-type="float" office:value="103570">
                <text:p>103570</text:p>
              </table:table-cell>
              <table:table-cell office:value-type="float" office:value="155740">
                <text:p>155740</text:p>
              </table:table-cell>
              <table:table-cell office:value-type="float" office:value="305060">
                <text:p>3050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43cm" svg:height="5.592cm" xlink:href=".." xlink:type="simple" chart:class="chart:scatter" chart:style-name="ch1">
        <chart:legend chart:legend-position="end" svg:x="8.504cm" svg:y="1.738cm" style:legend-expansion="high" chart:style-name="ch2"/>
        <chart:plot-area chart:style-name="ch3" table:cell-range-address="Sheet1.A86:Sheet1.E94 Sheet1.B85:Sheet1.E85" chart:data-source-has-labels="row" svg:x="0.216cm" svg:y="0.111cm" svg:width="8.072cm" svg:height="5.37cm">
          <chart:coordinate-region svg:x="1.61cm" svg:y="0.313cm" svg:width="6.534cm" svg:height="4.0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6:Sheet1.B94" chart:label-cell-address="Sheet1.B85:Sheet1.B85" chart:class="chart:scatter">
            <chart:domain table:cell-range-address="Sheet1.A86:Sheet1.A94"/>
            <chart:data-point chart:repeated="9"/>
          </chart:series>
          <chart:series chart:style-name="ch8" chart:values-cell-range-address="Sheet1.C86:Sheet1.C94" chart:label-cell-address="Sheet1.C85:Sheet1.C85" chart:class="chart:scatter">
            <chart:data-point chart:repeated="9"/>
          </chart:series>
          <chart:series chart:style-name="ch9" chart:values-cell-range-address="Sheet1.D86:Sheet1.D94" chart:label-cell-address="Sheet1.D85:Sheet1.D85" chart:class="chart:scatter">
            <chart:data-point chart:repeated="9"/>
          </chart:series>
          <chart:series chart:style-name="ch10" chart:values-cell-range-address="Sheet1.E86:Sheet1.E94" chart:label-cell-address="Sheet1.E85:Sheet1.E85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</text:p>
                <draw:g>
                  <svg:desc>Sheet1.B85:Sheet1.B85</svg:desc>
                </draw:g>
              </table:table-cell>
              <table:table-cell office:value-type="string">
                <text:p>quick</text:p>
                <draw:g>
                  <svg:desc>Sheet1.C85:Sheet1.C85</svg:desc>
                </draw:g>
              </table:table-cell>
              <table:table-cell office:value-type="string">
                <text:p>merge</text:p>
                <draw:g>
                  <svg:desc>Sheet1.D85:Sheet1.D85</svg:desc>
                </draw:g>
              </table:table-cell>
              <table:table-cell office:value-type="string">
                <text:p>heap</text:p>
                <draw:g>
                  <svg:desc>Sheet1.E85:Sheet1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86:Sheet1.A94</svg:desc>
                </draw:g>
              </table:table-cell>
              <table:table-cell office:value-type="float" office:value="7882">
                <text:p>7882</text:p>
                <draw:g>
                  <svg:desc>Sheet1.B86:Sheet1.B94</svg:desc>
                </draw:g>
              </table:table-cell>
              <table:table-cell office:value-type="float" office:value="15555">
                <text:p>15555</text:p>
                <draw:g>
                  <svg:desc>Sheet1.C86:Sheet1.C94</svg:desc>
                </draw:g>
              </table:table-cell>
              <table:table-cell office:value-type="float" office:value="25560">
                <text:p>25560</text:p>
                <draw:g>
                  <svg:desc>Sheet1.D86:Sheet1.D94</svg:desc>
                </draw:g>
              </table:table-cell>
              <table:table-cell office:value-type="float" office:value="60458">
                <text:p>60458</text:p>
                <draw:g>
                  <svg:desc>Sheet1.E86:Sheet1.E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0289">
                <text:p>30289</text:p>
              </table:table-cell>
              <table:table-cell office:value-type="float" office:value="40530">
                <text:p>40530</text:p>
              </table:table-cell>
              <table:table-cell office:value-type="float" office:value="61716">
                <text:p>61716</text:p>
              </table:table-cell>
              <table:table-cell office:value-type="float" office:value="144860">
                <text:p>144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6630">
                <text:p>96630</text:p>
              </table:table-cell>
              <table:table-cell office:value-type="float" office:value="79972">
                <text:p>79972</text:p>
              </table:table-cell>
              <table:table-cell office:value-type="float" office:value="138150">
                <text:p>138150</text:p>
              </table:table-cell>
              <table:table-cell office:value-type="float" office:value="269399">
                <text:p>269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72940">
                <text:p>172940</text:p>
              </table:table-cell>
              <table:table-cell office:value-type="float" office:value="143578">
                <text:p>143578</text:p>
              </table:table-cell>
              <table:table-cell office:value-type="float" office:value="220586">
                <text:p>220586</text:p>
              </table:table-cell>
              <table:table-cell office:value-type="float" office:value="506627">
                <text:p>506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24137">
                <text:p>224137</text:p>
              </table:table-cell>
              <table:table-cell office:value-type="float" office:value="145173">
                <text:p>145173</text:p>
              </table:table-cell>
              <table:table-cell office:value-type="float" office:value="202787">
                <text:p>202787</text:p>
              </table:table-cell>
              <table:table-cell office:value-type="float" office:value="448480">
                <text:p>448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10013">
                <text:p>310013</text:p>
              </table:table-cell>
              <table:table-cell office:value-type="float" office:value="169512">
                <text:p>169512</text:p>
              </table:table-cell>
              <table:table-cell office:value-type="float" office:value="268964">
                <text:p>268964</text:p>
              </table:table-cell>
              <table:table-cell office:value-type="float" office:value="501909">
                <text:p>501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36573">
                <text:p>436573</text:p>
              </table:table-cell>
              <table:table-cell office:value-type="float" office:value="211938">
                <text:p>211938</text:p>
              </table:table-cell>
              <table:table-cell office:value-type="float" office:value="338622">
                <text:p>338622</text:p>
              </table:table-cell>
              <table:table-cell office:value-type="float" office:value="604962">
                <text:p>604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41556">
                <text:p>441556</text:p>
              </table:table-cell>
              <table:table-cell office:value-type="float" office:value="190530">
                <text:p>190530</text:p>
              </table:table-cell>
              <table:table-cell office:value-type="float" office:value="286842">
                <text:p>286842</text:p>
              </table:table-cell>
              <table:table-cell office:value-type="float" office:value="526907">
                <text:p>526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42303">
                <text:p>542303</text:p>
              </table:table-cell>
              <table:table-cell office:value-type="float" office:value="211758">
                <text:p>211758</text:p>
              </table:table-cell>
              <table:table-cell office:value-type="float" office:value="330743">
                <text:p>330743</text:p>
              </table:table-cell>
              <table:table-cell office:value-type="float" office:value="594740">
                <text:p>5947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81cm" svg:height="3.732cm" xlink:href=".." xlink:type="simple" chart:class="chart:scatter" chart:style-name="ch1">
        <chart:legend chart:legend-position="end" svg:x="9.742cm" svg:y="0.556cm" style:legend-expansion="high" chart:style-name="ch2"/>
        <chart:plot-area chart:style-name="ch3" table:cell-range-address="Sheet1.A211:Sheet1.F229 Sheet1.B210:Sheet1.F210" chart:data-source-has-labels="row" svg:x="0.241cm" svg:y="0.074cm" svg:width="9.26cm" svg:height="3.584cm">
          <chart:coordinate-region svg:x="1.635cm" svg:y="0.276cm" svg:width="7.578cm" svg:height="2.7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11:Sheet1.B229" chart:label-cell-address="Sheet1.B210:Sheet1.B210" chart:class="chart:scatter">
            <chart:domain table:cell-range-address="Sheet1.A211:Sheet1.A229"/>
            <chart:data-point chart:repeated="19"/>
          </chart:series>
          <chart:series chart:style-name="ch8" chart:values-cell-range-address="Sheet1.C211:Sheet1.C229" chart:label-cell-address="Sheet1.C210:Sheet1.C210" chart:class="chart:scatter">
            <chart:data-point chart:repeated="19"/>
          </chart:series>
          <chart:series chart:style-name="ch9" chart:values-cell-range-address="Sheet1.D211:Sheet1.D229" chart:label-cell-address="Sheet1.D210:Sheet1.D210" chart:class="chart:scatter">
            <chart:data-point chart:repeated="19"/>
          </chart:series>
          <chart:series chart:style-name="ch10" chart:values-cell-range-address="Sheet1.E211:Sheet1.E229" chart:label-cell-address="Sheet1.E210:Sheet1.E210" chart:class="chart:scatter">
            <chart:data-point chart:repeated="19"/>
          </chart:series>
          <chart:series chart:style-name="ch11" chart:values-cell-range-address="Sheet1.F211:Sheet1.F229" chart:label-cell-address="Sheet1.F210:Sheet1.F210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</text:p>
                <draw:g>
                  <svg:desc>Sheet1.B210:Sheet1.B210</svg:desc>
                </draw:g>
              </table:table-cell>
              <table:table-cell office:value-type="string">
                <text:p>quick</text:p>
                <draw:g>
                  <svg:desc>Sheet1.C210:Sheet1.C210</svg:desc>
                </draw:g>
              </table:table-cell>
              <table:table-cell office:value-type="string">
                <text:p>merge</text:p>
                <draw:g>
                  <svg:desc>Sheet1.D210:Sheet1.D210</svg:desc>
                </draw:g>
              </table:table-cell>
              <table:table-cell office:value-type="string">
                <text:p>heap</text:p>
                <draw:g>
                  <svg:desc>Sheet1.E210:Sheet1.E210</svg:desc>
                </draw:g>
              </table:table-cell>
              <table:table-cell office:value-type="string">
                <text:p>hybrid</text:p>
                <draw:g>
                  <svg:desc>Sheet1.F210:Sheet1.F2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11:Sheet1.A229</svg:desc>
                </draw:g>
              </table:table-cell>
              <table:table-cell office:value-type="float" office:value="2645">
                <text:p>2645</text:p>
                <draw:g>
                  <svg:desc>Sheet1.B211:Sheet1.B229</svg:desc>
                </draw:g>
              </table:table-cell>
              <table:table-cell office:value-type="float" office:value="9055">
                <text:p>9055</text:p>
                <draw:g>
                  <svg:desc>Sheet1.C211:Sheet1.C229</svg:desc>
                </draw:g>
              </table:table-cell>
              <table:table-cell office:value-type="float" office:value="13525">
                <text:p>13525</text:p>
                <draw:g>
                  <svg:desc>Sheet1.D211:Sheet1.D229</svg:desc>
                </draw:g>
              </table:table-cell>
              <table:table-cell office:value-type="float" office:value="48010">
                <text:p>48010</text:p>
                <draw:g>
                  <svg:desc>Sheet1.E211:Sheet1.E229</svg:desc>
                </draw:g>
              </table:table-cell>
              <table:table-cell office:value-type="float" office:value="2450">
                <text:p>2450</text:p>
                <draw:g>
                  <svg:desc>Sheet1.F211:Sheet1.F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510">
                <text:p>3510</text:p>
              </table:table-cell>
              <table:table-cell office:value-type="float" office:value="10975">
                <text:p>10975</text:p>
              </table:table-cell>
              <table:table-cell office:value-type="float" office:value="16660">
                <text:p>16660</text:p>
              </table:table-cell>
              <table:table-cell office:value-type="float" office:value="48440">
                <text:p>48440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920">
                <text:p>6920</text:p>
              </table:table-cell>
              <table:table-cell office:value-type="float" office:value="17585">
                <text:p>17585</text:p>
              </table:table-cell>
              <table:table-cell office:value-type="float" office:value="27030">
                <text:p>27030</text:p>
              </table:table-cell>
              <table:table-cell office:value-type="float" office:value="72210">
                <text:p>72210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1080">
                <text:p>11080</text:p>
              </table:table-cell>
              <table:table-cell office:value-type="float" office:value="27030">
                <text:p>27030</text:p>
              </table:table-cell>
              <table:table-cell office:value-type="float" office:value="39160">
                <text:p>39160</text:p>
              </table:table-cell>
              <table:table-cell office:value-type="float" office:value="104235">
                <text:p>104235</text:p>
              </table:table-cell>
              <table:table-cell office:value-type="float" office:value="11290">
                <text:p>112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6650">
                <text:p>16650</text:p>
              </table:table-cell>
              <table:table-cell office:value-type="float" office:value="33190">
                <text:p>33190</text:p>
              </table:table-cell>
              <table:table-cell office:value-type="float" office:value="50995">
                <text:p>50995</text:p>
              </table:table-cell>
              <table:table-cell office:value-type="float" office:value="127175">
                <text:p>127175</text:p>
              </table:table-cell>
              <table:table-cell office:value-type="float" office:value="16550">
                <text:p>1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9330">
                <text:p>19330</text:p>
              </table:table-cell>
              <table:table-cell office:value-type="float" office:value="30785">
                <text:p>30785</text:p>
              </table:table-cell>
              <table:table-cell office:value-type="float" office:value="43310">
                <text:p>43310</text:p>
              </table:table-cell>
              <table:table-cell office:value-type="float" office:value="104430">
                <text:p>104430</text:p>
              </table:table-cell>
              <table:table-cell office:value-type="float" office:value="15605">
                <text:p>15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14690">
                <text:p>14690</text:p>
              </table:table-cell>
              <table:table-cell office:value-type="float" office:value="24940">
                <text:p>24940</text:p>
              </table:table-cell>
              <table:table-cell office:value-type="float" office:value="36075">
                <text:p>36075</text:p>
              </table:table-cell>
              <table:table-cell office:value-type="float" office:value="85920">
                <text:p>85920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19670">
                <text:p>19670</text:p>
              </table:table-cell>
              <table:table-cell office:value-type="float" office:value="29165">
                <text:p>29165</text:p>
              </table:table-cell>
              <table:table-cell office:value-type="float" office:value="43460">
                <text:p>43460</text:p>
              </table:table-cell>
              <table:table-cell office:value-type="float" office:value="102005">
                <text:p>102005</text:p>
              </table:table-cell>
              <table:table-cell office:value-type="float" office:value="20330">
                <text:p>203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22905">
                <text:p>22905</text:p>
              </table:table-cell>
              <table:table-cell office:value-type="float" office:value="32685">
                <text:p>32685</text:p>
              </table:table-cell>
              <table:table-cell office:value-type="float" office:value="49660">
                <text:p>49660</text:p>
              </table:table-cell>
              <table:table-cell office:value-type="float" office:value="111125">
                <text:p>111125</text:p>
              </table:table-cell>
              <table:table-cell office:value-type="float" office:value="23110">
                <text:p>23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9315">
                <text:p>29315</text:p>
              </table:table-cell>
              <table:table-cell office:value-type="float" office:value="38270">
                <text:p>38270</text:p>
              </table:table-cell>
              <table:table-cell office:value-type="float" office:value="57770">
                <text:p>57770</text:p>
              </table:table-cell>
              <table:table-cell office:value-type="float" office:value="123945">
                <text:p>123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33460">
                <text:p>33460</text:p>
              </table:table-cell>
              <table:table-cell office:value-type="float" office:value="39800">
                <text:p>39800</text:p>
              </table:table-cell>
              <table:table-cell office:value-type="float" office:value="62695">
                <text:p>62695</text:p>
              </table:table-cell>
              <table:table-cell office:value-type="float" office:value="133580">
                <text:p>133580</text:p>
              </table:table-cell>
              <table:table-cell office:value-type="float" office:value="33555">
                <text:p>33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41880">
                <text:p>41880</text:p>
              </table:table-cell>
              <table:table-cell office:value-type="float" office:value="49020">
                <text:p>49020</text:p>
              </table:table-cell>
              <table:table-cell office:value-type="float" office:value="77040">
                <text:p>77040</text:p>
              </table:table-cell>
              <table:table-cell office:value-type="float" office:value="159735">
                <text:p>159735</text:p>
              </table:table-cell>
              <table:table-cell office:value-type="float" office:value="41740">
                <text:p>417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49400">
                <text:p>49400</text:p>
              </table:table-cell>
              <table:table-cell office:value-type="float" office:value="49620">
                <text:p>49620</text:p>
              </table:table-cell>
              <table:table-cell office:value-type="float" office:value="77575">
                <text:p>77575</text:p>
              </table:table-cell>
              <table:table-cell office:value-type="float" office:value="163610">
                <text:p>163610</text:p>
              </table:table-cell>
              <table:table-cell office:value-type="float" office:value="30485">
                <text:p>30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57435">
                <text:p>57435</text:p>
              </table:table-cell>
              <table:table-cell office:value-type="float" office:value="60275">
                <text:p>60275</text:p>
              </table:table-cell>
              <table:table-cell office:value-type="float" office:value="93835">
                <text:p>93835</text:p>
              </table:table-cell>
              <table:table-cell office:value-type="float" office:value="212700">
                <text:p>212700</text:p>
              </table:table-cell>
              <table:table-cell office:value-type="float" office:value="39340">
                <text:p>393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78100">
                <text:p>78100</text:p>
              </table:table-cell>
              <table:table-cell office:value-type="float" office:value="78620">
                <text:p>78620</text:p>
              </table:table-cell>
              <table:table-cell office:value-type="float" office:value="124535">
                <text:p>124535</text:p>
              </table:table-cell>
              <table:table-cell office:value-type="float" office:value="266075">
                <text:p>266075</text:p>
              </table:table-cell>
              <table:table-cell office:value-type="float" office:value="46740">
                <text:p>467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68355">
                <text:p>68355</text:p>
              </table:table-cell>
              <table:table-cell office:value-type="float" office:value="61735">
                <text:p>61735</text:p>
              </table:table-cell>
              <table:table-cell office:value-type="float" office:value="97395">
                <text:p>97395</text:p>
              </table:table-cell>
              <table:table-cell office:value-type="float" office:value="192425">
                <text:p>192425</text:p>
              </table:table-cell>
              <table:table-cell office:value-type="float" office:value="38140">
                <text:p>38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115240">
                <text:p>115240</text:p>
              </table:table-cell>
              <table:table-cell office:value-type="float" office:value="116170">
                <text:p>116170</text:p>
              </table:table-cell>
              <table:table-cell office:value-type="float" office:value="147525">
                <text:p>147525</text:p>
              </table:table-cell>
              <table:table-cell office:value-type="float" office:value="425175">
                <text:p>425175</text:p>
              </table:table-cell>
              <table:table-cell office:value-type="float" office:value="64410">
                <text:p>644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33160">
                <text:p>133160</text:p>
              </table:table-cell>
              <table:table-cell office:value-type="float" office:value="133550">
                <text:p>133550</text:p>
              </table:table-cell>
              <table:table-cell office:value-type="float" office:value="188110">
                <text:p>188110</text:p>
              </table:table-cell>
              <table:table-cell office:value-type="float" office:value="436980">
                <text:p>436980</text:p>
              </table:table-cell>
              <table:table-cell office:value-type="float" office:value="69165">
                <text:p>69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136175">
                <text:p>136175</text:p>
              </table:table-cell>
              <table:table-cell office:value-type="float" office:value="128760">
                <text:p>128760</text:p>
              </table:table-cell>
              <table:table-cell office:value-type="float" office:value="206955">
                <text:p>206955</text:p>
              </table:table-cell>
              <table:table-cell office:value-type="float" office:value="456685">
                <text:p>456685</text:p>
              </table:table-cell>
              <table:table-cell office:value-type="float" office:value="83905">
                <text:p>839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61cm" svg:y="3.442cm" style:legend-expansion="high" chart:style-name="ch2"/>
        <chart:plot-area chart:style-name="ch3" table:cell-range-address="Sheet1.A98:Sheet1.E196 Sheet1.B97:Sheet1.E97" chart:data-source-has-labels="row" svg:x="0.32cm" svg:y="0.18cm" svg:width="13.021cm" svg:height="8.64cm">
          <chart:coordinate-region svg:x="2.095cm" svg:y="0.382cm" svg:width="10.768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8:Sheet1.B196" chart:label-cell-address="Sheet1.B97:Sheet1.B97" chart:class="chart:scatter">
            <chart:domain table:cell-range-address="Sheet1.A98:Sheet1.A196"/>
            <chart:data-point chart:repeated="99"/>
          </chart:series>
          <chart:series chart:style-name="ch8" chart:values-cell-range-address="Sheet1.C98:Sheet1.C196" chart:label-cell-address="Sheet1.C97:Sheet1.C97" chart:class="chart:scatter">
            <chart:data-point chart:repeated="99"/>
          </chart:series>
          <chart:series chart:style-name="ch9" chart:values-cell-range-address="Sheet1.D98:Sheet1.D196" chart:label-cell-address="Sheet1.D97:Sheet1.D97" chart:class="chart:scatter">
            <chart:data-point chart:repeated="99"/>
          </chart:series>
          <chart:series chart:style-name="ch10" chart:values-cell-range-address="Sheet1.E98:Sheet1.E196" chart:label-cell-address="Sheet1.E97:Sheet1.E97" chart:class="chart:scatter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</text:p>
                <draw:g>
                  <svg:desc>Sheet1.B97:Sheet1.B97</svg:desc>
                </draw:g>
              </table:table-cell>
              <table:table-cell office:value-type="string">
                <text:p>quick</text:p>
                <draw:g>
                  <svg:desc>Sheet1.C97:Sheet1.C97</svg:desc>
                </draw:g>
              </table:table-cell>
              <table:table-cell office:value-type="string">
                <text:p>merge</text:p>
                <draw:g>
                  <svg:desc>Sheet1.D97:Sheet1.D97</svg:desc>
                </draw:g>
              </table:table-cell>
              <table:table-cell office:value-type="string">
                <text:p>heap</text:p>
                <draw:g>
                  <svg:desc>Sheet1.E97:Sheet1.E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98:Sheet1.A196</svg:desc>
                </draw:g>
              </table:table-cell>
              <table:table-cell office:value-type="float" office:value="7917">
                <text:p>7917</text:p>
                <draw:g>
                  <svg:desc>Sheet1.B98:Sheet1.B196</svg:desc>
                </draw:g>
              </table:table-cell>
              <table:table-cell office:value-type="float" office:value="16015">
                <text:p>16015</text:p>
                <draw:g>
                  <svg:desc>Sheet1.C98:Sheet1.C196</svg:desc>
                </draw:g>
              </table:table-cell>
              <table:table-cell office:value-type="float" office:value="24984">
                <text:p>24984</text:p>
                <draw:g>
                  <svg:desc>Sheet1.D98:Sheet1.D196</svg:desc>
                </draw:g>
              </table:table-cell>
              <table:table-cell office:value-type="float" office:value="67633">
                <text:p>67633</text:p>
                <draw:g>
                  <svg:desc>Sheet1.E98:Sheet1.E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8809">
                <text:p>28809</text:p>
              </table:table-cell>
              <table:table-cell office:value-type="float" office:value="36897">
                <text:p>36897</text:p>
              </table:table-cell>
              <table:table-cell office:value-type="float" office:value="57400">
                <text:p>57400</text:p>
              </table:table-cell>
              <table:table-cell office:value-type="float" office:value="126387">
                <text:p>126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1899">
                <text:p>61899</text:p>
              </table:table-cell>
              <table:table-cell office:value-type="float" office:value="57408">
                <text:p>57408</text:p>
              </table:table-cell>
              <table:table-cell office:value-type="float" office:value="90462">
                <text:p>90462</text:p>
              </table:table-cell>
              <table:table-cell office:value-type="float" office:value="184723">
                <text:p>184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26518">
                <text:p>126518</text:p>
              </table:table-cell>
              <table:table-cell office:value-type="float" office:value="104143">
                <text:p>104143</text:p>
              </table:table-cell>
              <table:table-cell office:value-type="float" office:value="158916">
                <text:p>158916</text:p>
              </table:table-cell>
              <table:table-cell office:value-type="float" office:value="357182">
                <text:p>357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48623">
                <text:p>248623</text:p>
              </table:table-cell>
              <table:table-cell office:value-type="float" office:value="147613">
                <text:p>147613</text:p>
              </table:table-cell>
              <table:table-cell office:value-type="float" office:value="269512">
                <text:p>269512</text:p>
              </table:table-cell>
              <table:table-cell office:value-type="float" office:value="493123">
                <text:p>493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12363">
                <text:p>312363</text:p>
              </table:table-cell>
              <table:table-cell office:value-type="float" office:value="190184">
                <text:p>190184</text:p>
              </table:table-cell>
              <table:table-cell office:value-type="float" office:value="315364">
                <text:p>315364</text:p>
              </table:table-cell>
              <table:table-cell office:value-type="float" office:value="586362">
                <text:p>586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93169">
                <text:p>493169</text:p>
              </table:table-cell>
              <table:table-cell office:value-type="float" office:value="330121">
                <text:p>330121</text:p>
              </table:table-cell>
              <table:table-cell office:value-type="float" office:value="372028">
                <text:p>372028</text:p>
              </table:table-cell>
              <table:table-cell office:value-type="float" office:value="818162">
                <text:p>818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672731">
                <text:p>672731</text:p>
              </table:table-cell>
              <table:table-cell office:value-type="float" office:value="336295">
                <text:p>336295</text:p>
              </table:table-cell>
              <table:table-cell office:value-type="float" office:value="530068">
                <text:p>530068</text:p>
              </table:table-cell>
              <table:table-cell office:value-type="float" office:value="1030448">
                <text:p>1030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200765">
                <text:p>1200765</text:p>
              </table:table-cell>
              <table:table-cell office:value-type="float" office:value="658415">
                <text:p>658415</text:p>
              </table:table-cell>
              <table:table-cell office:value-type="float" office:value="796837">
                <text:p>796837</text:p>
              </table:table-cell>
              <table:table-cell office:value-type="float" office:value="1650239">
                <text:p>1650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61647">
                <text:p>1061647</text:p>
              </table:table-cell>
              <table:table-cell office:value-type="float" office:value="408467">
                <text:p>408467</text:p>
              </table:table-cell>
              <table:table-cell office:value-type="float" office:value="654659">
                <text:p>654659</text:p>
              </table:table-cell>
              <table:table-cell office:value-type="float" office:value="1325006">
                <text:p>1325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366271">
                <text:p>1366271</text:p>
              </table:table-cell>
              <table:table-cell office:value-type="float" office:value="479384">
                <text:p>479384</text:p>
              </table:table-cell>
              <table:table-cell office:value-type="float" office:value="760548">
                <text:p>760548</text:p>
              </table:table-cell>
              <table:table-cell office:value-type="float" office:value="1336279">
                <text:p>1336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377682">
                <text:p>1377682</text:p>
              </table:table-cell>
              <table:table-cell office:value-type="float" office:value="419374">
                <text:p>419374</text:p>
              </table:table-cell>
              <table:table-cell office:value-type="float" office:value="650895">
                <text:p>650895</text:p>
              </table:table-cell>
              <table:table-cell office:value-type="float" office:value="1128051">
                <text:p>1128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443892">
                <text:p>1443892</text:p>
              </table:table-cell>
              <table:table-cell office:value-type="float" office:value="410211">
                <text:p>410211</text:p>
              </table:table-cell>
              <table:table-cell office:value-type="float" office:value="656863">
                <text:p>656863</text:p>
              </table:table-cell>
              <table:table-cell office:value-type="float" office:value="1087305">
                <text:p>1087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694170">
                <text:p>1694170</text:p>
              </table:table-cell>
              <table:table-cell office:value-type="float" office:value="456213">
                <text:p>456213</text:p>
              </table:table-cell>
              <table:table-cell office:value-type="float" office:value="718023">
                <text:p>718023</text:p>
              </table:table-cell>
              <table:table-cell office:value-type="float" office:value="1234960">
                <text:p>12349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936633">
                <text:p>1936633</text:p>
              </table:table-cell>
              <table:table-cell office:value-type="float" office:value="508454">
                <text:p>508454</text:p>
              </table:table-cell>
              <table:table-cell office:value-type="float" office:value="788078">
                <text:p>788078</text:p>
              </table:table-cell>
              <table:table-cell office:value-type="float" office:value="1328850">
                <text:p>13288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2349007">
                <text:p>2349007</text:p>
              </table:table-cell>
              <table:table-cell office:value-type="float" office:value="589072">
                <text:p>589072</text:p>
              </table:table-cell>
              <table:table-cell office:value-type="float" office:value="901801">
                <text:p>901801</text:p>
              </table:table-cell>
              <table:table-cell office:value-type="float" office:value="1496867">
                <text:p>1496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2528818">
                <text:p>2528818</text:p>
              </table:table-cell>
              <table:table-cell office:value-type="float" office:value="571943">
                <text:p>571943</text:p>
              </table:table-cell>
              <table:table-cell office:value-type="float" office:value="905112">
                <text:p>905112</text:p>
              </table:table-cell>
              <table:table-cell office:value-type="float" office:value="1523936">
                <text:p>1523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2815916">
                <text:p>2815916</text:p>
              </table:table-cell>
              <table:table-cell office:value-type="float" office:value="608179">
                <text:p>608179</text:p>
              </table:table-cell>
              <table:table-cell office:value-type="float" office:value="953868">
                <text:p>953868</text:p>
              </table:table-cell>
              <table:table-cell office:value-type="float" office:value="1525403">
                <text:p>1525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3188547">
                <text:p>3188547</text:p>
              </table:table-cell>
              <table:table-cell office:value-type="float" office:value="665423">
                <text:p>665423</text:p>
              </table:table-cell>
              <table:table-cell office:value-type="float" office:value="1045782">
                <text:p>1045782</text:p>
              </table:table-cell>
              <table:table-cell office:value-type="float" office:value="1687263">
                <text:p>1687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3410616">
                <text:p>3410616</text:p>
              </table:table-cell>
              <table:table-cell office:value-type="float" office:value="688418">
                <text:p>688418</text:p>
              </table:table-cell>
              <table:table-cell office:value-type="float" office:value="1079761">
                <text:p>1079761</text:p>
              </table:table-cell>
              <table:table-cell office:value-type="float" office:value="1710481">
                <text:p>1710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3890371">
                <text:p>3890371</text:p>
              </table:table-cell>
              <table:table-cell office:value-type="float" office:value="741965">
                <text:p>741965</text:p>
              </table:table-cell>
              <table:table-cell office:value-type="float" office:value="1163923">
                <text:p>1163923</text:p>
              </table:table-cell>
              <table:table-cell office:value-type="float" office:value="1880133">
                <text:p>1880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4184860">
                <text:p>4184860</text:p>
              </table:table-cell>
              <table:table-cell office:value-type="float" office:value="786563">
                <text:p>786563</text:p>
              </table:table-cell>
              <table:table-cell office:value-type="float" office:value="1218232">
                <text:p>1218232</text:p>
              </table:table-cell>
              <table:table-cell office:value-type="float" office:value="1988440">
                <text:p>19884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4615675">
                <text:p>4615675</text:p>
              </table:table-cell>
              <table:table-cell office:value-type="float" office:value="836309">
                <text:p>836309</text:p>
              </table:table-cell>
              <table:table-cell office:value-type="float" office:value="1303431">
                <text:p>1303431</text:p>
              </table:table-cell>
              <table:table-cell office:value-type="float" office:value="2032413">
                <text:p>2032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4927317">
                <text:p>4927317</text:p>
              </table:table-cell>
              <table:table-cell office:value-type="float" office:value="839937">
                <text:p>839937</text:p>
              </table:table-cell>
              <table:table-cell office:value-type="float" office:value="1320223">
                <text:p>1320223</text:p>
              </table:table-cell>
              <table:table-cell office:value-type="float" office:value="2089278">
                <text:p>2089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5330581">
                <text:p>5330581</text:p>
              </table:table-cell>
              <table:table-cell office:value-type="float" office:value="877802">
                <text:p>877802</text:p>
              </table:table-cell>
              <table:table-cell office:value-type="float" office:value="1363834">
                <text:p>1363834</text:p>
              </table:table-cell>
              <table:table-cell office:value-type="float" office:value="2109356">
                <text:p>2109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5774687">
                <text:p>5774687</text:p>
              </table:table-cell>
              <table:table-cell office:value-type="float" office:value="914098">
                <text:p>914098</text:p>
              </table:table-cell>
              <table:table-cell office:value-type="float" office:value="1430882">
                <text:p>1430882</text:p>
              </table:table-cell>
              <table:table-cell office:value-type="float" office:value="2220290">
                <text:p>22202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6314037">
                <text:p>6314037</text:p>
              </table:table-cell>
              <table:table-cell office:value-type="float" office:value="985882">
                <text:p>985882</text:p>
              </table:table-cell>
              <table:table-cell office:value-type="float" office:value="1507626">
                <text:p>1507626</text:p>
              </table:table-cell>
              <table:table-cell office:value-type="float" office:value="2370242">
                <text:p>23702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7527648">
                <text:p>7527648</text:p>
              </table:table-cell>
              <table:table-cell office:value-type="float" office:value="1181004">
                <text:p>1181004</text:p>
              </table:table-cell>
              <table:table-cell office:value-type="float" office:value="1800404">
                <text:p>1800404</text:p>
              </table:table-cell>
              <table:table-cell office:value-type="float" office:value="3007430">
                <text:p>30074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7163587">
                <text:p>7163587</text:p>
              </table:table-cell>
              <table:table-cell office:value-type="float" office:value="1037738">
                <text:p>1037738</text:p>
              </table:table-cell>
              <table:table-cell office:value-type="float" office:value="1631994">
                <text:p>1631994</text:p>
              </table:table-cell>
              <table:table-cell office:value-type="float" office:value="2503816">
                <text:p>2503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7681527">
                <text:p>7681527</text:p>
              </table:table-cell>
              <table:table-cell office:value-type="float" office:value="1075002">
                <text:p>1075002</text:p>
              </table:table-cell>
              <table:table-cell office:value-type="float" office:value="1687758">
                <text:p>1687758</text:p>
              </table:table-cell>
              <table:table-cell office:value-type="float" office:value="2565680">
                <text:p>2565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8180469">
                <text:p>8180469</text:p>
              </table:table-cell>
              <table:table-cell office:value-type="float" office:value="1127442">
                <text:p>1127442</text:p>
              </table:table-cell>
              <table:table-cell office:value-type="float" office:value="1752632">
                <text:p>1752632</text:p>
              </table:table-cell>
              <table:table-cell office:value-type="float" office:value="2695106">
                <text:p>2695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8710661">
                <text:p>8710661</text:p>
              </table:table-cell>
              <table:table-cell office:value-type="float" office:value="1148757">
                <text:p>1148757</text:p>
              </table:table-cell>
              <table:table-cell office:value-type="float" office:value="1809572">
                <text:p>1809572</text:p>
              </table:table-cell>
              <table:table-cell office:value-type="float" office:value="2731469">
                <text:p>2731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9299071">
                <text:p>9299071</text:p>
              </table:table-cell>
              <table:table-cell office:value-type="float" office:value="1207070">
                <text:p>1207070</text:p>
              </table:table-cell>
              <table:table-cell office:value-type="float" office:value="1872901">
                <text:p>1872901</text:p>
              </table:table-cell>
              <table:table-cell office:value-type="float" office:value="2846154">
                <text:p>2846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7989644">
                <text:p>7989644</text:p>
              </table:table-cell>
              <table:table-cell office:value-type="float" office:value="1014634">
                <text:p>1014634</text:p>
              </table:table-cell>
              <table:table-cell office:value-type="float" office:value="1568424">
                <text:p>1568424</text:p>
              </table:table-cell>
              <table:table-cell office:value-type="float" office:value="2405938">
                <text:p>2405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8118895">
                <text:p>8118895</text:p>
              </table:table-cell>
              <table:table-cell office:value-type="float" office:value="1005475">
                <text:p>1005475</text:p>
              </table:table-cell>
              <table:table-cell office:value-type="float" office:value="1556192">
                <text:p>1556192</text:p>
              </table:table-cell>
              <table:table-cell office:value-type="float" office:value="2344836">
                <text:p>2344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9672754">
                <text:p>9672754</text:p>
              </table:table-cell>
              <table:table-cell office:value-type="float" office:value="1159890">
                <text:p>1159890</text:p>
              </table:table-cell>
              <table:table-cell office:value-type="float" office:value="1828358">
                <text:p>1828358</text:p>
              </table:table-cell>
              <table:table-cell office:value-type="float" office:value="2732073">
                <text:p>2732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1788722">
                <text:p>11788722</text:p>
              </table:table-cell>
              <table:table-cell office:value-type="float" office:value="1404448">
                <text:p>1404448</text:p>
              </table:table-cell>
              <table:table-cell office:value-type="float" office:value="2214090">
                <text:p>2214090</text:p>
              </table:table-cell>
              <table:table-cell office:value-type="float" office:value="3295283">
                <text:p>329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1989573">
                <text:p>11989573</text:p>
              </table:table-cell>
              <table:table-cell office:value-type="float" office:value="1377464">
                <text:p>1377464</text:p>
              </table:table-cell>
              <table:table-cell office:value-type="float" office:value="2174755">
                <text:p>2174755</text:p>
              </table:table-cell>
              <table:table-cell office:value-type="float" office:value="3195684">
                <text:p>3195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9762437">
                <text:p>9762437</text:p>
              </table:table-cell>
              <table:table-cell office:value-type="float" office:value="1097252">
                <text:p>1097252</text:p>
              </table:table-cell>
              <table:table-cell office:value-type="float" office:value="1715519">
                <text:p>1715519</text:p>
              </table:table-cell>
              <table:table-cell office:value-type="float" office:value="2486373">
                <text:p>2486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0465910">
                <text:p>10465910</text:p>
              </table:table-cell>
              <table:table-cell office:value-type="float" office:value="1107177">
                <text:p>1107177</text:p>
              </table:table-cell>
              <table:table-cell office:value-type="float" office:value="1766497">
                <text:p>1766497</text:p>
              </table:table-cell>
              <table:table-cell office:value-type="float" office:value="2588085">
                <text:p>2588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0891373">
                <text:p>10891373</text:p>
              </table:table-cell>
              <table:table-cell office:value-type="float" office:value="1160206">
                <text:p>1160206</text:p>
              </table:table-cell>
              <table:table-cell office:value-type="float" office:value="1807138">
                <text:p>1807138</text:p>
              </table:table-cell>
              <table:table-cell office:value-type="float" office:value="2644897">
                <text:p>2644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1392504">
                <text:p>11392504</text:p>
              </table:table-cell>
              <table:table-cell office:value-type="float" office:value="1201459">
                <text:p>1201459</text:p>
              </table:table-cell>
              <table:table-cell office:value-type="float" office:value="1890463">
                <text:p>1890463</text:p>
              </table:table-cell>
              <table:table-cell office:value-type="float" office:value="2800951">
                <text:p>2800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1922331">
                <text:p>11922331</text:p>
              </table:table-cell>
              <table:table-cell office:value-type="float" office:value="1235598">
                <text:p>1235598</text:p>
              </table:table-cell>
              <table:table-cell office:value-type="float" office:value="1911363">
                <text:p>1911363</text:p>
              </table:table-cell>
              <table:table-cell office:value-type="float" office:value="2775874">
                <text:p>2775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2455880">
                <text:p>12455880</text:p>
              </table:table-cell>
              <table:table-cell office:value-type="float" office:value="1257509">
                <text:p>1257509</text:p>
              </table:table-cell>
              <table:table-cell office:value-type="float" office:value="1954884">
                <text:p>1954884</text:p>
              </table:table-cell>
              <table:table-cell office:value-type="float" office:value="2882172">
                <text:p>2882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3132046">
                <text:p>13132046</text:p>
              </table:table-cell>
              <table:table-cell office:value-type="float" office:value="1278674">
                <text:p>1278674</text:p>
              </table:table-cell>
              <table:table-cell office:value-type="float" office:value="2053813">
                <text:p>2053813</text:p>
              </table:table-cell>
              <table:table-cell office:value-type="float" office:value="2977686">
                <text:p>2977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4955076">
                <text:p>14955076</text:p>
              </table:table-cell>
              <table:table-cell office:value-type="float" office:value="1435740">
                <text:p>1435740</text:p>
              </table:table-cell>
              <table:table-cell office:value-type="float" office:value="2272849">
                <text:p>2272849</text:p>
              </table:table-cell>
              <table:table-cell office:value-type="float" office:value="3350836">
                <text:p>3350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8738764">
                <text:p>18738764</text:p>
              </table:table-cell>
              <table:table-cell office:value-type="float" office:value="1807318">
                <text:p>1807318</text:p>
              </table:table-cell>
              <table:table-cell office:value-type="float" office:value="2805054">
                <text:p>2805054</text:p>
              </table:table-cell>
              <table:table-cell office:value-type="float" office:value="4147209">
                <text:p>4147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9908745">
                <text:p>19908745</text:p>
              </table:table-cell>
              <table:table-cell office:value-type="float" office:value="1848248">
                <text:p>1848248</text:p>
              </table:table-cell>
              <table:table-cell office:value-type="float" office:value="2980125">
                <text:p>2980125</text:p>
              </table:table-cell>
              <table:table-cell office:value-type="float" office:value="4248492">
                <text:p>42484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0564247">
                <text:p>20564247</text:p>
              </table:table-cell>
              <table:table-cell office:value-type="float" office:value="1948412">
                <text:p>1948412</text:p>
              </table:table-cell>
              <table:table-cell office:value-type="float" office:value="2974845">
                <text:p>2974845</text:p>
              </table:table-cell>
              <table:table-cell office:value-type="float" office:value="4318478">
                <text:p>4318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21678947">
                <text:p>21678947</text:p>
              </table:table-cell>
              <table:table-cell office:value-type="float" office:value="1975532">
                <text:p>1975532</text:p>
              </table:table-cell>
              <table:table-cell office:value-type="float" office:value="3106067">
                <text:p>3106067</text:p>
              </table:table-cell>
              <table:table-cell office:value-type="float" office:value="4476006">
                <text:p>4476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20933502">
                <text:p>20933502</text:p>
              </table:table-cell>
              <table:table-cell office:value-type="float" office:value="1864288">
                <text:p>1864288</text:p>
              </table:table-cell>
              <table:table-cell office:value-type="float" office:value="2904728">
                <text:p>2904728</text:p>
              </table:table-cell>
              <table:table-cell office:value-type="float" office:value="4255353">
                <text:p>42553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7619017">
                <text:p>17619017</text:p>
              </table:table-cell>
              <table:table-cell office:value-type="float" office:value="1545766">
                <text:p>1545766</text:p>
              </table:table-cell>
              <table:table-cell office:value-type="float" office:value="2414823">
                <text:p>2414823</text:p>
              </table:table-cell>
              <table:table-cell office:value-type="float" office:value="3467113">
                <text:p>3467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8101729">
                <text:p>18101729</text:p>
              </table:table-cell>
              <table:table-cell office:value-type="float" office:value="1537354">
                <text:p>1537354</text:p>
              </table:table-cell>
              <table:table-cell office:value-type="float" office:value="2427091">
                <text:p>2427091</text:p>
              </table:table-cell>
              <table:table-cell office:value-type="float" office:value="3494533">
                <text:p>3494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8783797">
                <text:p>18783797</text:p>
              </table:table-cell>
              <table:table-cell office:value-type="float" office:value="1599627">
                <text:p>1599627</text:p>
              </table:table-cell>
              <table:table-cell office:value-type="float" office:value="2494282">
                <text:p>2494282</text:p>
              </table:table-cell>
              <table:table-cell office:value-type="float" office:value="3514664">
                <text:p>35146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9669068">
                <text:p>19669068</text:p>
              </table:table-cell>
              <table:table-cell office:value-type="float" office:value="1642300">
                <text:p>1642300</text:p>
              </table:table-cell>
              <table:table-cell office:value-type="float" office:value="2565460">
                <text:p>2565460</text:p>
              </table:table-cell>
              <table:table-cell office:value-type="float" office:value="3649718">
                <text:p>36497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0163741">
                <text:p>20163741</text:p>
              </table:table-cell>
              <table:table-cell office:value-type="float" office:value="1645624">
                <text:p>1645624</text:p>
              </table:table-cell>
              <table:table-cell office:value-type="float" office:value="2584039">
                <text:p>2584039</text:p>
              </table:table-cell>
              <table:table-cell office:value-type="float" office:value="3732860">
                <text:p>37328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1038702">
                <text:p>21038702</text:p>
              </table:table-cell>
              <table:table-cell office:value-type="float" office:value="1654630">
                <text:p>1654630</text:p>
              </table:table-cell>
              <table:table-cell office:value-type="float" office:value="2590178">
                <text:p>2590178</text:p>
              </table:table-cell>
              <table:table-cell office:value-type="float" office:value="3737392">
                <text:p>3737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5162783">
                <text:p>25162783</text:p>
              </table:table-cell>
              <table:table-cell office:value-type="float" office:value="2007279">
                <text:p>2007279</text:p>
              </table:table-cell>
              <table:table-cell office:value-type="float" office:value="3163277">
                <text:p>3163277</text:p>
              </table:table-cell>
              <table:table-cell office:value-type="float" office:value="4554629">
                <text:p>45546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9739677">
                <text:p>29739677</text:p>
              </table:table-cell>
              <table:table-cell office:value-type="float" office:value="2273648">
                <text:p>2273648</text:p>
              </table:table-cell>
              <table:table-cell office:value-type="float" office:value="3601544">
                <text:p>3601544</text:p>
              </table:table-cell>
              <table:table-cell office:value-type="float" office:value="5038006">
                <text:p>5038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30697834">
                <text:p>30697834</text:p>
              </table:table-cell>
              <table:table-cell office:value-type="float" office:value="2385785">
                <text:p>2385785</text:p>
              </table:table-cell>
              <table:table-cell office:value-type="float" office:value="3697552">
                <text:p>3697552</text:p>
              </table:table-cell>
              <table:table-cell office:value-type="float" office:value="5263405">
                <text:p>5263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4654228">
                <text:p>24654228</text:p>
              </table:table-cell>
              <table:table-cell office:value-type="float" office:value="1862306">
                <text:p>1862306</text:p>
              </table:table-cell>
              <table:table-cell office:value-type="float" office:value="2874751">
                <text:p>2874751</text:p>
              </table:table-cell>
              <table:table-cell office:value-type="float" office:value="4153310">
                <text:p>41533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8764145">
                <text:p>28764145</text:p>
              </table:table-cell>
              <table:table-cell office:value-type="float" office:value="2118595">
                <text:p>2118595</text:p>
              </table:table-cell>
              <table:table-cell office:value-type="float" office:value="3396610">
                <text:p>3396610</text:p>
              </table:table-cell>
              <table:table-cell office:value-type="float" office:value="4848766">
                <text:p>4848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31902967">
                <text:p>31902967</text:p>
              </table:table-cell>
              <table:table-cell office:value-type="float" office:value="2326052">
                <text:p>2326052</text:p>
              </table:table-cell>
              <table:table-cell office:value-type="float" office:value="3696750">
                <text:p>3696750</text:p>
              </table:table-cell>
              <table:table-cell office:value-type="float" office:value="5342525">
                <text:p>5342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6524454">
                <text:p>26524454</text:p>
              </table:table-cell>
              <table:table-cell office:value-type="float" office:value="1935041">
                <text:p>1935041</text:p>
              </table:table-cell>
              <table:table-cell office:value-type="float" office:value="3055842">
                <text:p>3055842</text:p>
              </table:table-cell>
              <table:table-cell office:value-type="float" office:value="4304492">
                <text:p>43044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7668937">
                <text:p>27668937</text:p>
              </table:table-cell>
              <table:table-cell office:value-type="float" office:value="1995888">
                <text:p>1995888</text:p>
              </table:table-cell>
              <table:table-cell office:value-type="float" office:value="3067258">
                <text:p>3067258</text:p>
              </table:table-cell>
              <table:table-cell office:value-type="float" office:value="4338834">
                <text:p>43388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9266172">
                <text:p>29266172</text:p>
              </table:table-cell>
              <table:table-cell office:value-type="float" office:value="2120949">
                <text:p>2120949</text:p>
              </table:table-cell>
              <table:table-cell office:value-type="float" office:value="3307706">
                <text:p>3307706</text:p>
              </table:table-cell>
              <table:table-cell office:value-type="float" office:value="4684288">
                <text:p>4684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37769257">
                <text:p>37769257</text:p>
              </table:table-cell>
              <table:table-cell office:value-type="float" office:value="2618167">
                <text:p>2618167</text:p>
              </table:table-cell>
              <table:table-cell office:value-type="float" office:value="4103807">
                <text:p>4103807</text:p>
              </table:table-cell>
              <table:table-cell office:value-type="float" office:value="5732472">
                <text:p>5732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39421377">
                <text:p>39421377</text:p>
              </table:table-cell>
              <table:table-cell office:value-type="float" office:value="2698377">
                <text:p>2698377</text:p>
              </table:table-cell>
              <table:table-cell office:value-type="float" office:value="4261198">
                <text:p>4261198</text:p>
              </table:table-cell>
              <table:table-cell office:value-type="float" office:value="5957953">
                <text:p>59579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40399173">
                <text:p>40399173</text:p>
              </table:table-cell>
              <table:table-cell office:value-type="float" office:value="2745076">
                <text:p>2745076</text:p>
              </table:table-cell>
              <table:table-cell office:value-type="float" office:value="4297510">
                <text:p>4297510</text:p>
              </table:table-cell>
              <table:table-cell office:value-type="float" office:value="6027807">
                <text:p>6027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42136225">
                <text:p>42136225</text:p>
              </table:table-cell>
              <table:table-cell office:value-type="float" office:value="2778704">
                <text:p>2778704</text:p>
              </table:table-cell>
              <table:table-cell office:value-type="float" office:value="4362056">
                <text:p>4362056</text:p>
              </table:table-cell>
              <table:table-cell office:value-type="float" office:value="6099368">
                <text:p>60993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42726024">
                <text:p>42726024</text:p>
              </table:table-cell>
              <table:table-cell office:value-type="float" office:value="2827307">
                <text:p>2827307</text:p>
              </table:table-cell>
              <table:table-cell office:value-type="float" office:value="4484123">
                <text:p>4484123</text:p>
              </table:table-cell>
              <table:table-cell office:value-type="float" office:value="6269794">
                <text:p>62697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40410784">
                <text:p>40410784</text:p>
              </table:table-cell>
              <table:table-cell office:value-type="float" office:value="2675540">
                <text:p>2675540</text:p>
              </table:table-cell>
              <table:table-cell office:value-type="float" office:value="4192128">
                <text:p>4192128</text:p>
              </table:table-cell>
              <table:table-cell office:value-type="float" office:value="5757466">
                <text:p>5757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4171380">
                <text:p>34171380</text:p>
              </table:table-cell>
              <table:table-cell office:value-type="float" office:value="2218662">
                <text:p>2218662</text:p>
              </table:table-cell>
              <table:table-cell office:value-type="float" office:value="3535907">
                <text:p>3535907</text:p>
              </table:table-cell>
              <table:table-cell office:value-type="float" office:value="4821203">
                <text:p>48212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41175423">
                <text:p>41175423</text:p>
              </table:table-cell>
              <table:table-cell office:value-type="float" office:value="2651065">
                <text:p>2651065</text:p>
              </table:table-cell>
              <table:table-cell office:value-type="float" office:value="4125341">
                <text:p>4125341</text:p>
              </table:table-cell>
              <table:table-cell office:value-type="float" office:value="5677392">
                <text:p>5677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43457286">
                <text:p>43457286</text:p>
              </table:table-cell>
              <table:table-cell office:value-type="float" office:value="2719819">
                <text:p>2719819</text:p>
              </table:table-cell>
              <table:table-cell office:value-type="float" office:value="4346248">
                <text:p>4346248</text:p>
              </table:table-cell>
              <table:table-cell office:value-type="float" office:value="5902752">
                <text:p>59027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7455042">
                <text:p>37455042</text:p>
              </table:table-cell>
              <table:table-cell office:value-type="float" office:value="2396825">
                <text:p>2396825</text:p>
              </table:table-cell>
              <table:table-cell office:value-type="float" office:value="3710921">
                <text:p>3710921</text:p>
              </table:table-cell>
              <table:table-cell office:value-type="float" office:value="5152354">
                <text:p>5152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8316347">
                <text:p>38316347</text:p>
              </table:table-cell>
              <table:table-cell office:value-type="float" office:value="2351639">
                <text:p>2351639</text:p>
              </table:table-cell>
              <table:table-cell office:value-type="float" office:value="3748561">
                <text:p>3748561</text:p>
              </table:table-cell>
              <table:table-cell office:value-type="float" office:value="5137759">
                <text:p>51377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9508233">
                <text:p>39508233</text:p>
              </table:table-cell>
              <table:table-cell office:value-type="float" office:value="2395325">
                <text:p>2395325</text:p>
              </table:table-cell>
              <table:table-cell office:value-type="float" office:value="3768222">
                <text:p>3768222</text:p>
              </table:table-cell>
              <table:table-cell office:value-type="float" office:value="5149689">
                <text:p>5149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45227104">
                <text:p>45227104</text:p>
              </table:table-cell>
              <table:table-cell office:value-type="float" office:value="2707456">
                <text:p>2707456</text:p>
              </table:table-cell>
              <table:table-cell office:value-type="float" office:value="4216915">
                <text:p>4216915</text:p>
              </table:table-cell>
              <table:table-cell office:value-type="float" office:value="5810693">
                <text:p>58106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54908505">
                <text:p>54908505</text:p>
              </table:table-cell>
              <table:table-cell office:value-type="float" office:value="3281976">
                <text:p>3281976</text:p>
              </table:table-cell>
              <table:table-cell office:value-type="float" office:value="5072500">
                <text:p>5072500</text:p>
              </table:table-cell>
              <table:table-cell office:value-type="float" office:value="6971801">
                <text:p>6971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55870964">
                <text:p>55870964</text:p>
              </table:table-cell>
              <table:table-cell office:value-type="float" office:value="3321521">
                <text:p>3321521</text:p>
              </table:table-cell>
              <table:table-cell office:value-type="float" office:value="5140747">
                <text:p>5140747</text:p>
              </table:table-cell>
              <table:table-cell office:value-type="float" office:value="7172219">
                <text:p>7172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56790690">
                <text:p>56790690</text:p>
              </table:table-cell>
              <table:table-cell office:value-type="float" office:value="3329992">
                <text:p>3329992</text:p>
              </table:table-cell>
              <table:table-cell office:value-type="float" office:value="5239153">
                <text:p>5239153</text:p>
              </table:table-cell>
              <table:table-cell office:value-type="float" office:value="7110126">
                <text:p>7110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5106677">
                <text:p>45106677</text:p>
              </table:table-cell>
              <table:table-cell office:value-type="float" office:value="2598111">
                <text:p>2598111</text:p>
              </table:table-cell>
              <table:table-cell office:value-type="float" office:value="4033870">
                <text:p>4033870</text:p>
              </table:table-cell>
              <table:table-cell office:value-type="float" office:value="5498910">
                <text:p>54989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45556423">
                <text:p>45556423</text:p>
              </table:table-cell>
              <table:table-cell office:value-type="float" office:value="2576874">
                <text:p>2576874</text:p>
              </table:table-cell>
              <table:table-cell office:value-type="float" office:value="4105881">
                <text:p>4105881</text:p>
              </table:table-cell>
              <table:table-cell office:value-type="float" office:value="5553674">
                <text:p>55536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48597879">
                <text:p>48597879</text:p>
              </table:table-cell>
              <table:table-cell office:value-type="float" office:value="2698435">
                <text:p>2698435</text:p>
              </table:table-cell>
              <table:table-cell office:value-type="float" office:value="4313440">
                <text:p>4313440</text:p>
              </table:table-cell>
              <table:table-cell office:value-type="float" office:value="5939338">
                <text:p>59393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63420757">
                <text:p>63420757</text:p>
              </table:table-cell>
              <table:table-cell office:value-type="float" office:value="3564969">
                <text:p>3564969</text:p>
              </table:table-cell>
              <table:table-cell office:value-type="float" office:value="5545367">
                <text:p>5545367</text:p>
              </table:table-cell>
              <table:table-cell office:value-type="float" office:value="7478228">
                <text:p>7478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64324787">
                <text:p>64324787</text:p>
              </table:table-cell>
              <table:table-cell office:value-type="float" office:value="3587051">
                <text:p>3587051</text:p>
              </table:table-cell>
              <table:table-cell office:value-type="float" office:value="5561419">
                <text:p>5561419</text:p>
              </table:table-cell>
              <table:table-cell office:value-type="float" office:value="7563399">
                <text:p>756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61923489">
                <text:p>61923489</text:p>
              </table:table-cell>
              <table:table-cell office:value-type="float" office:value="3369714">
                <text:p>3369714</text:p>
              </table:table-cell>
              <table:table-cell office:value-type="float" office:value="5289148">
                <text:p>5289148</text:p>
              </table:table-cell>
              <table:table-cell office:value-type="float" office:value="7190587">
                <text:p>71905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51052853">
                <text:p>51052853</text:p>
              </table:table-cell>
              <table:table-cell office:value-type="float" office:value="2732872">
                <text:p>2732872</text:p>
              </table:table-cell>
              <table:table-cell office:value-type="float" office:value="4417290">
                <text:p>4417290</text:p>
              </table:table-cell>
              <table:table-cell office:value-type="float" office:value="5884691">
                <text:p>5884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52599336">
                <text:p>52599336</text:p>
              </table:table-cell>
              <table:table-cell office:value-type="float" office:value="2812811">
                <text:p>2812811</text:p>
              </table:table-cell>
              <table:table-cell office:value-type="float" office:value="4386839">
                <text:p>4386839</text:p>
              </table:table-cell>
              <table:table-cell office:value-type="float" office:value="5919118">
                <text:p>5919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65264621">
                <text:p>65264621</text:p>
              </table:table-cell>
              <table:table-cell office:value-type="float" office:value="3439894">
                <text:p>3439894</text:p>
              </table:table-cell>
              <table:table-cell office:value-type="float" office:value="5493622">
                <text:p>5493622</text:p>
              </table:table-cell>
              <table:table-cell office:value-type="float" office:value="7526379">
                <text:p>7526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66479996">
                <text:p>66479996</text:p>
              </table:table-cell>
              <table:table-cell office:value-type="float" office:value="3517372">
                <text:p>3517372</text:p>
              </table:table-cell>
              <table:table-cell office:value-type="float" office:value="5480138">
                <text:p>5480138</text:p>
              </table:table-cell>
              <table:table-cell office:value-type="float" office:value="7429728">
                <text:p>7429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59344737">
                <text:p>59344737</text:p>
              </table:table-cell>
              <table:table-cell office:value-type="float" office:value="3120822">
                <text:p>3120822</text:p>
              </table:table-cell>
              <table:table-cell office:value-type="float" office:value="4787883">
                <text:p>4787883</text:p>
              </table:table-cell>
              <table:table-cell office:value-type="float" office:value="6585724">
                <text:p>65857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75566161">
                <text:p>75566161</text:p>
              </table:table-cell>
              <table:table-cell office:value-type="float" office:value="3922191">
                <text:p>3922191</text:p>
              </table:table-cell>
              <table:table-cell office:value-type="float" office:value="6082339">
                <text:p>6082339</text:p>
              </table:table-cell>
              <table:table-cell office:value-type="float" office:value="8221183">
                <text:p>82211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75413436">
                <text:p>75413436</text:p>
              </table:table-cell>
              <table:table-cell office:value-type="float" office:value="3862425">
                <text:p>3862425</text:p>
              </table:table-cell>
              <table:table-cell office:value-type="float" office:value="6152775">
                <text:p>6152775</text:p>
              </table:table-cell>
              <table:table-cell office:value-type="float" office:value="8323977">
                <text:p>8323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60367217">
                <text:p>60367217</text:p>
              </table:table-cell>
              <table:table-cell office:value-type="float" office:value="3060413">
                <text:p>3060413</text:p>
              </table:table-cell>
              <table:table-cell office:value-type="float" office:value="4818646">
                <text:p>4818646</text:p>
              </table:table-cell>
              <table:table-cell office:value-type="float" office:value="6455250">
                <text:p>64552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79569807">
                <text:p>79569807</text:p>
              </table:table-cell>
              <table:table-cell office:value-type="float" office:value="4038511">
                <text:p>4038511</text:p>
              </table:table-cell>
              <table:table-cell office:value-type="float" office:value="6259623">
                <text:p>6259623</text:p>
              </table:table-cell>
              <table:table-cell office:value-type="float" office:value="8415223">
                <text:p>84152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80354368">
                <text:p>80354368</text:p>
              </table:table-cell>
              <table:table-cell office:value-type="float" office:value="3957014">
                <text:p>3957014</text:p>
              </table:table-cell>
              <table:table-cell office:value-type="float" office:value="6261147">
                <text:p>6261147</text:p>
              </table:table-cell>
              <table:table-cell office:value-type="float" office:value="8472236">
                <text:p>8472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78024423">
                <text:p>78024423</text:p>
              </table:table-cell>
              <table:table-cell office:value-type="float" office:value="3882519">
                <text:p>3882519</text:p>
              </table:table-cell>
              <table:table-cell office:value-type="float" office:value="6023296">
                <text:p>6023296</text:p>
              </table:table-cell>
              <table:table-cell office:value-type="float" office:value="8233151">
                <text:p>82331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7cm" svg:height="6.342cm" xlink:href=".." xlink:type="simple" chart:class="chart:scatter" chart:style-name="ch1">
        <chart:legend chart:legend-position="end" svg:x="12.231cm" svg:y="1.861cm" style:legend-expansion="high" chart:style-name="ch2"/>
        <chart:plot-area chart:style-name="ch3" table:cell-range-address="Sheet1.A246:Sheet1.F331 Sheet1.B245:Sheet1.F245" chart:data-source-has-labels="row" svg:x="0.291cm" svg:y="0.126cm" svg:width="11.649cm" svg:height="6.09cm">
          <chart:coordinate-region svg:x="2.066cm" svg:y="0.328cm" svg:width="9.396cm" svg:height="5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6:Sheet1.B331" chart:label-cell-address="Sheet1.B245:Sheet1.B245" chart:class="chart:scatter">
            <chart:domain table:cell-range-address="Sheet1.A246:Sheet1.A331"/>
            <chart:data-point chart:repeated="86"/>
          </chart:series>
          <chart:series chart:style-name="ch8" chart:values-cell-range-address="Sheet1.C246:Sheet1.C331" chart:label-cell-address="Sheet1.C245:Sheet1.C245" chart:class="chart:scatter">
            <chart:data-point chart:repeated="86"/>
          </chart:series>
          <chart:series chart:style-name="ch9" chart:values-cell-range-address="Sheet1.D246:Sheet1.D331" chart:label-cell-address="Sheet1.D245:Sheet1.D245" chart:class="chart:scatter">
            <chart:data-point chart:repeated="86"/>
          </chart:series>
          <chart:series chart:style-name="ch10" chart:values-cell-range-address="Sheet1.E246:Sheet1.E331" chart:label-cell-address="Sheet1.E245:Sheet1.E245" chart:class="chart:scatter">
            <chart:data-point chart:repeated="86"/>
          </chart:series>
          <chart:series chart:style-name="ch11" chart:values-cell-range-address="Sheet1.F246:Sheet1.F331" chart:label-cell-address="Sheet1.F245:Sheet1.F245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</text:p>
                <draw:g>
                  <svg:desc>Sheet1.B245:Sheet1.B245</svg:desc>
                </draw:g>
              </table:table-cell>
              <table:table-cell office:value-type="string">
                <text:p>quick</text:p>
                <draw:g>
                  <svg:desc>Sheet1.C245:Sheet1.C245</svg:desc>
                </draw:g>
              </table:table-cell>
              <table:table-cell office:value-type="string">
                <text:p>merge</text:p>
                <draw:g>
                  <svg:desc>Sheet1.D245:Sheet1.D245</svg:desc>
                </draw:g>
              </table:table-cell>
              <table:table-cell office:value-type="string">
                <text:p>heap</text:p>
                <draw:g>
                  <svg:desc>Sheet1.E245:Sheet1.E245</svg:desc>
                </draw:g>
              </table:table-cell>
              <table:table-cell office:value-type="string">
                <text:p>hybrid</text:p>
                <draw:g>
                  <svg:desc>Sheet1.F245:Sheet1.F2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46:Sheet1.A331</svg:desc>
                </draw:g>
              </table:table-cell>
              <table:table-cell office:value-type="float" office:value="29143">
                <text:p>29143</text:p>
                <draw:g>
                  <svg:desc>Sheet1.B246:Sheet1.B331</svg:desc>
                </draw:g>
              </table:table-cell>
              <table:table-cell office:value-type="float" office:value="58657">
                <text:p>58657</text:p>
                <draw:g>
                  <svg:desc>Sheet1.C246:Sheet1.C331</svg:desc>
                </draw:g>
              </table:table-cell>
              <table:table-cell office:value-type="float" office:value="89948">
                <text:p>89948</text:p>
                <draw:g>
                  <svg:desc>Sheet1.D246:Sheet1.D331</svg:desc>
                </draw:g>
              </table:table-cell>
              <table:table-cell office:value-type="float" office:value="226767">
                <text:p>226767</text:p>
                <draw:g>
                  <svg:desc>Sheet1.E246:Sheet1.E331</svg:desc>
                </draw:g>
              </table:table-cell>
              <table:table-cell office:value-type="float" office:value="27996">
                <text:p>27996</text:p>
                <draw:g>
                  <svg:desc>Sheet1.F246:Sheet1.F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22455">
                <text:p>122455</text:p>
              </table:table-cell>
              <table:table-cell office:value-type="float" office:value="170637">
                <text:p>170637</text:p>
              </table:table-cell>
              <table:table-cell office:value-type="float" office:value="262115">
                <text:p>262115</text:p>
              </table:table-cell>
              <table:table-cell office:value-type="float" office:value="625661">
                <text:p>625661</text:p>
              </table:table-cell>
              <table:table-cell office:value-type="float" office:value="117137">
                <text:p>117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62897">
                <text:p>362897</text:p>
              </table:table-cell>
              <table:table-cell office:value-type="float" office:value="353942">
                <text:p>353942</text:p>
              </table:table-cell>
              <table:table-cell office:value-type="float" office:value="587931">
                <text:p>587931</text:p>
              </table:table-cell>
              <table:table-cell office:value-type="float" office:value="1338433">
                <text:p>1338433</text:p>
              </table:table-cell>
              <table:table-cell office:value-type="float" office:value="202749">
                <text:p>202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96566">
                <text:p>496566</text:p>
              </table:table-cell>
              <table:table-cell office:value-type="float" office:value="433652">
                <text:p>433652</text:p>
              </table:table-cell>
              <table:table-cell office:value-type="float" office:value="624860">
                <text:p>624860</text:p>
              </table:table-cell>
              <table:table-cell office:value-type="float" office:value="1360509">
                <text:p>1360509</text:p>
              </table:table-cell>
              <table:table-cell office:value-type="float" office:value="259490">
                <text:p>259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032575">
                <text:p>1032575</text:p>
              </table:table-cell>
              <table:table-cell office:value-type="float" office:value="865913">
                <text:p>865913</text:p>
              </table:table-cell>
              <table:table-cell office:value-type="float" office:value="1271480">
                <text:p>1271480</text:p>
              </table:table-cell>
              <table:table-cell office:value-type="float" office:value="2250282">
                <text:p>2250282</text:p>
              </table:table-cell>
              <table:table-cell office:value-type="float" office:value="471654">
                <text:p>471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330485">
                <text:p>1330485</text:p>
              </table:table-cell>
              <table:table-cell office:value-type="float" office:value="882442">
                <text:p>882442</text:p>
              </table:table-cell>
              <table:table-cell office:value-type="float" office:value="1347800">
                <text:p>1347800</text:p>
              </table:table-cell>
              <table:table-cell office:value-type="float" office:value="2908964">
                <text:p>2908964</text:p>
              </table:table-cell>
              <table:table-cell office:value-type="float" office:value="703503">
                <text:p>703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671731">
                <text:p>1671731</text:p>
              </table:table-cell>
              <table:table-cell office:value-type="float" office:value="915306">
                <text:p>915306</text:p>
              </table:table-cell>
              <table:table-cell office:value-type="float" office:value="1456648">
                <text:p>1456648</text:p>
              </table:table-cell>
              <table:table-cell office:value-type="float" office:value="2918128">
                <text:p>2918128</text:p>
              </table:table-cell>
              <table:table-cell office:value-type="float" office:value="625540">
                <text:p>6255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859387">
                <text:p>1859387</text:p>
              </table:table-cell>
              <table:table-cell office:value-type="float" office:value="973266">
                <text:p>973266</text:p>
              </table:table-cell>
              <table:table-cell office:value-type="float" office:value="1447209">
                <text:p>1447209</text:p>
              </table:table-cell>
              <table:table-cell office:value-type="float" office:value="3046833">
                <text:p>3046833</text:p>
              </table:table-cell>
              <table:table-cell office:value-type="float" office:value="606000">
                <text:p>606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737590">
                <text:p>1737590</text:p>
              </table:table-cell>
              <table:table-cell office:value-type="float" office:value="719238">
                <text:p>719238</text:p>
              </table:table-cell>
              <table:table-cell office:value-type="float" office:value="1264848">
                <text:p>1264848</text:p>
              </table:table-cell>
              <table:table-cell office:value-type="float" office:value="2147243">
                <text:p>2147243</text:p>
              </table:table-cell>
              <table:table-cell office:value-type="float" office:value="531973">
                <text:p>531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237660">
                <text:p>2237660</text:p>
              </table:table-cell>
              <table:table-cell office:value-type="float" office:value="827302">
                <text:p>827302</text:p>
              </table:table-cell>
              <table:table-cell office:value-type="float" office:value="1184854">
                <text:p>1184854</text:p>
              </table:table-cell>
              <table:table-cell office:value-type="float" office:value="2004653">
                <text:p>2004653</text:p>
              </table:table-cell>
              <table:table-cell office:value-type="float" office:value="569116">
                <text:p>569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874314">
                <text:p>1874314</text:p>
              </table:table-cell>
              <table:table-cell office:value-type="float" office:value="633549">
                <text:p>633549</text:p>
              </table:table-cell>
              <table:table-cell office:value-type="float" office:value="1028279">
                <text:p>1028279</text:p>
              </table:table-cell>
              <table:table-cell office:value-type="float" office:value="1672403">
                <text:p>1672403</text:p>
              </table:table-cell>
              <table:table-cell office:value-type="float" office:value="475462">
                <text:p>475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367201">
                <text:p>2367201</text:p>
              </table:table-cell>
              <table:table-cell office:value-type="float" office:value="744185">
                <text:p>744185</text:p>
              </table:table-cell>
              <table:table-cell office:value-type="float" office:value="1073445">
                <text:p>1073445</text:p>
              </table:table-cell>
              <table:table-cell office:value-type="float" office:value="1962104">
                <text:p>1962104</text:p>
              </table:table-cell>
              <table:table-cell office:value-type="float" office:value="522128">
                <text:p>522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628534">
                <text:p>2628534</text:p>
              </table:table-cell>
              <table:table-cell office:value-type="float" office:value="833455">
                <text:p>833455</text:p>
              </table:table-cell>
              <table:table-cell office:value-type="float" office:value="1238391">
                <text:p>1238391</text:p>
              </table:table-cell>
              <table:table-cell office:value-type="float" office:value="2090133">
                <text:p>2090133</text:p>
              </table:table-cell>
              <table:table-cell office:value-type="float" office:value="578288">
                <text:p>578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675695">
                <text:p>2675695</text:p>
              </table:table-cell>
              <table:table-cell office:value-type="float" office:value="749278">
                <text:p>749278</text:p>
              </table:table-cell>
              <table:table-cell office:value-type="float" office:value="1156087">
                <text:p>1156087</text:p>
              </table:table-cell>
              <table:table-cell office:value-type="float" office:value="1959215">
                <text:p>1959215</text:p>
              </table:table-cell>
              <table:table-cell office:value-type="float" office:value="541327">
                <text:p>541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679772">
                <text:p>3679772</text:p>
              </table:table-cell>
              <table:table-cell office:value-type="float" office:value="959938">
                <text:p>959938</text:p>
              </table:table-cell>
              <table:table-cell office:value-type="float" office:value="1468265">
                <text:p>1468265</text:p>
              </table:table-cell>
              <table:table-cell office:value-type="float" office:value="2431660">
                <text:p>2431660</text:p>
              </table:table-cell>
              <table:table-cell office:value-type="float" office:value="728806">
                <text:p>728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3658659">
                <text:p>3658659</text:p>
              </table:table-cell>
              <table:table-cell office:value-type="float" office:value="859496">
                <text:p>859496</text:p>
              </table:table-cell>
              <table:table-cell office:value-type="float" office:value="1381683">
                <text:p>1381683</text:p>
              </table:table-cell>
              <table:table-cell office:value-type="float" office:value="2117172">
                <text:p>2117172</text:p>
              </table:table-cell>
              <table:table-cell office:value-type="float" office:value="670035">
                <text:p>670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3966455">
                <text:p>3966455</text:p>
              </table:table-cell>
              <table:table-cell office:value-type="float" office:value="853210">
                <text:p>853210</text:p>
              </table:table-cell>
              <table:table-cell office:value-type="float" office:value="1514375">
                <text:p>1514375</text:p>
              </table:table-cell>
              <table:table-cell office:value-type="float" office:value="2407170">
                <text:p>2407170</text:p>
              </table:table-cell>
              <table:table-cell office:value-type="float" office:value="726428">
                <text:p>7264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4360557">
                <text:p>4360557</text:p>
              </table:table-cell>
              <table:table-cell office:value-type="float" office:value="970099">
                <text:p>970099</text:p>
              </table:table-cell>
              <table:table-cell office:value-type="float" office:value="1566913">
                <text:p>1566913</text:p>
              </table:table-cell>
              <table:table-cell office:value-type="float" office:value="2390490">
                <text:p>2390490</text:p>
              </table:table-cell>
              <table:table-cell office:value-type="float" office:value="733000">
                <text:p>733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4684818">
                <text:p>4684818</text:p>
              </table:table-cell>
              <table:table-cell office:value-type="float" office:value="1073521">
                <text:p>1073521</text:p>
              </table:table-cell>
              <table:table-cell office:value-type="float" office:value="1627459">
                <text:p>1627459</text:p>
              </table:table-cell>
              <table:table-cell office:value-type="float" office:value="2612999">
                <text:p>2612999</text:p>
              </table:table-cell>
              <table:table-cell office:value-type="float" office:value="772680">
                <text:p>772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5739897">
                <text:p>5739897</text:p>
              </table:table-cell>
              <table:table-cell office:value-type="float" office:value="1215790">
                <text:p>1215790</text:p>
              </table:table-cell>
              <table:table-cell office:value-type="float" office:value="1745476">
                <text:p>1745476</text:p>
              </table:table-cell>
              <table:table-cell office:value-type="float" office:value="2758046">
                <text:p>2758046</text:p>
              </table:table-cell>
              <table:table-cell office:value-type="float" office:value="873131">
                <text:p>873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5546154">
                <text:p>5546154</text:p>
              </table:table-cell>
              <table:table-cell office:value-type="float" office:value="1039656">
                <text:p>1039656</text:p>
              </table:table-cell>
              <table:table-cell office:value-type="float" office:value="1745366">
                <text:p>1745366</text:p>
              </table:table-cell>
              <table:table-cell office:value-type="float" office:value="2683990">
                <text:p>2683990</text:p>
              </table:table-cell>
              <table:table-cell office:value-type="float" office:value="903614">
                <text:p>903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6718730">
                <text:p>6718730</text:p>
              </table:table-cell>
              <table:table-cell office:value-type="float" office:value="1288978">
                <text:p>1288978</text:p>
              </table:table-cell>
              <table:table-cell office:value-type="float" office:value="2030090">
                <text:p>2030090</text:p>
              </table:table-cell>
              <table:table-cell office:value-type="float" office:value="3083693">
                <text:p>3083693</text:p>
              </table:table-cell>
              <table:table-cell office:value-type="float" office:value="969195">
                <text:p>969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7627986">
                <text:p>7627986</text:p>
              </table:table-cell>
              <table:table-cell office:value-type="float" office:value="1427880">
                <text:p>1427880</text:p>
              </table:table-cell>
              <table:table-cell office:value-type="float" office:value="2205853">
                <text:p>2205853</text:p>
              </table:table-cell>
              <table:table-cell office:value-type="float" office:value="3468328">
                <text:p>3468328</text:p>
              </table:table-cell>
              <table:table-cell office:value-type="float" office:value="1070299">
                <text:p>1070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8075737">
                <text:p>8075737</text:p>
              </table:table-cell>
              <table:table-cell office:value-type="float" office:value="1446027">
                <text:p>1446027</text:p>
              </table:table-cell>
              <table:table-cell office:value-type="float" office:value="2140049">
                <text:p>2140049</text:p>
              </table:table-cell>
              <table:table-cell office:value-type="float" office:value="3256419">
                <text:p>3256419</text:p>
              </table:table-cell>
              <table:table-cell office:value-type="float" office:value="1054602">
                <text:p>1054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8553114">
                <text:p>8553114</text:p>
              </table:table-cell>
              <table:table-cell office:value-type="float" office:value="1314546">
                <text:p>1314546</text:p>
              </table:table-cell>
              <table:table-cell office:value-type="float" office:value="2193254">
                <text:p>2193254</text:p>
              </table:table-cell>
              <table:table-cell office:value-type="float" office:value="3233955">
                <text:p>3233955</text:p>
              </table:table-cell>
              <table:table-cell office:value-type="float" office:value="1130601">
                <text:p>1130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0579634">
                <text:p>10579634</text:p>
              </table:table-cell>
              <table:table-cell office:value-type="float" office:value="1823839">
                <text:p>1823839</text:p>
              </table:table-cell>
              <table:table-cell office:value-type="float" office:value="2857915">
                <text:p>2857915</text:p>
              </table:table-cell>
              <table:table-cell office:value-type="float" office:value="4419650">
                <text:p>4419650</text:p>
              </table:table-cell>
              <table:table-cell office:value-type="float" office:value="1399176">
                <text:p>1399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1235544">
                <text:p>11235544</text:p>
              </table:table-cell>
              <table:table-cell office:value-type="float" office:value="1831913">
                <text:p>1831913</text:p>
              </table:table-cell>
              <table:table-cell office:value-type="float" office:value="3266247">
                <text:p>3266247</text:p>
              </table:table-cell>
              <table:table-cell office:value-type="float" office:value="4715249">
                <text:p>4715249</text:p>
              </table:table-cell>
              <table:table-cell office:value-type="float" office:value="1472490">
                <text:p>14724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0658176">
                <text:p>10658176</text:p>
              </table:table-cell>
              <table:table-cell office:value-type="float" office:value="1664106">
                <text:p>1664106</text:p>
              </table:table-cell>
              <table:table-cell office:value-type="float" office:value="2726356">
                <text:p>2726356</text:p>
              </table:table-cell>
              <table:table-cell office:value-type="float" office:value="4125005">
                <text:p>4125005</text:p>
              </table:table-cell>
              <table:table-cell office:value-type="float" office:value="1397441">
                <text:p>1397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3367104">
                <text:p>13367104</text:p>
              </table:table-cell>
              <table:table-cell office:value-type="float" office:value="1989207">
                <text:p>1989207</text:p>
              </table:table-cell>
              <table:table-cell office:value-type="float" office:value="3071684">
                <text:p>3071684</text:p>
              </table:table-cell>
              <table:table-cell office:value-type="float" office:value="4317103">
                <text:p>4317103</text:p>
              </table:table-cell>
              <table:table-cell office:value-type="float" office:value="1464624">
                <text:p>1464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2672120">
                <text:p>12672120</text:p>
              </table:table-cell>
              <table:table-cell office:value-type="float" office:value="1870417">
                <text:p>1870417</text:p>
              </table:table-cell>
              <table:table-cell office:value-type="float" office:value="2939101">
                <text:p>2939101</text:p>
              </table:table-cell>
              <table:table-cell office:value-type="float" office:value="4364416">
                <text:p>4364416</text:p>
              </table:table-cell>
              <table:table-cell office:value-type="float" office:value="1475098">
                <text:p>1475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4390952">
                <text:p>14390952</text:p>
              </table:table-cell>
              <table:table-cell office:value-type="float" office:value="2257983">
                <text:p>2257983</text:p>
              </table:table-cell>
              <table:table-cell office:value-type="float" office:value="3143304">
                <text:p>3143304</text:p>
              </table:table-cell>
              <table:table-cell office:value-type="float" office:value="4882410">
                <text:p>4882410</text:p>
              </table:table-cell>
              <table:table-cell office:value-type="float" office:value="1534979">
                <text:p>1534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3976192">
                <text:p>13976192</text:p>
              </table:table-cell>
              <table:table-cell office:value-type="float" office:value="1892063">
                <text:p>1892063</text:p>
              </table:table-cell>
              <table:table-cell office:value-type="float" office:value="3189244">
                <text:p>3189244</text:p>
              </table:table-cell>
              <table:table-cell office:value-type="float" office:value="4891162">
                <text:p>4891162</text:p>
              </table:table-cell>
              <table:table-cell office:value-type="float" office:value="1573641">
                <text:p>1573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6895275">
                <text:p>16895275</text:p>
              </table:table-cell>
              <table:table-cell office:value-type="float" office:value="2009293">
                <text:p>2009293</text:p>
              </table:table-cell>
              <table:table-cell office:value-type="float" office:value="3363786">
                <text:p>3363786</text:p>
              </table:table-cell>
              <table:table-cell office:value-type="float" office:value="4943484">
                <text:p>4943484</text:p>
              </table:table-cell>
              <table:table-cell office:value-type="float" office:value="1671156">
                <text:p>1671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6810121">
                <text:p>16810121</text:p>
              </table:table-cell>
              <table:table-cell office:value-type="float" office:value="2298174">
                <text:p>2298174</text:p>
              </table:table-cell>
              <table:table-cell office:value-type="float" office:value="3488939">
                <text:p>3488939</text:p>
              </table:table-cell>
              <table:table-cell office:value-type="float" office:value="5193107">
                <text:p>5193107</text:p>
              </table:table-cell>
              <table:table-cell office:value-type="float" office:value="1707347">
                <text:p>1707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7367754">
                <text:p>17367754</text:p>
              </table:table-cell>
              <table:table-cell office:value-type="float" office:value="2315401">
                <text:p>2315401</text:p>
              </table:table-cell>
              <table:table-cell office:value-type="float" office:value="3668806">
                <text:p>3668806</text:p>
              </table:table-cell>
              <table:table-cell office:value-type="float" office:value="5253471">
                <text:p>5253471</text:p>
              </table:table-cell>
              <table:table-cell office:value-type="float" office:value="1674118">
                <text:p>1674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9533386">
                <text:p>19533386</text:p>
              </table:table-cell>
              <table:table-cell office:value-type="float" office:value="2633345">
                <text:p>2633345</text:p>
              </table:table-cell>
              <table:table-cell office:value-type="float" office:value="3558309">
                <text:p>3558309</text:p>
              </table:table-cell>
              <table:table-cell office:value-type="float" office:value="5346918">
                <text:p>5346918</text:p>
              </table:table-cell>
              <table:table-cell office:value-type="float" office:value="1815279">
                <text:p>1815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1619970">
                <text:p>21619970</text:p>
              </table:table-cell>
              <table:table-cell office:value-type="float" office:value="2769297">
                <text:p>2769297</text:p>
              </table:table-cell>
              <table:table-cell office:value-type="float" office:value="3936439">
                <text:p>3936439</text:p>
              </table:table-cell>
              <table:table-cell office:value-type="float" office:value="6010790">
                <text:p>6010790</text:p>
              </table:table-cell>
              <table:table-cell office:value-type="float" office:value="1872078">
                <text:p>1872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4071121">
                <text:p>24071121</text:p>
              </table:table-cell>
              <table:table-cell office:value-type="float" office:value="3131479">
                <text:p>3131479</text:p>
              </table:table-cell>
              <table:table-cell office:value-type="float" office:value="4448991">
                <text:p>4448991</text:p>
              </table:table-cell>
              <table:table-cell office:value-type="float" office:value="6518551">
                <text:p>6518551</text:p>
              </table:table-cell>
              <table:table-cell office:value-type="float" office:value="2114173">
                <text:p>2114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4824384">
                <text:p>24824384</text:p>
              </table:table-cell>
              <table:table-cell office:value-type="float" office:value="2835864">
                <text:p>2835864</text:p>
              </table:table-cell>
              <table:table-cell office:value-type="float" office:value="4597784">
                <text:p>4597784</text:p>
              </table:table-cell>
              <table:table-cell office:value-type="float" office:value="6325772">
                <text:p>6325772</text:p>
              </table:table-cell>
              <table:table-cell office:value-type="float" office:value="2220919">
                <text:p>2220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5186955">
                <text:p>25186955</text:p>
              </table:table-cell>
              <table:table-cell office:value-type="float" office:value="2740827">
                <text:p>2740827</text:p>
              </table:table-cell>
              <table:table-cell office:value-type="float" office:value="4092614">
                <text:p>4092614</text:p>
              </table:table-cell>
              <table:table-cell office:value-type="float" office:value="5847059">
                <text:p>5847059</text:p>
              </table:table-cell>
              <table:table-cell office:value-type="float" office:value="2062821">
                <text:p>20628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27830585">
                <text:p>27830585</text:p>
              </table:table-cell>
              <table:table-cell office:value-type="float" office:value="2946937">
                <text:p>2946937</text:p>
              </table:table-cell>
              <table:table-cell office:value-type="float" office:value="4903445">
                <text:p>4903445</text:p>
              </table:table-cell>
              <table:table-cell office:value-type="float" office:value="6681676">
                <text:p>6681676</text:p>
              </table:table-cell>
              <table:table-cell office:value-type="float" office:value="2302842">
                <text:p>2302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30236546">
                <text:p>30236546</text:p>
              </table:table-cell>
              <table:table-cell office:value-type="float" office:value="3103046">
                <text:p>3103046</text:p>
              </table:table-cell>
              <table:table-cell office:value-type="float" office:value="5356162">
                <text:p>5356162</text:p>
              </table:table-cell>
              <table:table-cell office:value-type="float" office:value="7349013">
                <text:p>7349013</text:p>
              </table:table-cell>
              <table:table-cell office:value-type="float" office:value="2715451">
                <text:p>2715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30043136">
                <text:p>30043136</text:p>
              </table:table-cell>
              <table:table-cell office:value-type="float" office:value="2822262">
                <text:p>2822262</text:p>
              </table:table-cell>
              <table:table-cell office:value-type="float" office:value="4734245">
                <text:p>4734245</text:p>
              </table:table-cell>
              <table:table-cell office:value-type="float" office:value="6915400">
                <text:p>6915400</text:p>
              </table:table-cell>
              <table:table-cell office:value-type="float" office:value="2275740">
                <text:p>22757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33351077">
                <text:p>33351077</text:p>
              </table:table-cell>
              <table:table-cell office:value-type="float" office:value="3577905">
                <text:p>3577905</text:p>
              </table:table-cell>
              <table:table-cell office:value-type="float" office:value="5437368">
                <text:p>5437368</text:p>
              </table:table-cell>
              <table:table-cell office:value-type="float" office:value="8245322">
                <text:p>8245322</text:p>
              </table:table-cell>
              <table:table-cell office:value-type="float" office:value="2767113">
                <text:p>2767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30406027">
                <text:p>30406027</text:p>
              </table:table-cell>
              <table:table-cell office:value-type="float" office:value="3151973">
                <text:p>3151973</text:p>
              </table:table-cell>
              <table:table-cell office:value-type="float" office:value="5165465">
                <text:p>5165465</text:p>
              </table:table-cell>
              <table:table-cell office:value-type="float" office:value="7669743">
                <text:p>7669743</text:p>
              </table:table-cell>
              <table:table-cell office:value-type="float" office:value="2607467">
                <text:p>2607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38687265">
                <text:p>38687265</text:p>
              </table:table-cell>
              <table:table-cell office:value-type="float" office:value="3614189">
                <text:p>3614189</text:p>
              </table:table-cell>
              <table:table-cell office:value-type="float" office:value="5897870">
                <text:p>5897870</text:p>
              </table:table-cell>
              <table:table-cell office:value-type="float" office:value="9039100">
                <text:p>9039100</text:p>
              </table:table-cell>
              <table:table-cell office:value-type="float" office:value="2853050">
                <text:p>28530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38412938">
                <text:p>38412938</text:p>
              </table:table-cell>
              <table:table-cell office:value-type="float" office:value="4061008">
                <text:p>4061008</text:p>
              </table:table-cell>
              <table:table-cell office:value-type="float" office:value="6458054">
                <text:p>6458054</text:p>
              </table:table-cell>
              <table:table-cell office:value-type="float" office:value="9419274">
                <text:p>9419274</text:p>
              </table:table-cell>
              <table:table-cell office:value-type="float" office:value="3339966">
                <text:p>3339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32527491">
                <text:p>32527491</text:p>
              </table:table-cell>
              <table:table-cell office:value-type="float" office:value="3228236">
                <text:p>3228236</text:p>
              </table:table-cell>
              <table:table-cell office:value-type="float" office:value="5771177">
                <text:p>5771177</text:p>
              </table:table-cell>
              <table:table-cell office:value-type="float" office:value="7773605">
                <text:p>7773605</text:p>
              </table:table-cell>
              <table:table-cell office:value-type="float" office:value="2828191">
                <text:p>2828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34351163">
                <text:p>34351163</text:p>
              </table:table-cell>
              <table:table-cell office:value-type="float" office:value="3293806">
                <text:p>3293806</text:p>
              </table:table-cell>
              <table:table-cell office:value-type="float" office:value="5081532">
                <text:p>5081532</text:p>
              </table:table-cell>
              <table:table-cell office:value-type="float" office:value="7630948">
                <text:p>7630948</text:p>
              </table:table-cell>
              <table:table-cell office:value-type="float" office:value="2554398">
                <text:p>2554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40696137">
                <text:p>40696137</text:p>
              </table:table-cell>
              <table:table-cell office:value-type="float" office:value="3600954">
                <text:p>3600954</text:p>
              </table:table-cell>
              <table:table-cell office:value-type="float" office:value="6034786">
                <text:p>6034786</text:p>
              </table:table-cell>
              <table:table-cell office:value-type="float" office:value="8154424">
                <text:p>8154424</text:p>
              </table:table-cell>
              <table:table-cell office:value-type="float" office:value="2962899">
                <text:p>29628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43014292">
                <text:p>43014292</text:p>
              </table:table-cell>
              <table:table-cell office:value-type="float" office:value="3716686">
                <text:p>3716686</text:p>
              </table:table-cell>
              <table:table-cell office:value-type="float" office:value="6549054">
                <text:p>6549054</text:p>
              </table:table-cell>
              <table:table-cell office:value-type="float" office:value="8437861">
                <text:p>8437861</text:p>
              </table:table-cell>
              <table:table-cell office:value-type="float" office:value="3032670">
                <text:p>30326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32778890">
                <text:p>32778890</text:p>
              </table:table-cell>
              <table:table-cell office:value-type="float" office:value="3066101">
                <text:p>3066101</text:p>
              </table:table-cell>
              <table:table-cell office:value-type="float" office:value="4632390">
                <text:p>4632390</text:p>
              </table:table-cell>
              <table:table-cell office:value-type="float" office:value="6773691">
                <text:p>6773691</text:p>
              </table:table-cell>
              <table:table-cell office:value-type="float" office:value="2436294">
                <text:p>2436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22588129">
                <text:p>22588129</text:p>
              </table:table-cell>
              <table:table-cell office:value-type="float" office:value="1999072">
                <text:p>1999072</text:p>
              </table:table-cell>
              <table:table-cell office:value-type="float" office:value="3131767">
                <text:p>3131767</text:p>
              </table:table-cell>
              <table:table-cell office:value-type="float" office:value="4364273">
                <text:p>4364273</text:p>
              </table:table-cell>
              <table:table-cell office:value-type="float" office:value="1570313">
                <text:p>1570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5080902">
                <text:p>25080902</text:p>
              </table:table-cell>
              <table:table-cell office:value-type="float" office:value="2157108">
                <text:p>2157108</text:p>
              </table:table-cell>
              <table:table-cell office:value-type="float" office:value="3334631">
                <text:p>3334631</text:p>
              </table:table-cell>
              <table:table-cell office:value-type="float" office:value="4719229">
                <text:p>4719229</text:p>
              </table:table-cell>
              <table:table-cell office:value-type="float" office:value="1699988">
                <text:p>1699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5846123">
                <text:p>25846123</text:p>
              </table:table-cell>
              <table:table-cell office:value-type="float" office:value="2163679">
                <text:p>2163679</text:p>
              </table:table-cell>
              <table:table-cell office:value-type="float" office:value="3437756">
                <text:p>3437756</text:p>
              </table:table-cell>
              <table:table-cell office:value-type="float" office:value="4907560">
                <text:p>4907560</text:p>
              </table:table-cell>
              <table:table-cell office:value-type="float" office:value="1723934">
                <text:p>1723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7518291">
                <text:p>27518291</text:p>
              </table:table-cell>
              <table:table-cell office:value-type="float" office:value="2239418">
                <text:p>2239418</text:p>
              </table:table-cell>
              <table:table-cell office:value-type="float" office:value="3557460">
                <text:p>3557460</text:p>
              </table:table-cell>
              <table:table-cell office:value-type="float" office:value="5021945">
                <text:p>5021945</text:p>
              </table:table-cell>
              <table:table-cell office:value-type="float" office:value="1766673">
                <text:p>1766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8076396">
                <text:p>28076396</text:p>
              </table:table-cell>
              <table:table-cell office:value-type="float" office:value="2283155">
                <text:p>2283155</text:p>
              </table:table-cell>
              <table:table-cell office:value-type="float" office:value="3545441">
                <text:p>3545441</text:p>
              </table:table-cell>
              <table:table-cell office:value-type="float" office:value="5132239">
                <text:p>5132239</text:p>
              </table:table-cell>
              <table:table-cell office:value-type="float" office:value="1798703">
                <text:p>17987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8606395">
                <text:p>28606395</text:p>
              </table:table-cell>
              <table:table-cell office:value-type="float" office:value="2285759">
                <text:p>2285759</text:p>
              </table:table-cell>
              <table:table-cell office:value-type="float" office:value="3630106">
                <text:p>3630106</text:p>
              </table:table-cell>
              <table:table-cell office:value-type="float" office:value="5090061">
                <text:p>5090061</text:p>
              </table:table-cell>
              <table:table-cell office:value-type="float" office:value="1818139">
                <text:p>1818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30178322">
                <text:p>30178322</text:p>
              </table:table-cell>
              <table:table-cell office:value-type="float" office:value="2396018">
                <text:p>2396018</text:p>
              </table:table-cell>
              <table:table-cell office:value-type="float" office:value="3753656">
                <text:p>3753656</text:p>
              </table:table-cell>
              <table:table-cell office:value-type="float" office:value="5264169">
                <text:p>5264169</text:p>
              </table:table-cell>
              <table:table-cell office:value-type="float" office:value="1894563">
                <text:p>1894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30808743">
                <text:p>30808743</text:p>
              </table:table-cell>
              <table:table-cell office:value-type="float" office:value="2454644">
                <text:p>2454644</text:p>
              </table:table-cell>
              <table:table-cell office:value-type="float" office:value="3786655">
                <text:p>3786655</text:p>
              </table:table-cell>
              <table:table-cell office:value-type="float" office:value="5390576">
                <text:p>5390576</text:p>
              </table:table-cell>
              <table:table-cell office:value-type="float" office:value="1880973">
                <text:p>18809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31922778">
                <text:p>31922778</text:p>
              </table:table-cell>
              <table:table-cell office:value-type="float" office:value="2524483">
                <text:p>2524483</text:p>
              </table:table-cell>
              <table:table-cell office:value-type="float" office:value="3925751">
                <text:p>3925751</text:p>
              </table:table-cell>
              <table:table-cell office:value-type="float" office:value="5543747">
                <text:p>5543747</text:p>
              </table:table-cell>
              <table:table-cell office:value-type="float" office:value="1970537">
                <text:p>19705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32912829">
                <text:p>32912829</text:p>
              </table:table-cell>
              <table:table-cell office:value-type="float" office:value="2503608">
                <text:p>2503608</text:p>
              </table:table-cell>
              <table:table-cell office:value-type="float" office:value="3950570">
                <text:p>3950570</text:p>
              </table:table-cell>
              <table:table-cell office:value-type="float" office:value="5391913">
                <text:p>5391913</text:p>
              </table:table-cell>
              <table:table-cell office:value-type="float" office:value="1973114">
                <text:p>1973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34111141">
                <text:p>34111141</text:p>
              </table:table-cell>
              <table:table-cell office:value-type="float" office:value="2573634">
                <text:p>2573634</text:p>
              </table:table-cell>
              <table:table-cell office:value-type="float" office:value="4072764">
                <text:p>4072764</text:p>
              </table:table-cell>
              <table:table-cell office:value-type="float" office:value="5521109">
                <text:p>5521109</text:p>
              </table:table-cell>
              <table:table-cell office:value-type="float" office:value="2033791">
                <text:p>2033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34683926">
                <text:p>34683926</text:p>
              </table:table-cell>
              <table:table-cell office:value-type="float" office:value="2584768">
                <text:p>2584768</text:p>
              </table:table-cell>
              <table:table-cell office:value-type="float" office:value="4067724">
                <text:p>4067724</text:p>
              </table:table-cell>
              <table:table-cell office:value-type="float" office:value="5540226">
                <text:p>5540226</text:p>
              </table:table-cell>
              <table:table-cell office:value-type="float" office:value="2045195">
                <text:p>2045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36533341">
                <text:p>36533341</text:p>
              </table:table-cell>
              <table:table-cell office:value-type="float" office:value="2656931">
                <text:p>2656931</text:p>
              </table:table-cell>
              <table:table-cell office:value-type="float" office:value="4113483">
                <text:p>4113483</text:p>
              </table:table-cell>
              <table:table-cell office:value-type="float" office:value="5697497">
                <text:p>5697497</text:p>
              </table:table-cell>
              <table:table-cell office:value-type="float" office:value="2094014">
                <text:p>20940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37456604">
                <text:p>37456604</text:p>
              </table:table-cell>
              <table:table-cell office:value-type="float" office:value="2762272">
                <text:p>2762272</text:p>
              </table:table-cell>
              <table:table-cell office:value-type="float" office:value="4206196">
                <text:p>4206196</text:p>
              </table:table-cell>
              <table:table-cell office:value-type="float" office:value="5869780">
                <text:p>5869780</text:p>
              </table:table-cell>
              <table:table-cell office:value-type="float" office:value="2157327">
                <text:p>21573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38550819">
                <text:p>38550819</text:p>
              </table:table-cell>
              <table:table-cell office:value-type="float" office:value="2733321">
                <text:p>2733321</text:p>
              </table:table-cell>
              <table:table-cell office:value-type="float" office:value="4275861">
                <text:p>4275861</text:p>
              </table:table-cell>
              <table:table-cell office:value-type="float" office:value="5938264">
                <text:p>5938264</text:p>
              </table:table-cell>
              <table:table-cell office:value-type="float" office:value="2166687">
                <text:p>2166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40747703">
                <text:p>40747703</text:p>
              </table:table-cell>
              <table:table-cell office:value-type="float" office:value="2782388">
                <text:p>2782388</text:p>
              </table:table-cell>
              <table:table-cell office:value-type="float" office:value="4318354">
                <text:p>4318354</text:p>
              </table:table-cell>
              <table:table-cell office:value-type="float" office:value="6047842">
                <text:p>6047842</text:p>
              </table:table-cell>
              <table:table-cell office:value-type="float" office:value="2186850">
                <text:p>21868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40683045">
                <text:p>40683045</text:p>
              </table:table-cell>
              <table:table-cell office:value-type="float" office:value="2815021">
                <text:p>2815021</text:p>
              </table:table-cell>
              <table:table-cell office:value-type="float" office:value="4437593">
                <text:p>4437593</text:p>
              </table:table-cell>
              <table:table-cell office:value-type="float" office:value="6007149">
                <text:p>6007149</text:p>
              </table:table-cell>
              <table:table-cell office:value-type="float" office:value="2202332">
                <text:p>2202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42009602">
                <text:p>42009602</text:p>
              </table:table-cell>
              <table:table-cell office:value-type="float" office:value="2886025">
                <text:p>2886025</text:p>
              </table:table-cell>
              <table:table-cell office:value-type="float" office:value="4492491">
                <text:p>4492491</text:p>
              </table:table-cell>
              <table:table-cell office:value-type="float" office:value="6119920">
                <text:p>6119920</text:p>
              </table:table-cell>
              <table:table-cell office:value-type="float" office:value="2268630">
                <text:p>22686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43090990">
                <text:p>43090990</text:p>
              </table:table-cell>
              <table:table-cell office:value-type="float" office:value="2930899">
                <text:p>2930899</text:p>
              </table:table-cell>
              <table:table-cell office:value-type="float" office:value="4559171">
                <text:p>4559171</text:p>
              </table:table-cell>
              <table:table-cell office:value-type="float" office:value="6156296">
                <text:p>6156296</text:p>
              </table:table-cell>
              <table:table-cell office:value-type="float" office:value="2301842">
                <text:p>23018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43802306">
                <text:p>43802306</text:p>
              </table:table-cell>
              <table:table-cell office:value-type="float" office:value="2964999">
                <text:p>2964999</text:p>
              </table:table-cell>
              <table:table-cell office:value-type="float" office:value="4650560">
                <text:p>4650560</text:p>
              </table:table-cell>
              <table:table-cell office:value-type="float" office:value="6390577">
                <text:p>6390577</text:p>
              </table:table-cell>
              <table:table-cell office:value-type="float" office:value="2358167">
                <text:p>2358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45046706">
                <text:p>45046706</text:p>
              </table:table-cell>
              <table:table-cell office:value-type="float" office:value="2948733">
                <text:p>2948733</text:p>
              </table:table-cell>
              <table:table-cell office:value-type="float" office:value="4627493">
                <text:p>4627493</text:p>
              </table:table-cell>
              <table:table-cell office:value-type="float" office:value="6230923">
                <text:p>6230923</text:p>
              </table:table-cell>
              <table:table-cell office:value-type="float" office:value="2353240">
                <text:p>23532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46372147">
                <text:p>46372147</text:p>
              </table:table-cell>
              <table:table-cell office:value-type="float" office:value="3026642">
                <text:p>3026642</text:p>
              </table:table-cell>
              <table:table-cell office:value-type="float" office:value="4723666">
                <text:p>4723666</text:p>
              </table:table-cell>
              <table:table-cell office:value-type="float" office:value="6322260">
                <text:p>6322260</text:p>
              </table:table-cell>
              <table:table-cell office:value-type="float" office:value="2420001">
                <text:p>242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47694411">
                <text:p>47694411</text:p>
              </table:table-cell>
              <table:table-cell office:value-type="float" office:value="3093977">
                <text:p>3093977</text:p>
              </table:table-cell>
              <table:table-cell office:value-type="float" office:value="4822733">
                <text:p>4822733</text:p>
              </table:table-cell>
              <table:table-cell office:value-type="float" office:value="6460982">
                <text:p>6460982</text:p>
              </table:table-cell>
              <table:table-cell office:value-type="float" office:value="2440745">
                <text:p>24407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49242001">
                <text:p>49242001</text:p>
              </table:table-cell>
              <table:table-cell office:value-type="float" office:value="3254048">
                <text:p>3254048</text:p>
              </table:table-cell>
              <table:table-cell office:value-type="float" office:value="4933390">
                <text:p>4933390</text:p>
              </table:table-cell>
              <table:table-cell office:value-type="float" office:value="6651297">
                <text:p>6651297</text:p>
              </table:table-cell>
              <table:table-cell office:value-type="float" office:value="2533789">
                <text:p>2533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50325204">
                <text:p>50325204</text:p>
              </table:table-cell>
              <table:table-cell office:value-type="float" office:value="3226542">
                <text:p>3226542</text:p>
              </table:table-cell>
              <table:table-cell office:value-type="float" office:value="4988245">
                <text:p>4988245</text:p>
              </table:table-cell>
              <table:table-cell office:value-type="float" office:value="6699420">
                <text:p>6699420</text:p>
              </table:table-cell>
              <table:table-cell office:value-type="float" office:value="2493882">
                <text:p>24938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51638699">
                <text:p>51638699</text:p>
              </table:table-cell>
              <table:table-cell office:value-type="float" office:value="3186440">
                <text:p>3186440</text:p>
              </table:table-cell>
              <table:table-cell office:value-type="float" office:value="5002023">
                <text:p>5002023</text:p>
              </table:table-cell>
              <table:table-cell office:value-type="float" office:value="6641097">
                <text:p>6641097</text:p>
              </table:table-cell>
              <table:table-cell office:value-type="float" office:value="2540916">
                <text:p>2540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52669714">
                <text:p>52669714</text:p>
              </table:table-cell>
              <table:table-cell office:value-type="float" office:value="3238492">
                <text:p>3238492</text:p>
              </table:table-cell>
              <table:table-cell office:value-type="float" office:value="5092980">
                <text:p>5092980</text:p>
              </table:table-cell>
              <table:table-cell office:value-type="float" office:value="6734254">
                <text:p>6734254</text:p>
              </table:table-cell>
              <table:table-cell office:value-type="float" office:value="2625362">
                <text:p>2625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54867359">
                <text:p>54867359</text:p>
              </table:table-cell>
              <table:table-cell office:value-type="float" office:value="3332381">
                <text:p>3332381</text:p>
              </table:table-cell>
              <table:table-cell office:value-type="float" office:value="5148577">
                <text:p>5148577</text:p>
              </table:table-cell>
              <table:table-cell office:value-type="float" office:value="6931619">
                <text:p>6931619</text:p>
              </table:table-cell>
              <table:table-cell office:value-type="float" office:value="2638904">
                <text:p>2638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55901457">
                <text:p>55901457</text:p>
              </table:table-cell>
              <table:table-cell office:value-type="float" office:value="3335868">
                <text:p>3335868</text:p>
              </table:table-cell>
              <table:table-cell office:value-type="float" office:value="5256004">
                <text:p>5256004</text:p>
              </table:table-cell>
              <table:table-cell office:value-type="float" office:value="6942405">
                <text:p>6942405</text:p>
              </table:table-cell>
              <table:table-cell office:value-type="float" office:value="2647305">
                <text:p>2647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56905134">
                <text:p>56905134</text:p>
              </table:table-cell>
              <table:table-cell office:value-type="float" office:value="3419353">
                <text:p>3419353</text:p>
              </table:table-cell>
              <table:table-cell office:value-type="float" office:value="5310844">
                <text:p>5310844</text:p>
              </table:table-cell>
              <table:table-cell office:value-type="float" office:value="6959829">
                <text:p>6959829</text:p>
              </table:table-cell>
              <table:table-cell office:value-type="float" office:value="2719641">
                <text:p>2719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58351635">
                <text:p>58351635</text:p>
              </table:table-cell>
              <table:table-cell office:value-type="float" office:value="3451409">
                <text:p>3451409</text:p>
              </table:table-cell>
              <table:table-cell office:value-type="float" office:value="5334111">
                <text:p>5334111</text:p>
              </table:table-cell>
              <table:table-cell office:value-type="float" office:value="7175770">
                <text:p>7175770</text:p>
              </table:table-cell>
              <table:table-cell office:value-type="float" office:value="2725018">
                <text:p>27250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59632109">
                <text:p>59632109</text:p>
              </table:table-cell>
              <table:table-cell office:value-type="float" office:value="3495565">
                <text:p>3495565</text:p>
              </table:table-cell>
              <table:table-cell office:value-type="float" office:value="5438441">
                <text:p>5438441</text:p>
              </table:table-cell>
              <table:table-cell office:value-type="float" office:value="7264883">
                <text:p>7264883</text:p>
              </table:table-cell>
              <table:table-cell office:value-type="float" office:value="2790879">
                <text:p>27908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61157938">
                <text:p>61157938</text:p>
              </table:table-cell>
              <table:table-cell office:value-type="float" office:value="3496082">
                <text:p>3496082</text:p>
              </table:table-cell>
              <table:table-cell office:value-type="float" office:value="5509863">
                <text:p>5509863</text:p>
              </table:table-cell>
              <table:table-cell office:value-type="float" office:value="7255687">
                <text:p>7255687</text:p>
              </table:table-cell>
              <table:table-cell office:value-type="float" office:value="2781808">
                <text:p>2781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63227281">
                <text:p>63227281</text:p>
              </table:table-cell>
              <table:table-cell office:value-type="float" office:value="3618630">
                <text:p>3618630</text:p>
              </table:table-cell>
              <table:table-cell office:value-type="float" office:value="5534958">
                <text:p>5534958</text:p>
              </table:table-cell>
              <table:table-cell office:value-type="float" office:value="7465403">
                <text:p>7465403</text:p>
              </table:table-cell>
              <table:table-cell office:value-type="float" office:value="2859728">
                <text:p>28597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61cm" svg:y="3.19cm" style:legend-expansion="high" chart:style-name="ch2"/>
        <chart:plot-area chart:style-name="ch3" table:cell-range-address="Sheet1.A198:Sheet1.F207" chart:data-source-has-labels="row" svg:x="0.32cm" svg:y="0.18cm" svg:width="13.021cm" svg:height="8.64cm">
          <chart:coordinate-region svg:x="1.714cm" svg:y="0.382cm" svg:width="11.3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9:Sheet1.B207" chart:label-cell-address="Sheet1.B198:Sheet1.B198" chart:class="chart:scatter">
            <chart:domain table:cell-range-address="Sheet1.A199:Sheet1.A207"/>
            <chart:data-point chart:repeated="9"/>
          </chart:series>
          <chart:series chart:style-name="ch8" chart:values-cell-range-address="Sheet1.C199:Sheet1.C207" chart:label-cell-address="Sheet1.C198:Sheet1.C198" chart:class="chart:scatter">
            <chart:data-point chart:repeated="9"/>
          </chart:series>
          <chart:series chart:style-name="ch9" chart:values-cell-range-address="Sheet1.D199:Sheet1.D207" chart:label-cell-address="Sheet1.D198:Sheet1.D198" chart:class="chart:scatter">
            <chart:data-point chart:repeated="9"/>
          </chart:series>
          <chart:series chart:style-name="ch10" chart:values-cell-range-address="Sheet1.E199:Sheet1.E207" chart:label-cell-address="Sheet1.E198:Sheet1.E198" chart:class="chart:scatter">
            <chart:data-point chart:repeated="9"/>
          </chart:series>
          <chart:series chart:style-name="ch11" chart:values-cell-range-address="Sheet1.F199:Sheet1.F207" chart:label-cell-address="Sheet1.F198:Sheet1.F198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</text:p>
                <draw:g>
                  <svg:desc>Sheet1.B198:Sheet1.B198</svg:desc>
                </draw:g>
              </table:table-cell>
              <table:table-cell office:value-type="string">
                <text:p>quick</text:p>
                <draw:g>
                  <svg:desc>Sheet1.C198:Sheet1.C198</svg:desc>
                </draw:g>
              </table:table-cell>
              <table:table-cell office:value-type="string">
                <text:p>merge</text:p>
                <draw:g>
                  <svg:desc>Sheet1.D198:Sheet1.D198</svg:desc>
                </draw:g>
              </table:table-cell>
              <table:table-cell office:value-type="string">
                <text:p>heap</text:p>
                <draw:g>
                  <svg:desc>Sheet1.E198:Sheet1.E198</svg:desc>
                </draw:g>
              </table:table-cell>
              <table:table-cell office:value-type="string">
                <text:p>hybrid</text:p>
                <draw:g>
                  <svg:desc>Sheet1.F198:Sheet1.F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A199:Sheet1.A207</svg:desc>
                </draw:g>
              </table:table-cell>
              <table:table-cell office:value-type="float" office:value="2725">
                <text:p>2725</text:p>
                <draw:g>
                  <svg:desc>Sheet1.B199:Sheet1.B207</svg:desc>
                </draw:g>
              </table:table-cell>
              <table:table-cell office:value-type="float" office:value="8137">
                <text:p>8137</text:p>
                <draw:g>
                  <svg:desc>Sheet1.C199:Sheet1.C207</svg:desc>
                </draw:g>
              </table:table-cell>
              <table:table-cell office:value-type="float" office:value="12177">
                <text:p>12177</text:p>
                <draw:g>
                  <svg:desc>Sheet1.D199:Sheet1.D207</svg:desc>
                </draw:g>
              </table:table-cell>
              <table:table-cell office:value-type="float" office:value="35920">
                <text:p>35920</text:p>
                <draw:g>
                  <svg:desc>Sheet1.E199:Sheet1.E207</svg:desc>
                </draw:g>
              </table:table-cell>
              <table:table-cell office:value-type="float" office:value="2505">
                <text:p>2505</text:p>
                <draw:g>
                  <svg:desc>Sheet1.F199:Sheet1.F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8437">
                <text:p>8437</text:p>
              </table:table-cell>
              <table:table-cell office:value-type="float" office:value="19967">
                <text:p>19967</text:p>
              </table:table-cell>
              <table:table-cell office:value-type="float" office:value="29550">
                <text:p>29550</text:p>
              </table:table-cell>
              <table:table-cell office:value-type="float" office:value="75285">
                <text:p>75285</text:p>
              </table:table-cell>
              <table:table-cell office:value-type="float" office:value="8417">
                <text:p>8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20677">
                <text:p>20677</text:p>
              </table:table-cell>
              <table:table-cell office:value-type="float" office:value="43807">
                <text:p>43807</text:p>
              </table:table-cell>
              <table:table-cell office:value-type="float" office:value="65915">
                <text:p>65915</text:p>
              </table:table-cell>
              <table:table-cell office:value-type="float" office:value="169530">
                <text:p>169530</text:p>
              </table:table-cell>
              <table:table-cell office:value-type="float" office:value="20027">
                <text:p>2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9092">
                <text:p>19092</text:p>
              </table:table-cell>
              <table:table-cell office:value-type="float" office:value="30535">
                <text:p>30535</text:p>
              </table:table-cell>
              <table:table-cell office:value-type="float" office:value="47085">
                <text:p>47085</text:p>
              </table:table-cell>
              <table:table-cell office:value-type="float" office:value="103267">
                <text:p>103267</text:p>
              </table:table-cell>
              <table:table-cell office:value-type="float" office:value="19940">
                <text:p>199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8677">
                <text:p>28677</text:p>
              </table:table-cell>
              <table:table-cell office:value-type="float" office:value="36307">
                <text:p>36307</text:p>
              </table:table-cell>
              <table:table-cell office:value-type="float" office:value="57330">
                <text:p>57330</text:p>
              </table:table-cell>
              <table:table-cell office:value-type="float" office:value="124732">
                <text:p>124732</text:p>
              </table:table-cell>
              <table:table-cell office:value-type="float" office:value="28450">
                <text:p>284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38535">
                <text:p>38535</text:p>
              </table:table-cell>
              <table:table-cell office:value-type="float" office:value="45370">
                <text:p>45370</text:p>
              </table:table-cell>
              <table:table-cell office:value-type="float" office:value="67465">
                <text:p>67465</text:p>
              </table:table-cell>
              <table:table-cell office:value-type="float" office:value="139682">
                <text:p>139682</text:p>
              </table:table-cell>
              <table:table-cell office:value-type="float" office:value="38767">
                <text:p>38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54995">
                <text:p>54995</text:p>
              </table:table-cell>
              <table:table-cell office:value-type="float" office:value="54652">
                <text:p>54652</text:p>
              </table:table-cell>
              <table:table-cell office:value-type="float" office:value="82327">
                <text:p>82327</text:p>
              </table:table-cell>
              <table:table-cell office:value-type="float" office:value="175155">
                <text:p>175155</text:p>
              </table:table-cell>
              <table:table-cell office:value-type="float" office:value="33530">
                <text:p>33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77402">
                <text:p>77402</text:p>
              </table:table-cell>
              <table:table-cell office:value-type="float" office:value="71525">
                <text:p>71525</text:p>
              </table:table-cell>
              <table:table-cell office:value-type="float" office:value="116130">
                <text:p>116130</text:p>
              </table:table-cell>
              <table:table-cell office:value-type="float" office:value="228440">
                <text:p>228440</text:p>
              </table:table-cell>
              <table:table-cell office:value-type="float" office:value="45990">
                <text:p>459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131012">
                <text:p>131012</text:p>
              </table:table-cell>
              <table:table-cell office:value-type="float" office:value="111072">
                <text:p>111072</text:p>
              </table:table-cell>
              <table:table-cell office:value-type="float" office:value="192990">
                <text:p>192990</text:p>
              </table:table-cell>
              <table:table-cell office:value-type="float" office:value="396435">
                <text:p>396435</text:p>
              </table:table-cell>
              <table:table-cell office:value-type="float" office:value="69172">
                <text:p>691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